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1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4.2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g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gemeinde</text:p>
          </table:table-cell>
          <table:table-cell office:value-type="string" calcext:value-type="string">
            <text:p>landkreis</text:p>
          </table:table-cell>
        </table:table-row>
        <table:table-row table:style-name="ro1">
          <table:table-cell office:value-type="float" office:value="16051000" calcext:value-type="float">
            <text:p>16051000</text:p>
          </table:table-cell>
          <table:table-cell office:value-type="float" office:value="160510000000" calcext:value-type="float">
            <text:p>160510000000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Stadt Erfurt</text:p>
          </table:table-cell>
        </table:table-row>
        <table:table-row table:style-name="ro1">
          <table:table-cell office:value-type="float" office:value="16052000" calcext:value-type="float">
            <text:p>16052000</text:p>
          </table:table-cell>
          <table:table-cell office:value-type="float" office:value="160520000000" calcext:value-type="float">
            <text:p>160520000000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Stadt Gera</text:p>
          </table:table-cell>
        </table:table-row>
        <table:table-row table:style-name="ro1">
          <table:table-cell office:value-type="float" office:value="16053000" calcext:value-type="float">
            <text:p>16053000</text:p>
          </table:table-cell>
          <table:table-cell office:value-type="float" office:value="160530000000" calcext:value-type="float">
            <text:p>160530000000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Stadt Jena</text:p>
          </table:table-cell>
        </table:table-row>
        <table:table-row table:style-name="ro1">
          <table:table-cell office:value-type="float" office:value="16054000" calcext:value-type="float">
            <text:p>16054000</text:p>
          </table:table-cell>
          <table:table-cell office:value-type="float" office:value="160540000000" calcext:value-type="float">
            <text:p>160540000000</text:p>
          </table:table-cell>
          <table:table-cell office:value-type="string" calcext:value-type="string">
            <text:p>Suhl</text:p>
          </table:table-cell>
          <table:table-cell office:value-type="string" calcext:value-type="string">
            <text:p>Stadt Suhl</text:p>
          </table:table-cell>
        </table:table-row>
        <table:table-row table:style-name="ro1">
          <table:table-cell office:value-type="float" office:value="16055000" calcext:value-type="float">
            <text:p>16055000</text:p>
          </table:table-cell>
          <table:table-cell office:value-type="float" office:value="160550000000" calcext:value-type="float">
            <text:p>160550000000</text:p>
          </table:table-cell>
          <table:table-cell office:value-type="string" calcext:value-type="string">
            <text:p>Weimar</text:p>
          </table:table-cell>
          <table:table-cell office:value-type="string" calcext:value-type="string">
            <text:p>Stadt Weimar</text:p>
          </table:table-cell>
        </table:table-row>
        <table:table-row table:style-name="ro1">
          <table:table-cell office:value-type="float" office:value="16056000" calcext:value-type="float">
            <text:p>16056000</text:p>
          </table:table-cell>
          <table:table-cell office:value-type="float" office:value="160560000000" calcext:value-type="float">
            <text:p>160560000000</text:p>
          </table:table-cell>
          <table:table-cell office:value-type="string" calcext:value-type="string">
            <text:p>Eisenach</text:p>
          </table:table-cell>
          <table:table-cell office:value-type="string" calcext:value-type="string">
            <text:p>Stadt Eisenach</text:p>
          </table:table-cell>
        </table:table-row>
        <table:table-row table:style-name="ro1">
          <table:table-cell office:value-type="float" office:value="16061001" calcext:value-type="float">
            <text:p>16061001</text:p>
          </table:table-cell>
          <table:table-cell office:value-type="float" office:value="160615008001" calcext:value-type="float">
            <text:p>160615008001</text:p>
          </table:table-cell>
          <table:table-cell office:value-type="string" calcext:value-type="string">
            <text:p>Arenshausen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02" calcext:value-type="float">
            <text:p>16061002</text:p>
          </table:table-cell>
          <table:table-cell office:value-type="float" office:value="160615012002" calcext:value-type="float">
            <text:p>160615012002</text:p>
          </table:table-cell>
          <table:table-cell office:value-type="string" calcext:value-type="string">
            <text:p>Asbach-Sickenberg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03" calcext:value-type="float">
            <text:p>16061003</text:p>
          </table:table-cell>
          <table:table-cell office:value-type="float" office:value="160615001003" calcext:value-type="float">
            <text:p>160615001003</text:p>
          </table:table-cell>
          <table:table-cell office:value-type="string" calcext:value-type="string">
            <text:p>Berlingero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07" calcext:value-type="float">
            <text:p>16061007</text:p>
          </table:table-cell>
          <table:table-cell office:value-type="float" office:value="160615012007" calcext:value-type="float">
            <text:p>160615012007</text:p>
          </table:table-cell>
          <table:table-cell office:value-type="string" calcext:value-type="string">
            <text:p>Birkenfel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12" calcext:value-type="float">
            <text:p>16061012</text:p>
          </table:table-cell>
          <table:table-cell office:value-type="float" office:value="160615009012" calcext:value-type="float">
            <text:p>160615009012</text:p>
          </table:table-cell>
          <table:table-cell office:value-type="string" calcext:value-type="string">
            <text:p>Bodenrode-Westhausen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14" calcext:value-type="float">
            <text:p>16061014</text:p>
          </table:table-cell>
          <table:table-cell office:value-type="float" office:value="160615008014" calcext:value-type="float">
            <text:p>160615008014</text:p>
          </table:table-cell>
          <table:table-cell office:value-type="string" calcext:value-type="string">
            <text:p>Bornhagen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15" calcext:value-type="float">
            <text:p>16061015</text:p>
          </table:table-cell>
          <table:table-cell office:value-type="float" office:value="160615001015" calcext:value-type="float">
            <text:p>160615001015</text:p>
          </table:table-cell>
          <table:table-cell office:value-type="string" calcext:value-type="string">
            <text:p>Brehm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17" calcext:value-type="float">
            <text:p>16061017</text:p>
          </table:table-cell>
          <table:table-cell office:value-type="float" office:value="160615006017" calcext:value-type="float">
            <text:p>160615006017</text:p>
          </table:table-cell>
          <table:table-cell office:value-type="string" calcext:value-type="string">
            <text:p>Breitenworbis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18" calcext:value-type="float">
            <text:p>16061018</text:p>
          </table:table-cell>
          <table:table-cell office:value-type="float" office:value="160615013018" calcext:value-type="float">
            <text:p>160615013018</text:p>
          </table:table-cell>
          <table:table-cell office:value-type="string" calcext:value-type="string">
            <text:p>Büttstedt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19" calcext:value-type="float">
            <text:p>16061019</text:p>
          </table:table-cell>
          <table:table-cell office:value-type="float" office:value="160615006019" calcext:value-type="float">
            <text:p>160615006019</text:p>
          </table:table-cell>
          <table:table-cell office:value-type="string" calcext:value-type="string">
            <text:p>Buhla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21" calcext:value-type="float">
            <text:p>16061021</text:p>
          </table:table-cell>
          <table:table-cell office:value-type="float" office:value="160615008021" calcext:value-type="float">
            <text:p>160615008021</text:p>
          </table:table-cell>
          <table:table-cell office:value-type="string" calcext:value-type="string">
            <text:p>Burgwal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23" calcext:value-type="float">
            <text:p>16061023</text:p>
          </table:table-cell>
          <table:table-cell office:value-type="float" office:value="160615014023" calcext:value-type="float">
            <text:p>160615014023</text:p>
          </table:table-cell>
          <table:table-cell office:value-type="string" calcext:value-type="string">
            <text:p>Dietero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24" calcext:value-type="float">
            <text:p>16061024</text:p>
          </table:table-cell>
          <table:table-cell office:value-type="float" office:value="160615012024" calcext:value-type="float">
            <text:p>160615012024</text:p>
          </table:table-cell>
          <table:table-cell office:value-type="string" calcext:value-type="string">
            <text:p>Dietzenro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24" calcext:value-type="float">
            <text:p>16061024</text:p>
          </table:table-cell>
          <table:table-cell office:value-type="float" office:value="160615012024" calcext:value-type="float">
            <text:p>160615012024</text:p>
          </table:table-cell>
          <table:table-cell office:value-type="string" calcext:value-type="string">
            <text:p>Vattero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26" calcext:value-type="float">
            <text:p>16061026</text:p>
          </table:table-cell>
          <table:table-cell office:value-type="float" office:value="160615001026" calcext:value-type="float">
            <text:p>160615001026</text:p>
          </table:table-cell>
          <table:table-cell office:value-type="string" calcext:value-type="string">
            <text:p>Ecklingero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27" calcext:value-type="float">
            <text:p>16061027</text:p>
          </table:table-cell>
          <table:table-cell office:value-type="float" office:value="160615013027" calcext:value-type="float">
            <text:p>160615013027</text:p>
          </table:table-cell>
          <table:table-cell office:value-type="string" calcext:value-type="string">
            <text:p>Effelder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28" calcext:value-type="float">
            <text:p>16061028</text:p>
          </table:table-cell>
          <table:table-cell office:value-type="float" office:value="160615012028" calcext:value-type="float">
            <text:p>160615012028</text:p>
          </table:table-cell>
          <table:table-cell office:value-type="string" calcext:value-type="string">
            <text:p>Eichstruth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31" calcext:value-type="float">
            <text:p>16061031</text:p>
          </table:table-cell>
          <table:table-cell office:value-type="float" office:value="160615001031" calcext:value-type="float">
            <text:p>160615001031</text:p>
          </table:table-cell>
          <table:table-cell office:value-type="string" calcext:value-type="string">
            <text:p>Ferna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32" calcext:value-type="float">
            <text:p>16061032</text:p>
          </table:table-cell>
          <table:table-cell office:value-type="float" office:value="160615008032" calcext:value-type="float">
            <text:p>160615008032</text:p>
          </table:table-cell>
          <table:table-cell office:value-type="string" calcext:value-type="string">
            <text:p>Freienhagen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33" calcext:value-type="float">
            <text:p>16061033</text:p>
          </table:table-cell>
          <table:table-cell office:value-type="float" office:value="160615008033" calcext:value-type="float">
            <text:p>160615008033</text:p>
          </table:table-cell>
          <table:table-cell office:value-type="string" calcext:value-type="string">
            <text:p>Frettero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34" calcext:value-type="float">
            <text:p>16061034</text:p>
          </table:table-cell>
          <table:table-cell office:value-type="float" office:value="160615009034" calcext:value-type="float">
            <text:p>160615009034</text:p>
          </table:table-cell>
          <table:table-cell office:value-type="string" calcext:value-type="string">
            <text:p>Geisleden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35" calcext:value-type="float">
            <text:p>16061035</text:p>
          </table:table-cell>
          <table:table-cell office:value-type="float" office:value="160615014035" calcext:value-type="float">
            <text:p>160615014035</text:p>
          </table:table-cell>
          <table:table-cell office:value-type="string" calcext:value-type="string">
            <text:p>Geismar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36" calcext:value-type="float">
            <text:p>16061036</text:p>
          </table:table-cell>
          <table:table-cell office:value-type="float" office:value="160615008036" calcext:value-type="float">
            <text:p>160615008036</text:p>
          </table:table-cell>
          <table:table-cell office:value-type="string" calcext:value-type="string">
            <text:p>Gerbershausen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37" calcext:value-type="float">
            <text:p>16061037</text:p>
          </table:table-cell>
          <table:table-cell office:value-type="float" office:value="160615006037" calcext:value-type="float">
            <text:p>160615006037</text:p>
          </table:table-cell>
          <table:table-cell office:value-type="string" calcext:value-type="string">
            <text:p>Gernro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39" calcext:value-type="float">
            <text:p>16061039</text:p>
          </table:table-cell>
          <table:table-cell office:value-type="float" office:value="160615009039" calcext:value-type="float">
            <text:p>160615009039</text:p>
          </table:table-cell>
          <table:table-cell office:value-type="string" calcext:value-type="string">
            <text:p>Glasehausen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41" calcext:value-type="float">
            <text:p>16061041</text:p>
          </table:table-cell>
          <table:table-cell office:value-type="float" office:value="160615013041" calcext:value-type="float">
            <text:p>160615013041</text:p>
          </table:table-cell>
          <table:table-cell office:value-type="string" calcext:value-type="string">
            <text:p>Großbartloff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44" calcext:value-type="float">
            <text:p>16061044</text:p>
          </table:table-cell>
          <table:table-cell office:value-type="float" office:value="160615006044" calcext:value-type="float">
            <text:p>160615006044</text:p>
          </table:table-cell>
          <table:table-cell office:value-type="string" calcext:value-type="string">
            <text:p>Haynro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45" calcext:value-type="float">
            <text:p>16061045</text:p>
          </table:table-cell>
          <table:table-cell office:value-type="float" office:value="160610045045" calcext:value-type="float">
            <text:p>160610045045</text:p>
          </table:table-cell>
          <table:table-cell office:value-type="string" calcext:value-type="string">
            <text:p>Heilbad Heiligenstadt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47" calcext:value-type="float">
            <text:p>16061047</text:p>
          </table:table-cell>
          <table:table-cell office:value-type="float" office:value="160615009047" calcext:value-type="float">
            <text:p>160615009047</text:p>
          </table:table-cell>
          <table:table-cell office:value-type="string" calcext:value-type="string">
            <text:p>Heuthen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48" calcext:value-type="float">
            <text:p>16061048</text:p>
          </table:table-cell>
          <table:table-cell office:value-type="float" office:value="160615008048" calcext:value-type="float">
            <text:p>160615008048</text:p>
          </table:table-cell>
          <table:table-cell office:value-type="string" calcext:value-type="string">
            <text:p>Hohengandern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49" calcext:value-type="float">
            <text:p>16061049</text:p>
          </table:table-cell>
          <table:table-cell office:value-type="float" office:value="160615009049" calcext:value-type="float">
            <text:p>160615009049</text:p>
          </table:table-cell>
          <table:table-cell office:value-type="string" calcext:value-type="string">
            <text:p>Hohes Kreuz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56" calcext:value-type="float">
            <text:p>16061056</text:p>
          </table:table-cell>
          <table:table-cell office:value-type="float" office:value="160615014056" calcext:value-type="float">
            <text:p>160615014056</text:p>
          </table:table-cell>
          <table:table-cell office:value-type="string" calcext:value-type="string">
            <text:p>Kella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57" calcext:value-type="float">
            <text:p>16061057</text:p>
          </table:table-cell>
          <table:table-cell office:value-type="float" office:value="160615008057" calcext:value-type="float">
            <text:p>160615008057</text:p>
          </table:table-cell>
          <table:table-cell office:value-type="string" calcext:value-type="string">
            <text:p>Kirchgandern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58" calcext:value-type="float">
            <text:p>16061058</text:p>
          </table:table-cell>
          <table:table-cell office:value-type="float" office:value="160615006058" calcext:value-type="float">
            <text:p>160615006058</text:p>
          </table:table-cell>
          <table:table-cell office:value-type="string" calcext:value-type="string">
            <text:p>Kirchworbis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62" calcext:value-type="float">
            <text:p>16061062</text:p>
          </table:table-cell>
          <table:table-cell office:value-type="float" office:value="160615014062" calcext:value-type="float">
            <text:p>160615014062</text:p>
          </table:table-cell>
          <table:table-cell office:value-type="string" calcext:value-type="string">
            <text:p>Krombach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63" calcext:value-type="float">
            <text:p>16061063</text:p>
          </table:table-cell>
          <table:table-cell office:value-type="float" office:value="160615013063" calcext:value-type="float">
            <text:p>160615013063</text:p>
          </table:table-cell>
          <table:table-cell office:value-type="string" calcext:value-type="string">
            <text:p>Küllstedt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65" calcext:value-type="float">
            <text:p>16061065</text:p>
          </table:table-cell>
          <table:table-cell office:value-type="float" office:value="160615012065" calcext:value-type="float">
            <text:p>160615012065</text:p>
          </table:table-cell>
          <table:table-cell office:value-type="string" calcext:value-type="string">
            <text:p>Lentero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66" calcext:value-type="float">
            <text:p>16061066</text:p>
          </table:table-cell>
          <table:table-cell office:value-type="float" office:value="160615008066" calcext:value-type="float">
            <text:p>160615008066</text:p>
          </table:table-cell>
          <table:table-cell office:value-type="string" calcext:value-type="string">
            <text:p>Lindewerra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67" calcext:value-type="float">
            <text:p>16061067</text:p>
          </table:table-cell>
          <table:table-cell office:value-type="float" office:value="160615012067" calcext:value-type="float">
            <text:p>160615012067</text:p>
          </table:table-cell>
          <table:table-cell office:value-type="string" calcext:value-type="string">
            <text:p>Lutter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68" calcext:value-type="float">
            <text:p>16061068</text:p>
          </table:table-cell>
          <table:table-cell office:value-type="float" office:value="160615012068" calcext:value-type="float">
            <text:p>160615012068</text:p>
          </table:table-cell>
          <table:table-cell office:value-type="string" calcext:value-type="string">
            <text:p>Mackenro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69" calcext:value-type="float">
            <text:p>16061069</text:p>
          </table:table-cell>
          <table:table-cell office:value-type="float" office:value="160615008069" calcext:value-type="float">
            <text:p>160615008069</text:p>
          </table:table-cell>
          <table:table-cell office:value-type="string" calcext:value-type="string">
            <text:p>Marth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74" calcext:value-type="float">
            <text:p>16061074</text:p>
          </table:table-cell>
          <table:table-cell office:value-type="float" office:value="160610074074" calcext:value-type="float">
            <text:p>160610074074</text:p>
          </table:table-cell>
          <table:table-cell office:value-type="string" calcext:value-type="string">
            <text:p>Niederorschel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75" calcext:value-type="float">
            <text:p>16061075</text:p>
          </table:table-cell>
          <table:table-cell office:value-type="float" office:value="160615014075" calcext:value-type="float">
            <text:p>160615014075</text:p>
          </table:table-cell>
          <table:table-cell office:value-type="string" calcext:value-type="string">
            <text:p>Pfaffschwen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76" calcext:value-type="float">
            <text:p>16061076</text:p>
          </table:table-cell>
          <table:table-cell office:value-type="float" office:value="160615009076" calcext:value-type="float">
            <text:p>160615009076</text:p>
          </table:table-cell>
          <table:table-cell office:value-type="string" calcext:value-type="string">
            <text:p>Reinholtero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77" calcext:value-type="float">
            <text:p>16061077</text:p>
          </table:table-cell>
          <table:table-cell office:value-type="float" office:value="160615012077" calcext:value-type="float">
            <text:p>160615012077</text:p>
          </table:table-cell>
          <table:table-cell office:value-type="string" calcext:value-type="string">
            <text:p>Röhrig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78" calcext:value-type="float">
            <text:p>16061078</text:p>
          </table:table-cell>
          <table:table-cell office:value-type="float" office:value="160615008078" calcext:value-type="float">
            <text:p>160615008078</text:p>
          </table:table-cell>
          <table:table-cell office:value-type="string" calcext:value-type="string">
            <text:p>Rohrberg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82" calcext:value-type="float">
            <text:p>16061082</text:p>
          </table:table-cell>
          <table:table-cell office:value-type="float" office:value="160615008082" calcext:value-type="float">
            <text:p>160615008082</text:p>
          </table:table-cell>
          <table:table-cell office:value-type="string" calcext:value-type="string">
            <text:p>Rustenfel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83" calcext:value-type="float">
            <text:p>16061083</text:p>
          </table:table-cell>
          <table:table-cell office:value-type="float" office:value="160615008083" calcext:value-type="float">
            <text:p>160615008083</text:p>
          </table:table-cell>
          <table:table-cell office:value-type="string" calcext:value-type="string">
            <text:p>Schachtebich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84" calcext:value-type="float">
            <text:p>16061084</text:p>
          </table:table-cell>
          <table:table-cell office:value-type="float" office:value="160615012084" calcext:value-type="float">
            <text:p>160615012084</text:p>
          </table:table-cell>
          <table:table-cell office:value-type="string" calcext:value-type="string">
            <text:p>Schönhagen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85" calcext:value-type="float">
            <text:p>16061085</text:p>
          </table:table-cell>
          <table:table-cell office:value-type="float" office:value="160615014085" calcext:value-type="float">
            <text:p>160615014085</text:p>
          </table:table-cell>
          <table:table-cell office:value-type="string" calcext:value-type="string">
            <text:p>Schwobfeld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86" calcext:value-type="float">
            <text:p>16061086</text:p>
          </table:table-cell>
          <table:table-cell office:value-type="float" office:value="160615014086" calcext:value-type="float">
            <text:p>160615014086</text:p>
          </table:table-cell>
          <table:table-cell office:value-type="string" calcext:value-type="string">
            <text:p>Sickero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89" calcext:value-type="float">
            <text:p>16061089</text:p>
          </table:table-cell>
          <table:table-cell office:value-type="float" office:value="160615009089" calcext:value-type="float">
            <text:p>160615009089</text:p>
          </table:table-cell>
          <table:table-cell office:value-type="string" calcext:value-type="string">
            <text:p>Steinbach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91" calcext:value-type="float">
            <text:p>16061091</text:p>
          </table:table-cell>
          <table:table-cell office:value-type="float" office:value="160615012091" calcext:value-type="float">
            <text:p>160615012091</text:p>
          </table:table-cell>
          <table:table-cell office:value-type="string" calcext:value-type="string">
            <text:p>Steinheutero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94" calcext:value-type="float">
            <text:p>16061094</text:p>
          </table:table-cell>
          <table:table-cell office:value-type="float" office:value="160615001094" calcext:value-type="float">
            <text:p>160615001094</text:p>
          </table:table-cell>
          <table:table-cell office:value-type="string" calcext:value-type="string">
            <text:p>Tastungen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96" calcext:value-type="float">
            <text:p>16061096</text:p>
          </table:table-cell>
          <table:table-cell office:value-type="float" office:value="160615012096" calcext:value-type="float">
            <text:p>160615012096</text:p>
          </table:table-cell>
          <table:table-cell office:value-type="string" calcext:value-type="string">
            <text:p>Thalwenden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97" calcext:value-type="float">
            <text:p>16061097</text:p>
          </table:table-cell>
          <table:table-cell office:value-type="float" office:value="160615012097" calcext:value-type="float">
            <text:p>160615012097</text:p>
          </table:table-cell>
          <table:table-cell office:value-type="string" calcext:value-type="string">
            <text:p>Uder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098" calcext:value-type="float">
            <text:p>16061098</text:p>
          </table:table-cell>
          <table:table-cell office:value-type="float" office:value="160615014098" calcext:value-type="float">
            <text:p>160615014098</text:p>
          </table:table-cell>
          <table:table-cell office:value-type="string" calcext:value-type="string">
            <text:p>Volkero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101" calcext:value-type="float">
            <text:p>16061101</text:p>
          </table:table-cell>
          <table:table-cell office:value-type="float" office:value="160615013101" calcext:value-type="float">
            <text:p>160615013101</text:p>
          </table:table-cell>
          <table:table-cell office:value-type="string" calcext:value-type="string">
            <text:p>Wachstedt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102" calcext:value-type="float">
            <text:p>16061102</text:p>
          </table:table-cell>
          <table:table-cell office:value-type="float" office:value="160615008102" calcext:value-type="float">
            <text:p>160615008102</text:p>
          </table:table-cell>
          <table:table-cell office:value-type="string" calcext:value-type="string">
            <text:p>Wahlhausen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103" calcext:value-type="float">
            <text:p>16061103</text:p>
          </table:table-cell>
          <table:table-cell office:value-type="float" office:value="160615001103" calcext:value-type="float">
            <text:p>160615001103</text:p>
          </table:table-cell>
          <table:table-cell office:value-type="string" calcext:value-type="string">
            <text:p>Wehn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105" calcext:value-type="float">
            <text:p>16061105</text:p>
          </table:table-cell>
          <table:table-cell office:value-type="float" office:value="160615014105" calcext:value-type="float">
            <text:p>160615014105</text:p>
          </table:table-cell>
          <table:table-cell office:value-type="string" calcext:value-type="string">
            <text:p>Wiesenfeld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107" calcext:value-type="float">
            <text:p>16061107</text:p>
          </table:table-cell>
          <table:table-cell office:value-type="float" office:value="160615009107" calcext:value-type="float">
            <text:p>160615009107</text:p>
          </table:table-cell>
          <table:table-cell office:value-type="string" calcext:value-type="string">
            <text:p>Wingero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111" calcext:value-type="float">
            <text:p>16061111</text:p>
          </table:table-cell>
          <table:table-cell office:value-type="float" office:value="160615012111" calcext:value-type="float">
            <text:p>160615012111</text:p>
          </table:table-cell>
          <table:table-cell office:value-type="string" calcext:value-type="string">
            <text:p>Wüstheuterode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113" calcext:value-type="float">
            <text:p>16061113</text:p>
          </table:table-cell>
          <table:table-cell office:value-type="float" office:value="160615014113" calcext:value-type="float">
            <text:p>160615014113</text:p>
          </table:table-cell>
          <table:table-cell office:value-type="string" calcext:value-type="string">
            <text:p>Schimberg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114" calcext:value-type="float">
            <text:p>16061114</text:p>
          </table:table-cell>
          <table:table-cell office:value-type="float" office:value="160615001114" calcext:value-type="float">
            <text:p>160615001114</text:p>
          </table:table-cell>
          <table:table-cell office:value-type="string" calcext:value-type="string">
            <text:p>Teistungen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115" calcext:value-type="float">
            <text:p>16061115</text:p>
          </table:table-cell>
          <table:table-cell office:value-type="float" office:value="160610115115" calcext:value-type="float">
            <text:p>160610115115</text:p>
          </table:table-cell>
          <table:table-cell office:value-type="string" calcext:value-type="string">
            <text:p>Leinefelde-Worbis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116" calcext:value-type="float">
            <text:p>16061116</text:p>
          </table:table-cell>
          <table:table-cell office:value-type="float" office:value="160610116116" calcext:value-type="float">
            <text:p>160610116116</text:p>
          </table:table-cell>
          <table:table-cell office:value-type="string" calcext:value-type="string">
            <text:p>Am Ohmberg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117" calcext:value-type="float">
            <text:p>16061117</text:p>
          </table:table-cell>
          <table:table-cell office:value-type="float" office:value="160610117117" calcext:value-type="float">
            <text:p>160610117117</text:p>
          </table:table-cell>
          <table:table-cell office:value-type="string" calcext:value-type="string">
            <text:p>Sonnenstein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1118" calcext:value-type="float">
            <text:p>16061118</text:p>
          </table:table-cell>
          <table:table-cell office:value-type="float" office:value="160610118118" calcext:value-type="float">
            <text:p>160610118118</text:p>
          </table:table-cell>
          <table:table-cell office:value-type="string" calcext:value-type="string">
            <text:p>Dingelstädt</text:p>
          </table:table-cell>
          <table:table-cell office:value-type="string" calcext:value-type="string">
            <text:p>Eichsfeld</text:p>
          </table:table-cell>
        </table:table-row>
        <table:table-row table:style-name="ro1">
          <table:table-cell office:value-type="float" office:value="16062005" calcext:value-type="float">
            <text:p>16062005</text:p>
          </table:table-cell>
          <table:table-cell office:value-type="float" office:value="160620005005" calcext:value-type="float">
            <text:p>160620005005</text:p>
          </table:table-cell>
          <table:table-cell office:value-type="string" calcext:value-type="string">
            <text:p>Ellrich</text:p>
          </table:table-cell>
          <table:table-cell office:value-type="string" calcext:value-type="string">
            <text:p>Nordhausen</text:p>
          </table:table-cell>
        </table:table-row>
        <table:table-row table:style-name="ro1">
          <table:table-cell office:value-type="float" office:value="16062008" calcext:value-type="float">
            <text:p>16062008</text:p>
          </table:table-cell>
          <table:table-cell office:value-type="float" office:value="160625053008" calcext:value-type="float">
            <text:p>160625053008</text:p>
          </table:table-cell>
          <table:table-cell office:value-type="string" calcext:value-type="string">
            <text:p>Görsbach</text:p>
          </table:table-cell>
          <table:table-cell office:value-type="string" calcext:value-type="string">
            <text:p>Nordhausen</text:p>
          </table:table-cell>
        </table:table-row>
        <table:table-row table:style-name="ro1">
          <table:table-cell office:value-type="float" office:value="16062009" calcext:value-type="float">
            <text:p>16062009</text:p>
          </table:table-cell>
          <table:table-cell office:value-type="float" office:value="160625054009" calcext:value-type="float">
            <text:p>160625054009</text:p>
          </table:table-cell>
          <table:table-cell office:value-type="string" calcext:value-type="string">
            <text:p>Großlohra</text:p>
          </table:table-cell>
          <table:table-cell office:value-type="string" calcext:value-type="string">
            <text:p>Nordhausen</text:p>
          </table:table-cell>
        </table:table-row>
        <table:table-row table:style-name="ro1">
          <table:table-cell office:value-type="float" office:value="16062024" calcext:value-type="float">
            <text:p>16062024</text:p>
          </table:table-cell>
          <table:table-cell office:value-type="float" office:value="160625054024" calcext:value-type="float">
            <text:p>160625054024</text:p>
          </table:table-cell>
          <table:table-cell office:value-type="string" calcext:value-type="string">
            <text:p>Kehmstedt</text:p>
          </table:table-cell>
          <table:table-cell office:value-type="string" calcext:value-type="string">
            <text:p>Nordhausen</text:p>
          </table:table-cell>
        </table:table-row>
        <table:table-row table:style-name="ro1">
          <table:table-cell office:value-type="float" office:value="16062026" calcext:value-type="float">
            <text:p>16062026</text:p>
          </table:table-cell>
          <table:table-cell office:value-type="float" office:value="160625054026" calcext:value-type="float">
            <text:p>160625054026</text:p>
          </table:table-cell>
          <table:table-cell office:value-type="string" calcext:value-type="string">
            <text:p>Kleinfurra</text:p>
          </table:table-cell>
          <table:table-cell office:value-type="string" calcext:value-type="string">
            <text:p>Nordhausen</text:p>
          </table:table-cell>
        </table:table-row>
        <table:table-row table:style-name="ro1">
          <table:table-cell office:value-type="float" office:value="16062033" calcext:value-type="float">
            <text:p>16062033</text:p>
          </table:table-cell>
          <table:table-cell office:value-type="float" office:value="160625054033" calcext:value-type="float">
            <text:p>160625054033</text:p>
          </table:table-cell>
          <table:table-cell office:value-type="string" calcext:value-type="string">
            <text:p>Lipprechterode</text:p>
          </table:table-cell>
          <table:table-cell office:value-type="string" calcext:value-type="string">
            <text:p>Nordhausen</text:p>
          </table:table-cell>
        </table:table-row>
        <table:table-row table:style-name="ro1">
          <table:table-cell office:value-type="float" office:value="16062037" calcext:value-type="float">
            <text:p>16062037</text:p>
          </table:table-cell>
          <table:table-cell office:value-type="float" office:value="160625054037" calcext:value-type="float">
            <text:p>160625054037</text:p>
          </table:table-cell>
          <table:table-cell office:value-type="string" calcext:value-type="string">
            <text:p>Niedergebra</text:p>
          </table:table-cell>
          <table:table-cell office:value-type="string" calcext:value-type="string">
            <text:p>Nordhausen</text:p>
          </table:table-cell>
        </table:table-row>
        <table:table-row table:style-name="ro1">
          <table:table-cell office:value-type="float" office:value="16062041" calcext:value-type="float">
            <text:p>16062041</text:p>
          </table:table-cell>
          <table:table-cell office:value-type="float" office:value="160620041041" calcext:value-type="float">
            <text:p>160620041041</text:p>
          </table:table-cell>
          <table:table-cell table:number-columns-repeated="2" office:value-type="string" calcext:value-type="string">
            <text:p>Nordhausen</text:p>
          </table:table-cell>
        </table:table-row>
        <table:table-row table:style-name="ro1">
          <table:table-cell office:value-type="float" office:value="16062049" calcext:value-type="float">
            <text:p>16062049</text:p>
          </table:table-cell>
          <table:table-cell office:value-type="float" office:value="160620049049" calcext:value-type="float">
            <text:p>160620049049</text:p>
          </table:table-cell>
          <table:table-cell office:value-type="string" calcext:value-type="string">
            <text:p>Sollstedt</text:p>
          </table:table-cell>
          <table:table-cell office:value-type="string" calcext:value-type="string">
            <text:p>Nordhausen</text:p>
          </table:table-cell>
        </table:table-row>
        <table:table-row table:style-name="ro1">
          <table:table-cell office:value-type="float" office:value="16062054" calcext:value-type="float">
            <text:p>16062054</text:p>
          </table:table-cell>
          <table:table-cell office:value-type="float" office:value="160625053054" calcext:value-type="float">
            <text:p>160625053054</text:p>
          </table:table-cell>
          <table:table-cell office:value-type="string" calcext:value-type="string">
            <text:p>Urbach</text:p>
          </table:table-cell>
          <table:table-cell office:value-type="string" calcext:value-type="string">
            <text:p>Nordhausen</text:p>
          </table:table-cell>
        </table:table-row>
        <table:table-row table:style-name="ro1">
          <table:table-cell office:value-type="float" office:value="16062062" calcext:value-type="float">
            <text:p>16062062</text:p>
          </table:table-cell>
          <table:table-cell office:value-type="float" office:value="160620062062" calcext:value-type="float">
            <text:p>160620062062</text:p>
          </table:table-cell>
          <table:table-cell office:value-type="string" calcext:value-type="string">
            <text:p>Hohenstein</text:p>
          </table:table-cell>
          <table:table-cell office:value-type="string" calcext:value-type="string">
            <text:p>Nordhausen</text:p>
          </table:table-cell>
        </table:table-row>
        <table:table-row table:style-name="ro1">
          <table:table-cell office:value-type="float" office:value="16062063" calcext:value-type="float">
            <text:p>16062063</text:p>
          </table:table-cell>
          <table:table-cell office:value-type="float" office:value="160620063063" calcext:value-type="float">
            <text:p>160620063063</text:p>
          </table:table-cell>
          <table:table-cell office:value-type="string" calcext:value-type="string">
            <text:p>Werther</text:p>
          </table:table-cell>
          <table:table-cell office:value-type="string" calcext:value-type="string">
            <text:p>Nordhausen</text:p>
          </table:table-cell>
        </table:table-row>
        <table:table-row table:style-name="ro1">
          <table:table-cell office:value-type="float" office:value="16062064" calcext:value-type="float">
            <text:p>16062064</text:p>
          </table:table-cell>
          <table:table-cell office:value-type="float" office:value="160625053064" calcext:value-type="float">
            <text:p>160625053064</text:p>
          </table:table-cell>
          <table:table-cell office:value-type="string" calcext:value-type="string">
            <text:p>Heringen</text:p>
          </table:table-cell>
          <table:table-cell office:value-type="string" calcext:value-type="string">
            <text:p>Nordhausen</text:p>
          </table:table-cell>
        </table:table-row>
        <table:table-row table:style-name="ro1">
          <table:table-cell office:value-type="float" office:value="16062064" calcext:value-type="float">
            <text:p>16062064</text:p>
          </table:table-cell>
          <table:table-cell office:value-type="float" office:value="160625053064" calcext:value-type="float">
            <text:p>160625053064</text:p>
          </table:table-cell>
          <table:table-cell office:value-type="string" calcext:value-type="string">
            <text:p>Helme</text:p>
          </table:table-cell>
          <table:table-cell office:value-type="string" calcext:value-type="string">
            <text:p>Nordhausen</text:p>
          </table:table-cell>
        </table:table-row>
        <table:table-row table:style-name="ro1">
          <table:table-cell office:value-type="float" office:value="16062065" calcext:value-type="float">
            <text:p>16062065</text:p>
          </table:table-cell>
          <table:table-cell office:value-type="float" office:value="160620065065" calcext:value-type="float">
            <text:p>160620065065</text:p>
          </table:table-cell>
          <table:table-cell office:value-type="string" calcext:value-type="string">
            <text:p>Harztor</text:p>
          </table:table-cell>
          <table:table-cell office:value-type="string" calcext:value-type="string">
            <text:p>Nordhausen</text:p>
          </table:table-cell>
        </table:table-row>
        <table:table-row table:style-name="ro1">
          <table:table-cell office:value-type="float" office:value="16062066" calcext:value-type="float">
            <text:p>16062066</text:p>
          </table:table-cell>
          <table:table-cell office:value-type="float" office:value="160625054066" calcext:value-type="float">
            <text:p>160625054066</text:p>
          </table:table-cell>
          <table:table-cell office:value-type="string" calcext:value-type="string">
            <text:p>Bleicherode</text:p>
          </table:table-cell>
          <table:table-cell office:value-type="string" calcext:value-type="string">
            <text:p>Nordhausen</text:p>
          </table:table-cell>
        </table:table-row>
        <table:table-row table:style-name="ro1">
          <table:table-cell office:value-type="float" office:value="16063003" calcext:value-type="float">
            <text:p>16063003</text:p>
          </table:table-cell>
          <table:table-cell office:value-type="float" office:value="160635051003" calcext:value-type="float">
            <text:p>160635051003</text:p>
          </table:table-cell>
          <table:table-cell office:value-type="string" calcext:value-type="string">
            <text:p>Bad Salzungen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04" calcext:value-type="float">
            <text:p>16063004</text:p>
          </table:table-cell>
          <table:table-cell office:value-type="float" office:value="160630004004" calcext:value-type="float">
            <text:p>160630004004</text:p>
          </table:table-cell>
          <table:table-cell office:value-type="string" calcext:value-type="string">
            <text:p>Barchfeld-Immelborn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06" calcext:value-type="float">
            <text:p>16063006</text:p>
          </table:table-cell>
          <table:table-cell office:value-type="float" office:value="160635006006" calcext:value-type="float">
            <text:p>160635006006</text:p>
          </table:table-cell>
          <table:table-cell office:value-type="string" calcext:value-type="string">
            <text:p>Berka v. d. Hainich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08" calcext:value-type="float">
            <text:p>16063008</text:p>
          </table:table-cell>
          <table:table-cell office:value-type="float" office:value="160635006008" calcext:value-type="float">
            <text:p>160635006008</text:p>
          </table:table-cell>
          <table:table-cell office:value-type="string" calcext:value-type="string">
            <text:p>Bischofroda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11" calcext:value-type="float">
            <text:p>16063011</text:p>
          </table:table-cell>
          <table:table-cell office:value-type="float" office:value="160635056011" calcext:value-type="float">
            <text:p>160635056011</text:p>
          </table:table-cell>
          <table:table-cell office:value-type="string" calcext:value-type="string">
            <text:p>Buttlar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15" calcext:value-type="float">
            <text:p>16063015</text:p>
          </table:table-cell>
          <table:table-cell office:value-type="float" office:value="160635059015" calcext:value-type="float">
            <text:p>160635059015</text:p>
          </table:table-cell>
          <table:table-cell office:value-type="string" calcext:value-type="string">
            <text:p>Dermbach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23" calcext:value-type="float">
            <text:p>16063023</text:p>
          </table:table-cell>
          <table:table-cell office:value-type="float" office:value="160635059023" calcext:value-type="float">
            <text:p>160635059023</text:p>
          </table:table-cell>
          <table:table-cell office:value-type="string" calcext:value-type="string">
            <text:p>Empfertshausen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28" calcext:value-type="float">
            <text:p>16063028</text:p>
          </table:table-cell>
          <table:table-cell office:value-type="float" office:value="160635006028" calcext:value-type="float">
            <text:p>160635006028</text:p>
          </table:table-cell>
          <table:table-cell office:value-type="string" calcext:value-type="string">
            <text:p>Frankenroda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32" calcext:value-type="float">
            <text:p>16063032</text:p>
          </table:table-cell>
          <table:table-cell office:value-type="float" office:value="160635056032" calcext:value-type="float">
            <text:p>160635056032</text:p>
          </table:table-cell>
          <table:table-cell office:value-type="string" calcext:value-type="string">
            <text:p>Geisa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33" calcext:value-type="float">
            <text:p>16063033</text:p>
          </table:table-cell>
          <table:table-cell office:value-type="float" office:value="160635056033" calcext:value-type="float">
            <text:p>160635056033</text:p>
          </table:table-cell>
          <table:table-cell office:value-type="string" calcext:value-type="string">
            <text:p>Gerstengrund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37" calcext:value-type="float">
            <text:p>16063037</text:p>
          </table:table-cell>
          <table:table-cell office:value-type="float" office:value="160635006037" calcext:value-type="float">
            <text:p>160635006037</text:p>
          </table:table-cell>
          <table:table-cell office:value-type="string" calcext:value-type="string">
            <text:p>Hallungen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46" calcext:value-type="float">
            <text:p>16063046</text:p>
          </table:table-cell>
          <table:table-cell office:value-type="float" office:value="160635006046" calcext:value-type="float">
            <text:p>160635006046</text:p>
          </table:table-cell>
          <table:table-cell office:value-type="string" calcext:value-type="string">
            <text:p>Krauthausen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49" calcext:value-type="float">
            <text:p>16063049</text:p>
          </table:table-cell>
          <table:table-cell office:value-type="float" office:value="160635006049" calcext:value-type="float">
            <text:p>160635006049</text:p>
          </table:table-cell>
          <table:table-cell office:value-type="string" calcext:value-type="string">
            <text:p>Lauterbach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51" calcext:value-type="float">
            <text:p>16063051</text:p>
          </table:table-cell>
          <table:table-cell office:value-type="float" office:value="160635051051" calcext:value-type="float">
            <text:p>160635051051</text:p>
          </table:table-cell>
          <table:table-cell office:value-type="string" calcext:value-type="string">
            <text:p>Leimbach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58" calcext:value-type="float">
            <text:p>16063058</text:p>
          </table:table-cell>
          <table:table-cell office:value-type="float" office:value="160635006058" calcext:value-type="float">
            <text:p>160635006058</text:p>
          </table:table-cell>
          <table:table-cell office:value-type="string" calcext:value-type="string">
            <text:p>Nazza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62" calcext:value-type="float">
            <text:p>16063062</text:p>
          </table:table-cell>
          <table:table-cell office:value-type="float" office:value="160635059062" calcext:value-type="float">
            <text:p>160635059062</text:p>
          </table:table-cell>
          <table:table-cell office:value-type="string" calcext:value-type="string">
            <text:p>Oechsen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66" calcext:value-type="float">
            <text:p>16063066</text:p>
          </table:table-cell>
          <table:table-cell office:value-type="float" office:value="160635057066" calcext:value-type="float">
            <text:p>160635057066</text:p>
          </table:table-cell>
          <table:table-cell office:value-type="string" calcext:value-type="string">
            <text:p>Ruhla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68" calcext:value-type="float">
            <text:p>16063068</text:p>
          </table:table-cell>
          <table:table-cell office:value-type="float" office:value="160635056068" calcext:value-type="float">
            <text:p>160635056068</text:p>
          </table:table-cell>
          <table:table-cell office:value-type="string" calcext:value-type="string">
            <text:p>Schleid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71" calcext:value-type="float">
            <text:p>16063071</text:p>
          </table:table-cell>
          <table:table-cell office:value-type="float" office:value="160635057071" calcext:value-type="float">
            <text:p>160635057071</text:p>
          </table:table-cell>
          <table:table-cell office:value-type="string" calcext:value-type="string">
            <text:p>Seebach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76" calcext:value-type="float">
            <text:p>16063076</text:p>
          </table:table-cell>
          <table:table-cell office:value-type="float" office:value="160630076076" calcext:value-type="float">
            <text:p>160630076076</text:p>
          </table:table-cell>
          <table:table-cell office:value-type="string" calcext:value-type="string">
            <text:p>Treffurt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78" calcext:value-type="float">
            <text:p>16063078</text:p>
          </table:table-cell>
          <table:table-cell office:value-type="float" office:value="160630078078" calcext:value-type="float">
            <text:p>160630078078</text:p>
          </table:table-cell>
          <table:table-cell office:value-type="string" calcext:value-type="string">
            <text:p>Unterbreizbach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82" calcext:value-type="float">
            <text:p>16063082</text:p>
          </table:table-cell>
          <table:table-cell office:value-type="float" office:value="160630082082" calcext:value-type="float">
            <text:p>160630082082</text:p>
          </table:table-cell>
          <table:table-cell office:value-type="string" calcext:value-type="string">
            <text:p>Vacha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84" calcext:value-type="float">
            <text:p>16063084</text:p>
          </table:table-cell>
          <table:table-cell office:value-type="float" office:value="160635059084" calcext:value-type="float">
            <text:p>160635059084</text:p>
          </table:table-cell>
          <table:table-cell office:value-type="string" calcext:value-type="string">
            <text:p>Weilar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86" calcext:value-type="float">
            <text:p>16063086</text:p>
          </table:table-cell>
          <table:table-cell office:value-type="float" office:value="160635059086" calcext:value-type="float">
            <text:p>160635059086</text:p>
          </table:table-cell>
          <table:table-cell office:value-type="string" calcext:value-type="string">
            <text:p>Wiesenthal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92" calcext:value-type="float">
            <text:p>16063092</text:p>
          </table:table-cell>
          <table:table-cell office:value-type="float" office:value="160630092092" calcext:value-type="float">
            <text:p>160630092092</text:p>
          </table:table-cell>
          <table:table-cell office:value-type="string" calcext:value-type="string">
            <text:p>Wutha-Farnroda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94" calcext:value-type="float">
            <text:p>16063094</text:p>
          </table:table-cell>
          <table:table-cell office:value-type="float" office:value="160630094094" calcext:value-type="float">
            <text:p>160630094094</text:p>
          </table:table-cell>
          <table:table-cell office:value-type="string" calcext:value-type="string">
            <text:p>Moorgrund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97" calcext:value-type="float">
            <text:p>16063097</text:p>
          </table:table-cell>
          <table:table-cell office:value-type="float" office:value="160630097097" calcext:value-type="float">
            <text:p>160630097097</text:p>
          </table:table-cell>
          <table:table-cell office:value-type="string" calcext:value-type="string">
            <text:p>Gerstungen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98" calcext:value-type="float">
            <text:p>16063098</text:p>
          </table:table-cell>
          <table:table-cell office:value-type="float" office:value="160630098098" calcext:value-type="float">
            <text:p>160630098098</text:p>
          </table:table-cell>
          <table:table-cell office:value-type="string" calcext:value-type="string">
            <text:p>Hörselberg-Hainich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099" calcext:value-type="float">
            <text:p>16063099</text:p>
          </table:table-cell>
          <table:table-cell office:value-type="float" office:value="160630099099" calcext:value-type="float">
            <text:p>160630099099</text:p>
          </table:table-cell>
          <table:table-cell office:value-type="string" calcext:value-type="string">
            <text:p>Bad Liebenstein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101" calcext:value-type="float">
            <text:p>16063101</text:p>
          </table:table-cell>
          <table:table-cell office:value-type="float" office:value="160630101101" calcext:value-type="float">
            <text:p>160630101101</text:p>
          </table:table-cell>
          <table:table-cell office:value-type="string" calcext:value-type="string">
            <text:p>Krayenberggemeinde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103" calcext:value-type="float">
            <text:p>16063103</text:p>
          </table:table-cell>
          <table:table-cell office:value-type="float" office:value="160630103103" calcext:value-type="float">
            <text:p>160630103103</text:p>
          </table:table-cell>
          <table:table-cell office:value-type="string" calcext:value-type="string">
            <text:p>Werra-Suhl-Tal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3104" calcext:value-type="float">
            <text:p>16063104</text:p>
          </table:table-cell>
          <table:table-cell office:value-type="float" office:value="160635006104" calcext:value-type="float">
            <text:p>160635006104</text:p>
          </table:table-cell>
          <table:table-cell office:value-type="string" calcext:value-type="string">
            <text:p>Amt Creuzburg</text:p>
          </table:table-cell>
          <table:table-cell office:value-type="string" calcext:value-type="string">
            <text:p>Wartburgkreis</text:p>
          </table:table-cell>
        </table:table-row>
        <table:table-row table:style-name="ro1">
          <table:table-cell office:value-type="float" office:value="16064003" calcext:value-type="float">
            <text:p>16064003</text:p>
          </table:table-cell>
          <table:table-cell office:value-type="float" office:value="160640003003" calcext:value-type="float">
            <text:p>160640003003</text:p>
          </table:table-cell>
          <table:table-cell office:value-type="string" calcext:value-type="string">
            <text:p>Bad Langensalza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04" calcext:value-type="float">
            <text:p>16064004</text:p>
          </table:table-cell>
          <table:table-cell office:value-type="float" office:value="160645001004" calcext:value-type="float">
            <text:p>160645001004</text:p>
          </table:table-cell>
          <table:table-cell office:value-type="string" calcext:value-type="string">
            <text:p>Bad Tennstedt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05" calcext:value-type="float">
            <text:p>16064005</text:p>
          </table:table-cell>
          <table:table-cell office:value-type="float" office:value="160645001005" calcext:value-type="float">
            <text:p>160645001005</text:p>
          </table:table-cell>
          <table:table-cell office:value-type="string" calcext:value-type="string">
            <text:p>Ballhausen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07" calcext:value-type="float">
            <text:p>16064007</text:p>
          </table:table-cell>
          <table:table-cell office:value-type="float" office:value="160645001007" calcext:value-type="float">
            <text:p>160645001007</text:p>
          </table:table-cell>
          <table:table-cell office:value-type="string" calcext:value-type="string">
            <text:p>Blankenburg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09" calcext:value-type="float">
            <text:p>16064009</text:p>
          </table:table-cell>
          <table:table-cell office:value-type="float" office:value="160645001009" calcext:value-type="float">
            <text:p>160645001009</text:p>
          </table:table-cell>
          <table:table-cell office:value-type="string" calcext:value-type="string">
            <text:p>Bruchstedt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14" calcext:value-type="float">
            <text:p>16064014</text:p>
          </table:table-cell>
          <table:table-cell office:value-type="float" office:value="160640014014" calcext:value-type="float">
            <text:p>160640014014</text:p>
          </table:table-cell>
          <table:table-cell office:value-type="string" calcext:value-type="string">
            <text:p>Dünwald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19" calcext:value-type="float">
            <text:p>16064019</text:p>
          </table:table-cell>
          <table:table-cell office:value-type="float" office:value="160645051019" calcext:value-type="float">
            <text:p>160645051019</text:p>
          </table:table-cell>
          <table:table-cell office:value-type="string" calcext:value-type="string">
            <text:p>Großvargula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21" calcext:value-type="float">
            <text:p>16064021</text:p>
          </table:table-cell>
          <table:table-cell office:value-type="float" office:value="160645001021" calcext:value-type="float">
            <text:p>160645001021</text:p>
          </table:table-cell>
          <table:table-cell office:value-type="string" calcext:value-type="string">
            <text:p>Haussömmern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22" calcext:value-type="float">
            <text:p>16064022</text:p>
          </table:table-cell>
          <table:table-cell office:value-type="float" office:value="160645051022" calcext:value-type="float">
            <text:p>160645051022</text:p>
          </table:table-cell>
          <table:table-cell office:value-type="string" calcext:value-type="string">
            <text:p>Herbsleben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27" calcext:value-type="float">
            <text:p>16064027</text:p>
          </table:table-cell>
          <table:table-cell office:value-type="float" office:value="160645001027" calcext:value-type="float">
            <text:p>160645001027</text:p>
          </table:table-cell>
          <table:table-cell office:value-type="string" calcext:value-type="string">
            <text:p>Hornsömmern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32" calcext:value-type="float">
            <text:p>16064032</text:p>
          </table:table-cell>
          <table:table-cell office:value-type="float" office:value="160645053032" calcext:value-type="float">
            <text:p>160645053032</text:p>
          </table:table-cell>
          <table:table-cell office:value-type="string" calcext:value-type="string">
            <text:p>Kammerforst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33" calcext:value-type="float">
            <text:p>16064033</text:p>
          </table:table-cell>
          <table:table-cell office:value-type="float" office:value="160645001033" calcext:value-type="float">
            <text:p>160645001033</text:p>
          </table:table-cell>
          <table:table-cell office:value-type="string" calcext:value-type="string">
            <text:p>Kirchheilingen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37" calcext:value-type="float">
            <text:p>16064037</text:p>
          </table:table-cell>
          <table:table-cell office:value-type="float" office:value="160645055037" calcext:value-type="float">
            <text:p>160645055037</text:p>
          </table:table-cell>
          <table:table-cell office:value-type="string" calcext:value-type="string">
            <text:p>Körner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38" calcext:value-type="float">
            <text:p>16064038</text:p>
          </table:table-cell>
          <table:table-cell office:value-type="float" office:value="160645001038" calcext:value-type="float">
            <text:p>160645001038</text:p>
          </table:table-cell>
          <table:table-cell office:value-type="string" calcext:value-type="string">
            <text:p>Kutzleben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43" calcext:value-type="float">
            <text:p>16064043</text:p>
          </table:table-cell>
          <table:table-cell office:value-type="float" office:value="160645055043" calcext:value-type="float">
            <text:p>160645055043</text:p>
          </table:table-cell>
          <table:table-cell office:value-type="string" calcext:value-type="string">
            <text:p>Marolterode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45" calcext:value-type="float">
            <text:p>16064045</text:p>
          </table:table-cell>
          <table:table-cell office:value-type="float" office:value="160645001045" calcext:value-type="float">
            <text:p>160645001045</text:p>
          </table:table-cell>
          <table:table-cell office:value-type="string" calcext:value-type="string">
            <text:p>Mittelsömmern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46" calcext:value-type="float">
            <text:p>16064046</text:p>
          </table:table-cell>
          <table:table-cell office:value-type="float" office:value="160640046046" calcext:value-type="float">
            <text:p>160640046046</text:p>
          </table:table-cell>
          <table:table-cell office:value-type="string" calcext:value-type="string">
            <text:p>Mühlhausen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53" calcext:value-type="float">
            <text:p>16064053</text:p>
          </table:table-cell>
          <table:table-cell office:value-type="float" office:value="160645053053" calcext:value-type="float">
            <text:p>160645053053</text:p>
          </table:table-cell>
          <table:table-cell office:value-type="string" calcext:value-type="string">
            <text:p>Oppershausen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55" calcext:value-type="float">
            <text:p>16064055</text:p>
          </table:table-cell>
          <table:table-cell office:value-type="float" office:value="160645052055" calcext:value-type="float">
            <text:p>160645052055</text:p>
          </table:table-cell>
          <table:table-cell office:value-type="string" calcext:value-type="string">
            <text:p>Rodeberg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58" calcext:value-type="float">
            <text:p>16064058</text:p>
          </table:table-cell>
          <table:table-cell office:value-type="float" office:value="160645054058" calcext:value-type="float">
            <text:p>160645054058</text:p>
          </table:table-cell>
          <table:table-cell office:value-type="string" calcext:value-type="string">
            <text:p>Schönstedt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61" calcext:value-type="float">
            <text:p>16064061</text:p>
          </table:table-cell>
          <table:table-cell office:value-type="float" office:value="160645001061" calcext:value-type="float">
            <text:p>160645001061</text:p>
          </table:table-cell>
          <table:table-cell office:value-type="string" calcext:value-type="string">
            <text:p>Sundhausen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62" calcext:value-type="float">
            <text:p>16064062</text:p>
          </table:table-cell>
          <table:table-cell office:value-type="float" office:value="160645001062" calcext:value-type="float">
            <text:p>160645001062</text:p>
          </table:table-cell>
          <table:table-cell office:value-type="string" calcext:value-type="string">
            <text:p>Tottleben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64" calcext:value-type="float">
            <text:p>16064064</text:p>
          </table:table-cell>
          <table:table-cell office:value-type="float" office:value="160645001064" calcext:value-type="float">
            <text:p>160645001064</text:p>
          </table:table-cell>
          <table:table-cell office:value-type="string" calcext:value-type="string">
            <text:p>Urleben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71" calcext:value-type="float">
            <text:p>16064071</text:p>
          </table:table-cell>
          <table:table-cell office:value-type="float" office:value="160640071071" calcext:value-type="float">
            <text:p>160640071071</text:p>
          </table:table-cell>
          <table:table-cell office:value-type="string" calcext:value-type="string">
            <text:p>Unstruttal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72" calcext:value-type="float">
            <text:p>16064072</text:p>
          </table:table-cell>
          <table:table-cell office:value-type="float" office:value="160640072072" calcext:value-type="float">
            <text:p>160640072072</text:p>
          </table:table-cell>
          <table:table-cell office:value-type="string" calcext:value-type="string">
            <text:p>Menteroda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73" calcext:value-type="float">
            <text:p>16064073</text:p>
          </table:table-cell>
          <table:table-cell office:value-type="float" office:value="160640073073" calcext:value-type="float">
            <text:p>160640073073</text:p>
          </table:table-cell>
          <table:table-cell office:value-type="string" calcext:value-type="string">
            <text:p>Anrode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74" calcext:value-type="float">
            <text:p>16064074</text:p>
          </table:table-cell>
          <table:table-cell office:value-type="float" office:value="160645052074" calcext:value-type="float">
            <text:p>160645052074</text:p>
          </table:table-cell>
          <table:table-cell office:value-type="string" calcext:value-type="string">
            <text:p>Südeichsfeld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75" calcext:value-type="float">
            <text:p>16064075</text:p>
          </table:table-cell>
          <table:table-cell office:value-type="float" office:value="160645053075" calcext:value-type="float">
            <text:p>160645053075</text:p>
          </table:table-cell>
          <table:table-cell office:value-type="string" calcext:value-type="string">
            <text:p>Vogtei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76" calcext:value-type="float">
            <text:p>16064076</text:p>
          </table:table-cell>
          <table:table-cell office:value-type="float" office:value="160645054076" calcext:value-type="float">
            <text:p>160645054076</text:p>
          </table:table-cell>
          <table:table-cell office:value-type="string" calcext:value-type="string">
            <text:p>Unstrut-Hainich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4077" calcext:value-type="float">
            <text:p>16064077</text:p>
          </table:table-cell>
          <table:table-cell office:value-type="float" office:value="160645055077" calcext:value-type="float">
            <text:p>160645055077</text:p>
          </table:table-cell>
          <table:table-cell office:value-type="string" calcext:value-type="string">
            <text:p>Nottertal-Heilinger Höhen</text:p>
          </table:table-cell>
          <table:table-cell office:value-type="string" calcext:value-type="string">
            <text:p>Unstrut-Hainich-Kreis</text:p>
          </table:table-cell>
        </table:table-row>
        <table:table-row table:style-name="ro1">
          <table:table-cell office:value-type="float" office:value="16065001" calcext:value-type="float">
            <text:p>16065001</text:p>
          </table:table-cell>
          <table:table-cell office:value-type="float" office:value="160655052001" calcext:value-type="float">
            <text:p>160655052001</text:p>
          </table:table-cell>
          <table:table-cell office:value-type="string" calcext:value-type="string">
            <text:p>Abtsbessingen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03" calcext:value-type="float">
            <text:p>16065003</text:p>
          </table:table-cell>
          <table:table-cell office:value-type="float" office:value="160650003003" calcext:value-type="float">
            <text:p>160650003003</text:p>
          </table:table-cell>
          <table:table-cell office:value-type="string" calcext:value-type="string">
            <text:p>Bad Frankenhausen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05" calcext:value-type="float">
            <text:p>16065005</text:p>
          </table:table-cell>
          <table:table-cell office:value-type="float" office:value="160655052005" calcext:value-type="float">
            <text:p>160655052005</text:p>
          </table:table-cell>
          <table:table-cell office:value-type="string" calcext:value-type="string">
            <text:p>Bellstedt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08" calcext:value-type="float">
            <text:p>16065008</text:p>
          </table:table-cell>
          <table:table-cell office:value-type="float" office:value="160655055008" calcext:value-type="float">
            <text:p>160655055008</text:p>
          </table:table-cell>
          <table:table-cell office:value-type="string" calcext:value-type="string">
            <text:p>Borxleben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12" calcext:value-type="float">
            <text:p>16065012</text:p>
          </table:table-cell>
          <table:table-cell office:value-type="float" office:value="160655002012" calcext:value-type="float">
            <text:p>160655002012</text:p>
          </table:table-cell>
          <table:table-cell office:value-type="string" calcext:value-type="string">
            <text:p>Clingen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14" calcext:value-type="float">
            <text:p>16065014</text:p>
          </table:table-cell>
          <table:table-cell office:value-type="float" office:value="160655052014" calcext:value-type="float">
            <text:p>160655052014</text:p>
          </table:table-cell>
          <table:table-cell office:value-type="string" calcext:value-type="string">
            <text:p>Ebeleben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16" calcext:value-type="float">
            <text:p>16065016</text:p>
          </table:table-cell>
          <table:table-cell office:value-type="float" office:value="160655056016" calcext:value-type="float">
            <text:p>160655056016</text:p>
          </table:table-cell>
          <table:table-cell office:value-type="string" calcext:value-type="string">
            <text:p>Etzleben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18" calcext:value-type="float">
            <text:p>16065018</text:p>
          </table:table-cell>
          <table:table-cell office:value-type="float" office:value="160655052018" calcext:value-type="float">
            <text:p>160655052018</text:p>
          </table:table-cell>
          <table:table-cell office:value-type="string" calcext:value-type="string">
            <text:p>Freienbessingen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19" calcext:value-type="float">
            <text:p>16065019</text:p>
          </table:table-cell>
          <table:table-cell office:value-type="float" office:value="160655055019" calcext:value-type="float">
            <text:p>160655055019</text:p>
          </table:table-cell>
          <table:table-cell office:value-type="string" calcext:value-type="string">
            <text:p>Gehofen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23" calcext:value-type="float">
            <text:p>16065023</text:p>
          </table:table-cell>
          <table:table-cell office:value-type="float" office:value="160655002023" calcext:value-type="float">
            <text:p>160655002023</text:p>
          </table:table-cell>
          <table:table-cell office:value-type="string" calcext:value-type="string">
            <text:p>Greußen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32" calcext:value-type="float">
            <text:p>16065032</text:p>
          </table:table-cell>
          <table:table-cell office:value-type="float" office:value="160650032032" calcext:value-type="float">
            <text:p>160650032032</text:p>
          </table:table-cell>
          <table:table-cell office:value-type="string" calcext:value-type="string">
            <text:p>Helbedündorf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38" calcext:value-type="float">
            <text:p>16065038</text:p>
          </table:table-cell>
          <table:table-cell office:value-type="float" office:value="160655052038" calcext:value-type="float">
            <text:p>160655052038</text:p>
          </table:table-cell>
          <table:table-cell office:value-type="string" calcext:value-type="string">
            <text:p>Holzsußra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42" calcext:value-type="float">
            <text:p>16065042</text:p>
          </table:table-cell>
          <table:table-cell office:value-type="float" office:value="160655055042" calcext:value-type="float">
            <text:p>160655055042</text:p>
          </table:table-cell>
          <table:table-cell office:value-type="string" calcext:value-type="string">
            <text:p>Kalbsrieth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46" calcext:value-type="float">
            <text:p>16065046</text:p>
          </table:table-cell>
          <table:table-cell office:value-type="float" office:value="160655055046" calcext:value-type="float">
            <text:p>160655055046</text:p>
          </table:table-cell>
          <table:table-cell office:value-type="string" calcext:value-type="string">
            <text:p>Mönchpfiffel-Nikolausrieth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48" calcext:value-type="float">
            <text:p>16065048</text:p>
          </table:table-cell>
          <table:table-cell office:value-type="float" office:value="160655002048" calcext:value-type="float">
            <text:p>160655002048</text:p>
          </table:table-cell>
          <table:table-cell office:value-type="string" calcext:value-type="string">
            <text:p>Niederbösa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51" calcext:value-type="float">
            <text:p>16065051</text:p>
          </table:table-cell>
          <table:table-cell office:value-type="float" office:value="160655002051" calcext:value-type="float">
            <text:p>160655002051</text:p>
          </table:table-cell>
          <table:table-cell office:value-type="string" calcext:value-type="string">
            <text:p>Oberbösa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52" calcext:value-type="float">
            <text:p>16065052</text:p>
          </table:table-cell>
          <table:table-cell office:value-type="float" office:value="160655056052" calcext:value-type="float">
            <text:p>160655056052</text:p>
          </table:table-cell>
          <table:table-cell office:value-type="string" calcext:value-type="string">
            <text:p>Oberheldrungen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56" calcext:value-type="float">
            <text:p>16065056</text:p>
          </table:table-cell>
          <table:table-cell office:value-type="float" office:value="160655055056" calcext:value-type="float">
            <text:p>160655055056</text:p>
          </table:table-cell>
          <table:table-cell office:value-type="string" calcext:value-type="string">
            <text:p>Reinsdorf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58" calcext:value-type="float">
            <text:p>16065058</text:p>
          </table:table-cell>
          <table:table-cell office:value-type="float" office:value="160655052058" calcext:value-type="float">
            <text:p>160655052058</text:p>
          </table:table-cell>
          <table:table-cell office:value-type="string" calcext:value-type="string">
            <text:p>Rockstedt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67" calcext:value-type="float">
            <text:p>16065067</text:p>
          </table:table-cell>
          <table:table-cell office:value-type="float" office:value="160650067067" calcext:value-type="float">
            <text:p>160650067067</text:p>
          </table:table-cell>
          <table:table-cell office:value-type="string" calcext:value-type="string">
            <text:p>Sondershausen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74" calcext:value-type="float">
            <text:p>16065074</text:p>
          </table:table-cell>
          <table:table-cell office:value-type="float" office:value="160655002074" calcext:value-type="float">
            <text:p>160655002074</text:p>
          </table:table-cell>
          <table:table-cell office:value-type="string" calcext:value-type="string">
            <text:p>Topfstedt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75" calcext:value-type="float">
            <text:p>16065075</text:p>
          </table:table-cell>
          <table:table-cell office:value-type="float" office:value="160655002075" calcext:value-type="float">
            <text:p>160655002075</text:p>
          </table:table-cell>
          <table:table-cell office:value-type="string" calcext:value-type="string">
            <text:p>Trebra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77" calcext:value-type="float">
            <text:p>16065077</text:p>
          </table:table-cell>
          <table:table-cell office:value-type="float" office:value="160655002077" calcext:value-type="float">
            <text:p>160655002077</text:p>
          </table:table-cell>
          <table:table-cell office:value-type="string" calcext:value-type="string">
            <text:p>Wasserthaleben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79" calcext:value-type="float">
            <text:p>16065079</text:p>
          </table:table-cell>
          <table:table-cell office:value-type="float" office:value="160655002079" calcext:value-type="float">
            <text:p>160655002079</text:p>
          </table:table-cell>
          <table:table-cell office:value-type="string" calcext:value-type="string">
            <text:p>Westgreußen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82" calcext:value-type="float">
            <text:p>16065082</text:p>
          </table:table-cell>
          <table:table-cell office:value-type="float" office:value="160655052082" calcext:value-type="float">
            <text:p>160655052082</text:p>
          </table:table-cell>
          <table:table-cell office:value-type="string" calcext:value-type="string">
            <text:p>Wolferschwenda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84" calcext:value-type="float">
            <text:p>16065084</text:p>
          </table:table-cell>
          <table:table-cell office:value-type="float" office:value="160655002084" calcext:value-type="float">
            <text:p>160655002084</text:p>
          </table:table-cell>
          <table:table-cell office:value-type="string" calcext:value-type="string">
            <text:p>Großenehrich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85" calcext:value-type="float">
            <text:p>16065085</text:p>
          </table:table-cell>
          <table:table-cell office:value-type="float" office:value="160650085085" calcext:value-type="float">
            <text:p>160650085085</text:p>
          </table:table-cell>
          <table:table-cell office:value-type="string" calcext:value-type="string">
            <text:p>Kyffhäuserland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86" calcext:value-type="float">
            <text:p>16065086</text:p>
          </table:table-cell>
          <table:table-cell office:value-type="float" office:value="160655055086" calcext:value-type="float">
            <text:p>160655055086</text:p>
          </table:table-cell>
          <table:table-cell office:value-type="string" calcext:value-type="string">
            <text:p>Artern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87" calcext:value-type="float">
            <text:p>16065087</text:p>
          </table:table-cell>
          <table:table-cell office:value-type="float" office:value="160650087087" calcext:value-type="float">
            <text:p>160650087087</text:p>
          </table:table-cell>
          <table:table-cell office:value-type="string" calcext:value-type="string">
            <text:p>Roßleben-Wiehe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5088" calcext:value-type="float">
            <text:p>16065088</text:p>
          </table:table-cell>
          <table:table-cell office:value-type="float" office:value="160655056088" calcext:value-type="float">
            <text:p>160655056088</text:p>
          </table:table-cell>
          <table:table-cell office:value-type="string" calcext:value-type="string">
            <text:p>An der Schmücke</text:p>
          </table:table-cell>
          <table:table-cell office:value-type="string" calcext:value-type="string">
            <text:p>Kyffhäuserkreis</text:p>
          </table:table-cell>
        </table:table-row>
        <table:table-row table:style-name="ro1">
          <table:table-cell office:value-type="float" office:value="16066005" calcext:value-type="float">
            <text:p>16066005</text:p>
          </table:table-cell>
          <table:table-cell office:value-type="float" office:value="160665014005" calcext:value-type="float">
            <text:p>160665014005</text:p>
          </table:table-cell>
          <table:table-cell office:value-type="string" calcext:value-type="string">
            <text:p>Belrieth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12" calcext:value-type="float">
            <text:p>16066012</text:p>
          </table:table-cell>
          <table:table-cell office:value-type="float" office:value="160665005012" calcext:value-type="float">
            <text:p>160665005012</text:p>
          </table:table-cell>
          <table:table-cell office:value-type="string" calcext:value-type="string">
            <text:p>Birx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13" calcext:value-type="float">
            <text:p>16066013</text:p>
          </table:table-cell>
          <table:table-cell office:value-type="float" office:value="160665051013" calcext:value-type="float">
            <text:p>160665051013</text:p>
          </table:table-cell>
          <table:table-cell office:value-type="string" calcext:value-type="string">
            <text:p>Breitungen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15" calcext:value-type="float">
            <text:p>16066015</text:p>
          </table:table-cell>
          <table:table-cell office:value-type="float" office:value="160665014015" calcext:value-type="float">
            <text:p>160665014015</text:p>
          </table:table-cell>
          <table:table-cell office:value-type="string" calcext:value-type="string">
            <text:p>Christes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16" calcext:value-type="float">
            <text:p>16066016</text:p>
          </table:table-cell>
          <table:table-cell office:value-type="float" office:value="160665014016" calcext:value-type="float">
            <text:p>160665014016</text:p>
          </table:table-cell>
          <table:table-cell office:value-type="string" calcext:value-type="string">
            <text:p>Dillstädt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17" calcext:value-type="float">
            <text:p>16066017</text:p>
          </table:table-cell>
          <table:table-cell office:value-type="float" office:value="160665014017" calcext:value-type="float">
            <text:p>160665014017</text:p>
          </table:table-cell>
          <table:table-cell office:value-type="string" calcext:value-type="string">
            <text:p>Einhausen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18" calcext:value-type="float">
            <text:p>16066018</text:p>
          </table:table-cell>
          <table:table-cell office:value-type="float" office:value="160665014018" calcext:value-type="float">
            <text:p>160665014018</text:p>
          </table:table-cell>
          <table:table-cell office:value-type="string" calcext:value-type="string">
            <text:p>Ellingshausen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19" calcext:value-type="float">
            <text:p>16066019</text:p>
          </table:table-cell>
          <table:table-cell office:value-type="float" office:value="160665005019" calcext:value-type="float">
            <text:p>160665005019</text:p>
          </table:table-cell>
          <table:table-cell office:value-type="string" calcext:value-type="string">
            <text:p>Erbenhausen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22" calcext:value-type="float">
            <text:p>16066022</text:p>
          </table:table-cell>
          <table:table-cell office:value-type="float" office:value="160665051022" calcext:value-type="float">
            <text:p>160665051022</text:p>
          </table:table-cell>
          <table:table-cell office:value-type="string" calcext:value-type="string">
            <text:p>Fambach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23" calcext:value-type="float">
            <text:p>16066023</text:p>
          </table:table-cell>
          <table:table-cell office:value-type="float" office:value="160660023023" calcext:value-type="float">
            <text:p>160660023023</text:p>
          </table:table-cell>
          <table:table-cell office:value-type="string" calcext:value-type="string">
            <text:p>Floh-Seligenthal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24" calcext:value-type="float">
            <text:p>16066024</text:p>
          </table:table-cell>
          <table:table-cell office:value-type="float" office:value="160665005024" calcext:value-type="float">
            <text:p>160665005024</text:p>
          </table:table-cell>
          <table:table-cell office:value-type="string" calcext:value-type="string">
            <text:p>Frankenheim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25" calcext:value-type="float">
            <text:p>16066025</text:p>
          </table:table-cell>
          <table:table-cell office:value-type="float" office:value="160665013025" calcext:value-type="float">
            <text:p>160665013025</text:p>
          </table:table-cell>
          <table:table-cell office:value-type="string" calcext:value-type="string">
            <text:p>Friedelshausen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38" calcext:value-type="float">
            <text:p>16066038</text:p>
          </table:table-cell>
          <table:table-cell office:value-type="float" office:value="160665014038" calcext:value-type="float">
            <text:p>160665014038</text:p>
          </table:table-cell>
          <table:table-cell office:value-type="string" calcext:value-type="string">
            <text:p>Kühndorf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39" calcext:value-type="float">
            <text:p>16066039</text:p>
          </table:table-cell>
          <table:table-cell office:value-type="float" office:value="160665014039" calcext:value-type="float">
            <text:p>160665014039</text:p>
          </table:table-cell>
          <table:table-cell office:value-type="string" calcext:value-type="string">
            <text:p>Leutersdorf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41" calcext:value-type="float">
            <text:p>16066041</text:p>
          </table:table-cell>
          <table:table-cell office:value-type="float" office:value="160665013041" calcext:value-type="float">
            <text:p>160665013041</text:p>
          </table:table-cell>
          <table:table-cell office:value-type="string" calcext:value-type="string">
            <text:p>Mehmels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42" calcext:value-type="float">
            <text:p>16066042</text:p>
          </table:table-cell>
          <table:table-cell office:value-type="float" office:value="160665050042" calcext:value-type="float">
            <text:p>160665050042</text:p>
          </table:table-cell>
          <table:table-cell office:value-type="string" calcext:value-type="string">
            <text:p>Meiningen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45" calcext:value-type="float">
            <text:p>16066045</text:p>
          </table:table-cell>
          <table:table-cell office:value-type="float" office:value="160665014045" calcext:value-type="float">
            <text:p>160665014045</text:p>
          </table:table-cell>
          <table:table-cell office:value-type="string" calcext:value-type="string">
            <text:p>Neubrunn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47" calcext:value-type="float">
            <text:p>16066047</text:p>
          </table:table-cell>
          <table:table-cell office:value-type="float" office:value="160660047047" calcext:value-type="float">
            <text:p>160660047047</text:p>
          </table:table-cell>
          <table:table-cell office:value-type="string" calcext:value-type="string">
            <text:p>Oberhof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49" calcext:value-type="float">
            <text:p>16066049</text:p>
          </table:table-cell>
          <table:table-cell office:value-type="float" office:value="160665014049" calcext:value-type="float">
            <text:p>160665014049</text:p>
          </table:table-cell>
          <table:table-cell office:value-type="string" calcext:value-type="string">
            <text:p>Obermaßfeld-Grimmenthal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52" calcext:value-type="float">
            <text:p>16066052</text:p>
          </table:table-cell>
          <table:table-cell office:value-type="float" office:value="160665005052" calcext:value-type="float">
            <text:p>160665005052</text:p>
          </table:table-cell>
          <table:table-cell office:value-type="string" calcext:value-type="string">
            <text:p>Oberweid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56" calcext:value-type="float">
            <text:p>16066056</text:p>
          </table:table-cell>
          <table:table-cell office:value-type="float" office:value="160665050056" calcext:value-type="float">
            <text:p>160665050056</text:p>
          </table:table-cell>
          <table:table-cell office:value-type="string" calcext:value-type="string">
            <text:p>Rippershausen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57" calcext:value-type="float">
            <text:p>16066057</text:p>
          </table:table-cell>
          <table:table-cell office:value-type="float" office:value="160665014057" calcext:value-type="float">
            <text:p>160665014057</text:p>
          </table:table-cell>
          <table:table-cell office:value-type="string" calcext:value-type="string">
            <text:p>Ritschenhausen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58" calcext:value-type="float">
            <text:p>16066058</text:p>
          </table:table-cell>
          <table:table-cell office:value-type="float" office:value="160665014058" calcext:value-type="float">
            <text:p>160665014058</text:p>
          </table:table-cell>
          <table:table-cell office:value-type="string" calcext:value-type="string">
            <text:p>Rohr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59" calcext:value-type="float">
            <text:p>16066059</text:p>
          </table:table-cell>
          <table:table-cell office:value-type="float" office:value="160665051059" calcext:value-type="float">
            <text:p>160665051059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61" calcext:value-type="float">
            <text:p>16066061</text:p>
          </table:table-cell>
          <table:table-cell office:value-type="float" office:value="160665051061" calcext:value-type="float">
            <text:p>160665051061</text:p>
          </table:table-cell>
          <table:table-cell office:value-type="string" calcext:value-type="string">
            <text:p>Roßdorf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63" calcext:value-type="float">
            <text:p>16066063</text:p>
          </table:table-cell>
          <table:table-cell office:value-type="float" office:value="160660063063" calcext:value-type="float">
            <text:p>160660063063</text:p>
          </table:table-cell>
          <table:table-cell office:value-type="string" calcext:value-type="string">
            <text:p>Schmalkalden, Kurort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64" calcext:value-type="float">
            <text:p>16066064</text:p>
          </table:table-cell>
          <table:table-cell office:value-type="float" office:value="160665013064" calcext:value-type="float">
            <text:p>160665013064</text:p>
          </table:table-cell>
          <table:table-cell office:value-type="string" calcext:value-type="string">
            <text:p>Schwallungen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65" calcext:value-type="float">
            <text:p>16066065</text:p>
          </table:table-cell>
          <table:table-cell office:value-type="float" office:value="160665014065" calcext:value-type="float">
            <text:p>160665014065</text:p>
          </table:table-cell>
          <table:table-cell office:value-type="string" calcext:value-type="string">
            <text:p>Schwarza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69" calcext:value-type="float">
            <text:p>16066069</text:p>
          </table:table-cell>
          <table:table-cell office:value-type="float" office:value="160660069069" calcext:value-type="float">
            <text:p>160660069069</text:p>
          </table:table-cell>
          <table:table-cell office:value-type="string" calcext:value-type="string">
            <text:p>Steinbach-Hallenberg, Kurort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73" calcext:value-type="float">
            <text:p>16066073</text:p>
          </table:table-cell>
          <table:table-cell office:value-type="float" office:value="160665050073" calcext:value-type="float">
            <text:p>160665050073</text:p>
          </table:table-cell>
          <table:table-cell office:value-type="string" calcext:value-type="string">
            <text:p>Sülzfeld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74" calcext:value-type="float">
            <text:p>16066074</text:p>
          </table:table-cell>
          <table:table-cell office:value-type="float" office:value="160660074074" calcext:value-type="float">
            <text:p>160660074074</text:p>
          </table:table-cell>
          <table:table-cell office:value-type="string" calcext:value-type="string">
            <text:p>Brotterode-Trusetal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76" calcext:value-type="float">
            <text:p>16066076</text:p>
          </table:table-cell>
          <table:table-cell office:value-type="float" office:value="160665050076" calcext:value-type="float">
            <text:p>160665050076</text:p>
          </table:table-cell>
          <table:table-cell office:value-type="string" calcext:value-type="string">
            <text:p>Untermaßfeld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79" calcext:value-type="float">
            <text:p>16066079</text:p>
          </table:table-cell>
          <table:table-cell office:value-type="float" office:value="160665014079" calcext:value-type="float">
            <text:p>160665014079</text:p>
          </table:table-cell>
          <table:table-cell office:value-type="string" calcext:value-type="string">
            <text:p>Utendorf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81" calcext:value-type="float">
            <text:p>16066081</text:p>
          </table:table-cell>
          <table:table-cell office:value-type="float" office:value="160665014081" calcext:value-type="float">
            <text:p>160665014081</text:p>
          </table:table-cell>
          <table:table-cell office:value-type="string" calcext:value-type="string">
            <text:p>Vachdorf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86" calcext:value-type="float">
            <text:p>16066086</text:p>
          </table:table-cell>
          <table:table-cell office:value-type="float" office:value="160665013086" calcext:value-type="float">
            <text:p>160665013086</text:p>
          </table:table-cell>
          <table:table-cell office:value-type="string" calcext:value-type="string">
            <text:p>Wasungen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92" calcext:value-type="float">
            <text:p>16066092</text:p>
          </table:table-cell>
          <table:table-cell office:value-type="float" office:value="160660092092" calcext:value-type="float">
            <text:p>160660092092</text:p>
          </table:table-cell>
          <table:table-cell office:value-type="string" calcext:value-type="string">
            <text:p>Zella-Mehlis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93" calcext:value-type="float">
            <text:p>16066093</text:p>
          </table:table-cell>
          <table:table-cell office:value-type="float" office:value="160660093093" calcext:value-type="float">
            <text:p>160660093093</text:p>
          </table:table-cell>
          <table:table-cell office:value-type="string" calcext:value-type="string">
            <text:p>Rhönblick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94" calcext:value-type="float">
            <text:p>16066094</text:p>
          </table:table-cell>
          <table:table-cell office:value-type="float" office:value="160660094094" calcext:value-type="float">
            <text:p>160660094094</text:p>
          </table:table-cell>
          <table:table-cell office:value-type="string" calcext:value-type="string">
            <text:p>Grabfeld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6095" calcext:value-type="float">
            <text:p>16066095</text:p>
          </table:table-cell>
          <table:table-cell office:value-type="float" office:value="160665005095" calcext:value-type="float">
            <text:p>160665005095</text:p>
          </table:table-cell>
          <table:table-cell office:value-type="string" calcext:value-type="string">
            <text:p>Kaltennordheim</text:p>
          </table:table-cell>
          <table:table-cell office:value-type="string" calcext:value-type="string">
            <text:p>Schmalkalden-Meiningen</text:p>
          </table:table-cell>
        </table:table-row>
        <table:table-row table:style-name="ro1">
          <table:table-cell office:value-type="float" office:value="16067004" calcext:value-type="float">
            <text:p>16067004</text:p>
          </table:table-cell>
          <table:table-cell office:value-type="float" office:value="160675007004" calcext:value-type="float">
            <text:p>160675007004</text:p>
          </table:table-cell>
          <table:table-cell office:value-type="string" calcext:value-type="string">
            <text:p>Bienstädt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09" calcext:value-type="float">
            <text:p>16067009</text:p>
          </table:table-cell>
          <table:table-cell office:value-type="float" office:value="160675012009" calcext:value-type="float">
            <text:p>160675012009</text:p>
          </table:table-cell>
          <table:table-cell office:value-type="string" calcext:value-type="string">
            <text:p>Dachwig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11" calcext:value-type="float">
            <text:p>16067011</text:p>
          </table:table-cell>
          <table:table-cell office:value-type="float" office:value="160675012011" calcext:value-type="float">
            <text:p>160675012011</text:p>
          </table:table-cell>
          <table:table-cell office:value-type="string" calcext:value-type="string">
            <text:p>Döllstädt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13" calcext:value-type="float">
            <text:p>16067013</text:p>
          </table:table-cell>
          <table:table-cell office:value-type="float" office:value="160675054013" calcext:value-type="float">
            <text:p>160675054013</text:p>
          </table:table-cell>
          <table:table-cell office:value-type="string" calcext:value-type="string">
            <text:p>Emleben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16" calcext:value-type="float">
            <text:p>16067016</text:p>
          </table:table-cell>
          <table:table-cell office:value-type="float" office:value="160675007016" calcext:value-type="float">
            <text:p>160675007016</text:p>
          </table:table-cell>
          <table:table-cell office:value-type="string" calcext:value-type="string">
            <text:p>Eschenbergen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19" calcext:value-type="float">
            <text:p>16067019</text:p>
          </table:table-cell>
          <table:table-cell office:value-type="float" office:value="160670019019" calcext:value-type="float">
            <text:p>160670019019</text:p>
          </table:table-cell>
          <table:table-cell office:value-type="string" calcext:value-type="string">
            <text:p>Friedrichroda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22" calcext:value-type="float">
            <text:p>16067022</text:p>
          </table:table-cell>
          <table:table-cell office:value-type="float" office:value="160675007022" calcext:value-type="float">
            <text:p>160675007022</text:p>
          </table:table-cell>
          <table:table-cell office:value-type="string" calcext:value-type="string">
            <text:p>Friemar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26" calcext:value-type="float">
            <text:p>16067026</text:p>
          </table:table-cell>
          <table:table-cell office:value-type="float" office:value="160675012026" calcext:value-type="float">
            <text:p>160675012026</text:p>
          </table:table-cell>
          <table:table-cell office:value-type="string" calcext:value-type="string">
            <text:p>Gierstädt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29" calcext:value-type="float">
            <text:p>16067029</text:p>
          </table:table-cell>
          <table:table-cell office:value-type="float" office:value="160670029029" calcext:value-type="float">
            <text:p>160670029029</text:p>
          </table:table-cell>
          <table:table-cell table:number-columns-repeated="2" office:value-type="string" calcext:value-type="string">
            <text:p>Gotha</text:p>
          </table:table-cell>
        </table:table-row>
        <table:table-row table:style-name="ro1">
          <table:table-cell office:value-type="float" office:value="16067033" calcext:value-type="float">
            <text:p>16067033</text:p>
          </table:table-cell>
          <table:table-cell office:value-type="float" office:value="160675012033" calcext:value-type="float">
            <text:p>160675012033</text:p>
          </table:table-cell>
          <table:table-cell office:value-type="string" calcext:value-type="string">
            <text:p>Großfahner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36" calcext:value-type="float">
            <text:p>16067036</text:p>
          </table:table-cell>
          <table:table-cell office:value-type="float" office:value="160675054036" calcext:value-type="float">
            <text:p>160675054036</text:p>
          </table:table-cell>
          <table:table-cell office:value-type="string" calcext:value-type="string">
            <text:p>Herrenhof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44" calcext:value-type="float">
            <text:p>16067044</text:p>
          </table:table-cell>
          <table:table-cell office:value-type="float" office:value="160675050044" calcext:value-type="float">
            <text:p>160675050044</text:p>
          </table:table-cell>
          <table:table-cell office:value-type="string" calcext:value-type="string">
            <text:p>Luisenthal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47" calcext:value-type="float">
            <text:p>16067047</text:p>
          </table:table-cell>
          <table:table-cell office:value-type="float" office:value="160675007047" calcext:value-type="float">
            <text:p>160675007047</text:p>
          </table:table-cell>
          <table:table-cell office:value-type="string" calcext:value-type="string">
            <text:p>Molschleben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52" calcext:value-type="float">
            <text:p>16067052</text:p>
          </table:table-cell>
          <table:table-cell office:value-type="float" office:value="160675007052" calcext:value-type="float">
            <text:p>160675007052</text:p>
          </table:table-cell>
          <table:table-cell office:value-type="string" calcext:value-type="string">
            <text:p>Nottleben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53" calcext:value-type="float">
            <text:p>16067053</text:p>
          </table:table-cell>
          <table:table-cell office:value-type="float" office:value="160675050053" calcext:value-type="float">
            <text:p>160675050053</text:p>
          </table:table-cell>
          <table:table-cell office:value-type="string" calcext:value-type="string">
            <text:p>Ohrdruf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55" calcext:value-type="float">
            <text:p>16067055</text:p>
          </table:table-cell>
          <table:table-cell office:value-type="float" office:value="160675007055" calcext:value-type="float">
            <text:p>160675007055</text:p>
          </table:table-cell>
          <table:table-cell office:value-type="string" calcext:value-type="string">
            <text:p>Pferdingsleben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59" calcext:value-type="float">
            <text:p>16067059</text:p>
          </table:table-cell>
          <table:table-cell office:value-type="float" office:value="160675052059" calcext:value-type="float">
            <text:p>160675052059</text:p>
          </table:table-cell>
          <table:table-cell office:value-type="string" calcext:value-type="string">
            <text:p>Schwabhausen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63" calcext:value-type="float">
            <text:p>16067063</text:p>
          </table:table-cell>
          <table:table-cell office:value-type="float" office:value="160675053063" calcext:value-type="float">
            <text:p>160675053063</text:p>
          </table:table-cell>
          <table:table-cell office:value-type="string" calcext:value-type="string">
            <text:p>Sonneborn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64" calcext:value-type="float">
            <text:p>16067064</text:p>
          </table:table-cell>
          <table:table-cell office:value-type="float" office:value="160670064064" calcext:value-type="float">
            <text:p>160670064064</text:p>
          </table:table-cell>
          <table:table-cell office:value-type="string" calcext:value-type="string">
            <text:p>Bad Tabarz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65" calcext:value-type="float">
            <text:p>16067065</text:p>
          </table:table-cell>
          <table:table-cell office:value-type="float" office:value="160670065065" calcext:value-type="float">
            <text:p>160670065065</text:p>
          </table:table-cell>
          <table:table-cell office:value-type="string" calcext:value-type="string">
            <text:p>Tambach-Dietharz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67" calcext:value-type="float">
            <text:p>16067067</text:p>
          </table:table-cell>
          <table:table-cell office:value-type="float" office:value="160675012067" calcext:value-type="float">
            <text:p>160675012067</text:p>
          </table:table-cell>
          <table:table-cell office:value-type="string" calcext:value-type="string">
            <text:p>Tonna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68" calcext:value-type="float">
            <text:p>16067068</text:p>
          </table:table-cell>
          <table:table-cell office:value-type="float" office:value="160675007068" calcext:value-type="float">
            <text:p>160675007068</text:p>
          </table:table-cell>
          <table:table-cell office:value-type="string" calcext:value-type="string">
            <text:p>Tröchtelborn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71" calcext:value-type="float">
            <text:p>16067071</text:p>
          </table:table-cell>
          <table:table-cell office:value-type="float" office:value="160675007071" calcext:value-type="float">
            <text:p>160675007071</text:p>
          </table:table-cell>
          <table:table-cell office:value-type="string" calcext:value-type="string">
            <text:p>Tüttleben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72" calcext:value-type="float">
            <text:p>16067072</text:p>
          </table:table-cell>
          <table:table-cell office:value-type="float" office:value="160670072072" calcext:value-type="float">
            <text:p>160670072072</text:p>
          </table:table-cell>
          <table:table-cell office:value-type="string" calcext:value-type="string">
            <text:p>Waltershausen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82" calcext:value-type="float">
            <text:p>16067082</text:p>
          </table:table-cell>
          <table:table-cell office:value-type="float" office:value="160675007082" calcext:value-type="float">
            <text:p>160675007082</text:p>
          </table:table-cell>
          <table:table-cell office:value-type="string" calcext:value-type="string">
            <text:p>Zimmernsupra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87" calcext:value-type="float">
            <text:p>16067087</text:p>
          </table:table-cell>
          <table:table-cell office:value-type="float" office:value="160670087087" calcext:value-type="float">
            <text:p>160670087087</text:p>
          </table:table-cell>
          <table:table-cell office:value-type="string" calcext:value-type="string">
            <text:p>Nesse-Apfelstädt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88" calcext:value-type="float">
            <text:p>16067088</text:p>
          </table:table-cell>
          <table:table-cell office:value-type="float" office:value="160670088088" calcext:value-type="float">
            <text:p>160670088088</text:p>
          </table:table-cell>
          <table:table-cell office:value-type="string" calcext:value-type="string">
            <text:p>Hörsel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89" calcext:value-type="float">
            <text:p>16067089</text:p>
          </table:table-cell>
          <table:table-cell office:value-type="float" office:value="160675052089" calcext:value-type="float">
            <text:p>160675052089</text:p>
          </table:table-cell>
          <table:table-cell office:value-type="string" calcext:value-type="string">
            <text:p>Drei Gleichen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91" calcext:value-type="float">
            <text:p>16067091</text:p>
          </table:table-cell>
          <table:table-cell office:value-type="float" office:value="160675053091" calcext:value-type="float">
            <text:p>160675053091</text:p>
          </table:table-cell>
          <table:table-cell office:value-type="string" calcext:value-type="string">
            <text:p>Nessetal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7092" calcext:value-type="float">
            <text:p>16067092</text:p>
          </table:table-cell>
          <table:table-cell office:value-type="float" office:value="160675054092" calcext:value-type="float">
            <text:p>160675054092</text:p>
          </table:table-cell>
          <table:table-cell office:value-type="string" calcext:value-type="string">
            <text:p>Georgenthal</text:p>
          </table:table-cell>
          <table:table-cell office:value-type="string" calcext:value-type="string">
            <text:p>Gotha</text:p>
          </table:table-cell>
        </table:table-row>
        <table:table-row table:style-name="ro1">
          <table:table-cell office:value-type="float" office:value="16068001" calcext:value-type="float">
            <text:p>16068001</text:p>
          </table:table-cell>
          <table:table-cell office:value-type="float" office:value="160685012001" calcext:value-type="float">
            <text:p>160685012001</text:p>
          </table:table-cell>
          <table:table-cell office:value-type="string" calcext:value-type="string">
            <text:p>Alperstedt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02" calcext:value-type="float">
            <text:p>16068002</text:p>
          </table:table-cell>
          <table:table-cell office:value-type="float" office:value="160685002002" calcext:value-type="float">
            <text:p>160685002002</text:p>
          </table:table-cell>
          <table:table-cell office:value-type="string" calcext:value-type="string">
            <text:p>Andisleben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05" calcext:value-type="float">
            <text:p>16068005</text:p>
          </table:table-cell>
          <table:table-cell office:value-type="float" office:value="160685005005" calcext:value-type="float">
            <text:p>160685005005</text:p>
          </table:table-cell>
          <table:table-cell office:value-type="string" calcext:value-type="string">
            <text:p>Büchel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07" calcext:value-type="float">
            <text:p>16068007</text:p>
          </table:table-cell>
          <table:table-cell office:value-type="float" office:value="160685012007" calcext:value-type="float">
            <text:p>160685012007</text:p>
          </table:table-cell>
          <table:table-cell office:value-type="string" calcext:value-type="string">
            <text:p>Eckstedt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09" calcext:value-type="float">
            <text:p>16068009</text:p>
          </table:table-cell>
          <table:table-cell office:value-type="float" office:value="160685050009" calcext:value-type="float">
            <text:p>160685050009</text:p>
          </table:table-cell>
          <table:table-cell office:value-type="string" calcext:value-type="string">
            <text:p>Elxleben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13" calcext:value-type="float">
            <text:p>16068013</text:p>
          </table:table-cell>
          <table:table-cell office:value-type="float" office:value="160685009013" calcext:value-type="float">
            <text:p>160685009013</text:p>
          </table:table-cell>
          <table:table-cell office:value-type="string" calcext:value-type="string">
            <text:p>Gangloffsömmern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14" calcext:value-type="float">
            <text:p>16068014</text:p>
          </table:table-cell>
          <table:table-cell office:value-type="float" office:value="160685002014" calcext:value-type="float">
            <text:p>160685002014</text:p>
          </table:table-cell>
          <table:table-cell office:value-type="string" calcext:value-type="string">
            <text:p>Gebesee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15" calcext:value-type="float">
            <text:p>16068015</text:p>
          </table:table-cell>
          <table:table-cell office:value-type="float" office:value="160685005015" calcext:value-type="float">
            <text:p>160685005015</text:p>
          </table:table-cell>
          <table:table-cell office:value-type="string" calcext:value-type="string">
            <text:p>Griefstedt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17" calcext:value-type="float">
            <text:p>16068017</text:p>
          </table:table-cell>
          <table:table-cell office:value-type="float" office:value="160685012017" calcext:value-type="float">
            <text:p>160685012017</text:p>
          </table:table-cell>
          <table:table-cell office:value-type="string" calcext:value-type="string">
            <text:p>Großmölsen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19" calcext:value-type="float">
            <text:p>16068019</text:p>
          </table:table-cell>
          <table:table-cell office:value-type="float" office:value="160685006019" calcext:value-type="float">
            <text:p>160685006019</text:p>
          </table:table-cell>
          <table:table-cell office:value-type="string" calcext:value-type="string">
            <text:p>Großneuhausen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21" calcext:value-type="float">
            <text:p>16068021</text:p>
          </table:table-cell>
          <table:table-cell office:value-type="float" office:value="160685012021" calcext:value-type="float">
            <text:p>160685012021</text:p>
          </table:table-cell>
          <table:table-cell office:value-type="string" calcext:value-type="string">
            <text:p>Großrudestedt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22" calcext:value-type="float">
            <text:p>16068022</text:p>
          </table:table-cell>
          <table:table-cell office:value-type="float" office:value="160685005022" calcext:value-type="float">
            <text:p>160685005022</text:p>
          </table:table-cell>
          <table:table-cell office:value-type="string" calcext:value-type="string">
            <text:p>Günstedt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25" calcext:value-type="float">
            <text:p>16068025</text:p>
          </table:table-cell>
          <table:table-cell office:value-type="float" office:value="160685009025" calcext:value-type="float">
            <text:p>160685009025</text:p>
          </table:table-cell>
          <table:table-cell office:value-type="string" calcext:value-type="string">
            <text:p>Haßleben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32" calcext:value-type="float">
            <text:p>16068032</text:p>
          </table:table-cell>
          <table:table-cell office:value-type="float" office:value="160685012032" calcext:value-type="float">
            <text:p>160685012032</text:p>
          </table:table-cell>
          <table:table-cell office:value-type="string" calcext:value-type="string">
            <text:p>Kleinmölsen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33" calcext:value-type="float">
            <text:p>16068033</text:p>
          </table:table-cell>
          <table:table-cell office:value-type="float" office:value="160685006033" calcext:value-type="float">
            <text:p>160685006033</text:p>
          </table:table-cell>
          <table:table-cell office:value-type="string" calcext:value-type="string">
            <text:p>Kleinneuhausen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34" calcext:value-type="float">
            <text:p>16068034</text:p>
          </table:table-cell>
          <table:table-cell office:value-type="float" office:value="160685006034" calcext:value-type="float">
            <text:p>160685006034</text:p>
          </table:table-cell>
          <table:table-cell office:value-type="string" calcext:value-type="string">
            <text:p>Kölleda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36" calcext:value-type="float">
            <text:p>16068036</text:p>
          </table:table-cell>
          <table:table-cell office:value-type="float" office:value="160685012036" calcext:value-type="float">
            <text:p>160685012036</text:p>
          </table:table-cell>
          <table:table-cell office:value-type="string" calcext:value-type="string">
            <text:p>Markvippach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37" calcext:value-type="float">
            <text:p>16068037</text:p>
          </table:table-cell>
          <table:table-cell office:value-type="float" office:value="160685012037" calcext:value-type="float">
            <text:p>160685012037</text:p>
          </table:table-cell>
          <table:table-cell office:value-type="string" calcext:value-type="string">
            <text:p>Nöda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39" calcext:value-type="float">
            <text:p>16068039</text:p>
          </table:table-cell>
          <table:table-cell office:value-type="float" office:value="160685012039" calcext:value-type="float">
            <text:p>160685012039</text:p>
          </table:table-cell>
          <table:table-cell office:value-type="string" calcext:value-type="string">
            <text:p>Ollendorf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41" calcext:value-type="float">
            <text:p>16068041</text:p>
          </table:table-cell>
          <table:table-cell office:value-type="float" office:value="160685006041" calcext:value-type="float">
            <text:p>160685006041</text:p>
          </table:table-cell>
          <table:table-cell office:value-type="string" calcext:value-type="string">
            <text:p>Ostramondra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42" calcext:value-type="float">
            <text:p>16068042</text:p>
          </table:table-cell>
          <table:table-cell office:value-type="float" office:value="160685006042" calcext:value-type="float">
            <text:p>160685006042</text:p>
          </table:table-cell>
          <table:table-cell office:value-type="string" calcext:value-type="string">
            <text:p>Rastenberg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43" calcext:value-type="float">
            <text:p>16068043</text:p>
          </table:table-cell>
          <table:table-cell office:value-type="float" office:value="160685005043" calcext:value-type="float">
            <text:p>160685005043</text:p>
          </table:table-cell>
          <table:table-cell office:value-type="string" calcext:value-type="string">
            <text:p>Riethgen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44" calcext:value-type="float">
            <text:p>16068044</text:p>
          </table:table-cell>
          <table:table-cell office:value-type="float" office:value="160685009044" calcext:value-type="float">
            <text:p>160685009044</text:p>
          </table:table-cell>
          <table:table-cell office:value-type="string" calcext:value-type="string">
            <text:p>Riethnordhausen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45" calcext:value-type="float">
            <text:p>16068045</text:p>
          </table:table-cell>
          <table:table-cell office:value-type="float" office:value="160685002045" calcext:value-type="float">
            <text:p>160685002045</text:p>
          </table:table-cell>
          <table:table-cell office:value-type="string" calcext:value-type="string">
            <text:p>Ringleben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48" calcext:value-type="float">
            <text:p>16068048</text:p>
          </table:table-cell>
          <table:table-cell office:value-type="float" office:value="160685012048" calcext:value-type="float">
            <text:p>160685012048</text:p>
          </table:table-cell>
          <table:table-cell office:value-type="string" calcext:value-type="string">
            <text:p>Schloßvippach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49" calcext:value-type="float">
            <text:p>16068049</text:p>
          </table:table-cell>
          <table:table-cell office:value-type="float" office:value="160685009049" calcext:value-type="float">
            <text:p>160685009049</text:p>
          </table:table-cell>
          <table:table-cell office:value-type="string" calcext:value-type="string">
            <text:p>Schwerstedt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51" calcext:value-type="float">
            <text:p>16068051</text:p>
          </table:table-cell>
          <table:table-cell office:value-type="float" office:value="160680051051" calcext:value-type="float">
            <text:p>160680051051</text:p>
          </table:table-cell>
          <table:table-cell table:number-columns-repeated="2" office:value-type="string" calcext:value-type="string">
            <text:p>Sömmerda</text:p>
          </table:table-cell>
        </table:table-row>
        <table:table-row table:style-name="ro1">
          <table:table-cell office:value-type="float" office:value="16068052" calcext:value-type="float">
            <text:p>16068052</text:p>
          </table:table-cell>
          <table:table-cell office:value-type="float" office:value="160685012052" calcext:value-type="float">
            <text:p>160685012052</text:p>
          </table:table-cell>
          <table:table-cell office:value-type="string" calcext:value-type="string">
            <text:p>Sprötau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53" calcext:value-type="float">
            <text:p>16068053</text:p>
          </table:table-cell>
          <table:table-cell office:value-type="float" office:value="160685009053" calcext:value-type="float">
            <text:p>160685009053</text:p>
          </table:table-cell>
          <table:table-cell office:value-type="string" calcext:value-type="string">
            <text:p>Straußfurt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55" calcext:value-type="float">
            <text:p>16068055</text:p>
          </table:table-cell>
          <table:table-cell office:value-type="float" office:value="160685012055" calcext:value-type="float">
            <text:p>160685012055</text:p>
          </table:table-cell>
          <table:table-cell office:value-type="string" calcext:value-type="string">
            <text:p>Udestedt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56" calcext:value-type="float">
            <text:p>16068056</text:p>
          </table:table-cell>
          <table:table-cell office:value-type="float" office:value="160685012056" calcext:value-type="float">
            <text:p>160685012056</text:p>
          </table:table-cell>
          <table:table-cell office:value-type="string" calcext:value-type="string">
            <text:p>Vogelsberg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57" calcext:value-type="float">
            <text:p>16068057</text:p>
          </table:table-cell>
          <table:table-cell office:value-type="float" office:value="160685002057" calcext:value-type="float">
            <text:p>160685002057</text:p>
          </table:table-cell>
          <table:table-cell office:value-type="string" calcext:value-type="string">
            <text:p>Walschleben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58" calcext:value-type="float">
            <text:p>16068058</text:p>
          </table:table-cell>
          <table:table-cell office:value-type="float" office:value="160680058058" calcext:value-type="float">
            <text:p>160680058058</text:p>
          </table:table-cell>
          <table:table-cell office:value-type="string" calcext:value-type="string">
            <text:p>Weißensee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59" calcext:value-type="float">
            <text:p>16068059</text:p>
          </table:table-cell>
          <table:table-cell office:value-type="float" office:value="160685009059" calcext:value-type="float">
            <text:p>160685009059</text:p>
          </table:table-cell>
          <table:table-cell office:value-type="string" calcext:value-type="string">
            <text:p>Werningshausen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61" calcext:value-type="float">
            <text:p>16068061</text:p>
          </table:table-cell>
          <table:table-cell office:value-type="float" office:value="160685050061" calcext:value-type="float">
            <text:p>160685050061</text:p>
          </table:table-cell>
          <table:table-cell office:value-type="string" calcext:value-type="string">
            <text:p>Witterda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62" calcext:value-type="float">
            <text:p>16068062</text:p>
          </table:table-cell>
          <table:table-cell office:value-type="float" office:value="160685009062" calcext:value-type="float">
            <text:p>160685009062</text:p>
          </table:table-cell>
          <table:table-cell office:value-type="string" calcext:value-type="string">
            <text:p>Wundersleben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63" calcext:value-type="float">
            <text:p>16068063</text:p>
          </table:table-cell>
          <table:table-cell office:value-type="float" office:value="160680063063" calcext:value-type="float">
            <text:p>160680063063</text:p>
          </table:table-cell>
          <table:table-cell office:value-type="string" calcext:value-type="string">
            <text:p>Buttstädt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8064" calcext:value-type="float">
            <text:p>16068064</text:p>
          </table:table-cell>
          <table:table-cell office:value-type="float" office:value="160685005064" calcext:value-type="float">
            <text:p>160685005064</text:p>
          </table:table-cell>
          <table:table-cell office:value-type="string" calcext:value-type="string">
            <text:p>Kindelbrück</text:p>
          </table:table-cell>
          <table:table-cell office:value-type="string" calcext:value-type="string">
            <text:p>Sömmerda</text:p>
          </table:table-cell>
        </table:table-row>
        <table:table-row table:style-name="ro1">
          <table:table-cell office:value-type="float" office:value="16069001" calcext:value-type="float">
            <text:p>16069001</text:p>
          </table:table-cell>
          <table:table-cell office:value-type="float" office:value="160695002001" calcext:value-type="float">
            <text:p>160695002001</text:p>
          </table:table-cell>
          <table:table-cell office:value-type="string" calcext:value-type="string">
            <text:p>Ahlstädt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03" calcext:value-type="float">
            <text:p>16069003</text:p>
          </table:table-cell>
          <table:table-cell office:value-type="float" office:value="160695002003" calcext:value-type="float">
            <text:p>160695002003</text:p>
          </table:table-cell>
          <table:table-cell office:value-type="string" calcext:value-type="string">
            <text:p>Beinerstadt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04" calcext:value-type="float">
            <text:p>16069004</text:p>
          </table:table-cell>
          <table:table-cell office:value-type="float" office:value="160695002004" calcext:value-type="float">
            <text:p>160695002004</text:p>
          </table:table-cell>
          <table:table-cell office:value-type="string" calcext:value-type="string">
            <text:p>Bischofrod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06" calcext:value-type="float">
            <text:p>16069006</text:p>
          </table:table-cell>
          <table:table-cell office:value-type="float" office:value="160695051006" calcext:value-type="float">
            <text:p>160695051006</text:p>
          </table:table-cell>
          <table:table-cell office:value-type="string" calcext:value-type="string">
            <text:p>Brünn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08" calcext:value-type="float">
            <text:p>16069008</text:p>
          </table:table-cell>
          <table:table-cell office:value-type="float" office:value="160695002008" calcext:value-type="float">
            <text:p>160695002008</text:p>
          </table:table-cell>
          <table:table-cell office:value-type="string" calcext:value-type="string">
            <text:p>Dingsleben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09" calcext:value-type="float">
            <text:p>16069009</text:p>
          </table:table-cell>
          <table:table-cell office:value-type="float" office:value="160695002009" calcext:value-type="float">
            <text:p>160695002009</text:p>
          </table:table-cell>
          <table:table-cell office:value-type="string" calcext:value-type="string">
            <text:p>Ehrenberg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11" calcext:value-type="float">
            <text:p>16069011</text:p>
          </table:table-cell>
          <table:table-cell office:value-type="float" office:value="160695002011" calcext:value-type="float">
            <text:p>160695002011</text:p>
          </table:table-cell>
          <table:table-cell office:value-type="string" calcext:value-type="string">
            <text:p>Eichenberg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12" calcext:value-type="float">
            <text:p>16069012</text:p>
          </table:table-cell>
          <table:table-cell office:value-type="float" office:value="160690012012" calcext:value-type="float">
            <text:p>160690012012</text:p>
          </table:table-cell>
          <table:table-cell office:value-type="string" calcext:value-type="string">
            <text:p>Eisfeld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16" calcext:value-type="float">
            <text:p>16069016</text:p>
          </table:table-cell>
          <table:table-cell office:value-type="float" office:value="160695002016" calcext:value-type="float">
            <text:p>160695002016</text:p>
          </table:table-cell>
          <table:table-cell office:value-type="string" calcext:value-type="string">
            <text:p>Grimmelshausen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17" calcext:value-type="float">
            <text:p>16069017</text:p>
          </table:table-cell>
          <table:table-cell office:value-type="float" office:value="160695002017" calcext:value-type="float">
            <text:p>160695002017</text:p>
          </table:table-cell>
          <table:table-cell office:value-type="string" calcext:value-type="string">
            <text:p>Grub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21" calcext:value-type="float">
            <text:p>16069021</text:p>
          </table:table-cell>
          <table:table-cell office:value-type="float" office:value="160695002021" calcext:value-type="float">
            <text:p>160695002021</text:p>
          </table:table-cell>
          <table:table-cell office:value-type="string" calcext:value-type="string">
            <text:p>Henfstädt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24" calcext:value-type="float">
            <text:p>16069024</text:p>
          </table:table-cell>
          <table:table-cell office:value-type="float" office:value="160690024024" calcext:value-type="float">
            <text:p>160690024024</text:p>
          </table:table-cell>
          <table:table-cell table:number-columns-repeated="2"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25" calcext:value-type="float">
            <text:p>16069025</text:p>
          </table:table-cell>
          <table:table-cell office:value-type="float" office:value="160695002025" calcext:value-type="float">
            <text:p>160695002025</text:p>
          </table:table-cell>
          <table:table-cell office:value-type="string" calcext:value-type="string">
            <text:p>Kloster Veßra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26" calcext:value-type="float">
            <text:p>16069026</text:p>
          </table:table-cell>
          <table:table-cell office:value-type="float" office:value="160695002026" calcext:value-type="float">
            <text:p>160695002026</text:p>
          </table:table-cell>
          <table:table-cell office:value-type="string" calcext:value-type="string">
            <text:p>Lengfeld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28" calcext:value-type="float">
            <text:p>16069028</text:p>
          </table:table-cell>
          <table:table-cell office:value-type="float" office:value="160695002028" calcext:value-type="float">
            <text:p>160695002028</text:p>
          </table:table-cell>
          <table:table-cell office:value-type="string" calcext:value-type="string">
            <text:p>Marisfeld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35" calcext:value-type="float">
            <text:p>16069035</text:p>
          </table:table-cell>
          <table:table-cell office:value-type="float" office:value="160695002035" calcext:value-type="float">
            <text:p>160695002035</text:p>
          </table:table-cell>
          <table:table-cell office:value-type="string" calcext:value-type="string">
            <text:p>Oberstadt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37" calcext:value-type="float">
            <text:p>16069037</text:p>
          </table:table-cell>
          <table:table-cell office:value-type="float" office:value="160695002037" calcext:value-type="float">
            <text:p>160695002037</text:p>
          </table:table-cell>
          <table:table-cell office:value-type="string" calcext:value-type="string">
            <text:p>Reurieth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41" calcext:value-type="float">
            <text:p>16069041</text:p>
          </table:table-cell>
          <table:table-cell office:value-type="float" office:value="160695004041" calcext:value-type="float">
            <text:p>160695004041</text:p>
          </table:table-cell>
          <table:table-cell office:value-type="string" calcext:value-type="string">
            <text:p>Schlechtsart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42" calcext:value-type="float">
            <text:p>16069042</text:p>
          </table:table-cell>
          <table:table-cell office:value-type="float" office:value="160690042042" calcext:value-type="float">
            <text:p>160690042042</text:p>
          </table:table-cell>
          <table:table-cell office:value-type="string" calcext:value-type="string">
            <text:p>Schleusegrund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43" calcext:value-type="float">
            <text:p>16069043</text:p>
          </table:table-cell>
          <table:table-cell office:value-type="float" office:value="160690043043" calcext:value-type="float">
            <text:p>160690043043</text:p>
          </table:table-cell>
          <table:table-cell office:value-type="string" calcext:value-type="string">
            <text:p>Schleusingen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44" calcext:value-type="float">
            <text:p>16069044</text:p>
          </table:table-cell>
          <table:table-cell office:value-type="float" office:value="160695002044" calcext:value-type="float">
            <text:p>160695002044</text:p>
          </table:table-cell>
          <table:table-cell office:value-type="string" calcext:value-type="string">
            <text:p>Schmeheim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46" calcext:value-type="float">
            <text:p>16069046</text:p>
          </table:table-cell>
          <table:table-cell office:value-type="float" office:value="160695004046" calcext:value-type="float">
            <text:p>160695004046</text:p>
          </table:table-cell>
          <table:table-cell office:value-type="string" calcext:value-type="string">
            <text:p>Schweickershausen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47" calcext:value-type="float">
            <text:p>16069047</text:p>
          </table:table-cell>
          <table:table-cell office:value-type="float" office:value="160695002047" calcext:value-type="float">
            <text:p>160695002047</text:p>
          </table:table-cell>
          <table:table-cell office:value-type="string" calcext:value-type="string">
            <text:p>St.Bernhard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49" calcext:value-type="float">
            <text:p>16069049</text:p>
          </table:table-cell>
          <table:table-cell office:value-type="float" office:value="160695004049" calcext:value-type="float">
            <text:p>160695004049</text:p>
          </table:table-cell>
          <table:table-cell office:value-type="string" calcext:value-type="string">
            <text:p>Straufhain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51" calcext:value-type="float">
            <text:p>16069051</text:p>
          </table:table-cell>
          <table:table-cell office:value-type="float" office:value="160695002051" calcext:value-type="float">
            <text:p>160695002051</text:p>
          </table:table-cell>
          <table:table-cell office:value-type="string" calcext:value-type="string">
            <text:p>Themar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52" calcext:value-type="float">
            <text:p>16069052</text:p>
          </table:table-cell>
          <table:table-cell office:value-type="float" office:value="160695004052" calcext:value-type="float">
            <text:p>160695004052</text:p>
          </table:table-cell>
          <table:table-cell office:value-type="string" calcext:value-type="string">
            <text:p>Ummerstadt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53" calcext:value-type="float">
            <text:p>16069053</text:p>
          </table:table-cell>
          <table:table-cell office:value-type="float" office:value="160690053053" calcext:value-type="float">
            <text:p>160690053053</text:p>
          </table:table-cell>
          <table:table-cell office:value-type="string" calcext:value-type="string">
            <text:p>Veilsdorf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56" calcext:value-type="float">
            <text:p>16069056</text:p>
          </table:table-cell>
          <table:table-cell office:value-type="float" office:value="160695004056" calcext:value-type="float">
            <text:p>160695004056</text:p>
          </table:table-cell>
          <table:table-cell office:value-type="string" calcext:value-type="string">
            <text:p>Westhausen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58" calcext:value-type="float">
            <text:p>16069058</text:p>
          </table:table-cell>
          <table:table-cell office:value-type="float" office:value="160695051058" calcext:value-type="float">
            <text:p>160695051058</text:p>
          </table:table-cell>
          <table:table-cell office:value-type="string" calcext:value-type="string">
            <text:p>Auengrund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61" calcext:value-type="float">
            <text:p>16069061</text:p>
          </table:table-cell>
          <table:table-cell office:value-type="float" office:value="160690061061" calcext:value-type="float">
            <text:p>160690061061</text:p>
          </table:table-cell>
          <table:table-cell office:value-type="string" calcext:value-type="string">
            <text:p>Masserberg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62" calcext:value-type="float">
            <text:p>16069062</text:p>
          </table:table-cell>
          <table:table-cell office:value-type="float" office:value="160690062062" calcext:value-type="float">
            <text:p>160690062062</text:p>
          </table:table-cell>
          <table:table-cell office:value-type="string" calcext:value-type="string">
            <text:p>Römhild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69063" calcext:value-type="float">
            <text:p>16069063</text:p>
          </table:table-cell>
          <table:table-cell office:value-type="float" office:value="160695004063" calcext:value-type="float">
            <text:p>160695004063</text:p>
          </table:table-cell>
          <table:table-cell office:value-type="string" calcext:value-type="string">
            <text:p>Heldburg</text:p>
          </table:table-cell>
          <table:table-cell office:value-type="string" calcext:value-type="string">
            <text:p>Hildburghausen</text:p>
          </table:table-cell>
        </table:table-row>
        <table:table-row table:style-name="ro1">
          <table:table-cell office:value-type="float" office:value="16070001" calcext:value-type="float">
            <text:p>16070001</text:p>
          </table:table-cell>
          <table:table-cell office:value-type="float" office:value="160705009001" calcext:value-type="float">
            <text:p>160705009001</text:p>
          </table:table-cell>
          <table:table-cell office:value-type="string" calcext:value-type="string">
            <text:p>Alkersleben</text:p>
          </table:table-cell>
          <table:table-cell office:value-type="string" calcext:value-type="string">
            <text:p>Ilm-Kreis</text:p>
          </table:table-cell>
        </table:table-row>
        <table:table-row table:style-name="ro1">
          <table:table-cell office:value-type="float" office:value="16070004" calcext:value-type="float">
            <text:p>16070004</text:p>
          </table:table-cell>
          <table:table-cell office:value-type="float" office:value="160700004004" calcext:value-type="float">
            <text:p>160700004004</text:p>
          </table:table-cell>
          <table:table-cell office:value-type="string" calcext:value-type="string">
            <text:p>Arnstadt</text:p>
          </table:table-cell>
          <table:table-cell office:value-type="string" calcext:value-type="string">
            <text:p>Ilm-Kreis</text:p>
          </table:table-cell>
        </table:table-row>
        <table:table-row table:style-name="ro1">
          <table:table-cell office:value-type="float" office:value="16070006" calcext:value-type="float">
            <text:p>16070006</text:p>
          </table:table-cell>
          <table:table-cell office:value-type="float" office:value="160705009006" calcext:value-type="float">
            <text:p>160705009006</text:p>
          </table:table-cell>
          <table:table-cell office:value-type="string" calcext:value-type="string">
            <text:p>Bösleben-Wüllersleben</text:p>
          </table:table-cell>
          <table:table-cell office:value-type="string" calcext:value-type="string">
            <text:p>Ilm-Kreis</text:p>
          </table:table-cell>
        </table:table-row>
        <table:table-row table:style-name="ro1">
          <table:table-cell office:value-type="float" office:value="16070008" calcext:value-type="float">
            <text:p>16070008</text:p>
          </table:table-cell>
          <table:table-cell office:value-type="float" office:value="160705009008" calcext:value-type="float">
            <text:p>160705009008</text:p>
          </table:table-cell>
          <table:table-cell office:value-type="string" calcext:value-type="string">
            <text:p>Dornheim</text:p>
          </table:table-cell>
          <table:table-cell office:value-type="string" calcext:value-type="string">
            <text:p>Ilm-Kreis</text:p>
          </table:table-cell>
        </table:table-row>
        <table:table-row table:style-name="ro1">
          <table:table-cell office:value-type="float" office:value="16070011" calcext:value-type="float">
            <text:p>16070011</text:p>
          </table:table-cell>
          <table:table-cell office:value-type="float" office:value="160705002011" calcext:value-type="float">
            <text:p>160705002011</text:p>
          </table:table-cell>
          <table:table-cell office:value-type="string" calcext:value-type="string">
            <text:p>Elgersburg</text:p>
          </table:table-cell>
          <table:table-cell office:value-type="string" calcext:value-type="string">
            <text:p>Ilm-Kreis</text:p>
          </table:table-cell>
        </table:table-row>
        <table:table-row table:style-name="ro1">
          <table:table-cell office:value-type="float" office:value="16070012" calcext:value-type="float">
            <text:p>16070012</text:p>
          </table:table-cell>
          <table:table-cell office:value-type="float" office:value="160705009012" calcext:value-type="float">
            <text:p>160705009012</text:p>
          </table:table-cell>
          <table:table-cell office:value-type="string" calcext:value-type="string">
            <text:p>Elleben</text:p>
          </table:table-cell>
          <table:table-cell office:value-type="string" calcext:value-type="string">
            <text:p>Ilm-Kreis</text:p>
          </table:table-cell>
        </table:table-row>
        <table:table-row table:style-name="ro1">
          <table:table-cell office:value-type="float" office:value="16070013" calcext:value-type="float">
            <text:p>16070013</text:p>
          </table:table-cell>
          <table:table-cell office:value-type="float" office:value="160705009013" calcext:value-type="float">
            <text:p>160705009013</text:p>
          </table:table-cell>
          <table:table-cell office:value-type="string" calcext:value-type="string">
            <text:p>Elxleben</text:p>
          </table:table-cell>
          <table:table-cell office:value-type="string" calcext:value-type="string">
            <text:p>Ilm-Kreis</text:p>
          </table:table-cell>
        </table:table-row>
        <table:table-row table:style-name="ro1">
          <table:table-cell office:value-type="float" office:value="16070028" calcext:value-type="float">
            <text:p>16070028</text:p>
          </table:table-cell>
          <table:table-cell office:value-type="float" office:value="160700028028" calcext:value-type="float">
            <text:p>160700028028</text:p>
          </table:table-cell>
          <table:table-cell office:value-type="string" calcext:value-type="string">
            <text:p>Amt Wachsenburg</text:p>
          </table:table-cell>
          <table:table-cell office:value-type="string" calcext:value-type="string">
            <text:p>Ilm-Kreis</text:p>
          </table:table-cell>
        </table:table-row>
        <table:table-row table:style-name="ro1">
          <table:table-cell office:value-type="float" office:value="16070029" calcext:value-type="float">
            <text:p>16070029</text:p>
          </table:table-cell>
          <table:table-cell office:value-type="float" office:value="160700029029" calcext:value-type="float">
            <text:p>160700029029</text:p>
          </table:table-cell>
          <table:table-cell office:value-type="string" calcext:value-type="string">
            <text:p>Ilmenau</text:p>
          </table:table-cell>
          <table:table-cell office:value-type="string" calcext:value-type="string">
            <text:p>Ilm-Kreis</text:p>
          </table:table-cell>
        </table:table-row>
        <table:table-row table:style-name="ro1">
          <table:table-cell office:value-type="float" office:value="16070034" calcext:value-type="float">
            <text:p>16070034</text:p>
          </table:table-cell>
          <table:table-cell office:value-type="float" office:value="160705002034" calcext:value-type="float">
            <text:p>160705002034</text:p>
          </table:table-cell>
          <table:table-cell office:value-type="string" calcext:value-type="string">
            <text:p>Martinroda</text:p>
          </table:table-cell>
          <table:table-cell office:value-type="string" calcext:value-type="string">
            <text:p>Ilm-Kreis</text:p>
          </table:table-cell>
        </table:table-row>
        <table:table-row table:style-name="ro1">
          <table:table-cell office:value-type="float" office:value="16070041" calcext:value-type="float">
            <text:p>16070041</text:p>
          </table:table-cell>
          <table:table-cell office:value-type="float" office:value="160705009041" calcext:value-type="float">
            <text:p>160705009041</text:p>
          </table:table-cell>
          <table:table-cell office:value-type="string" calcext:value-type="string">
            <text:p>Osthausen-Wülfershausen</text:p>
          </table:table-cell>
          <table:table-cell office:value-type="string" calcext:value-type="string">
            <text:p>Ilm-Kreis</text:p>
          </table:table-cell>
        </table:table-row>
        <table:table-row table:style-name="ro1">
          <table:table-cell office:value-type="float" office:value="16070043" calcext:value-type="float">
            <text:p>16070043</text:p>
          </table:table-cell>
          <table:table-cell office:value-type="float" office:value="160705002043" calcext:value-type="float">
            <text:p>160705002043</text:p>
          </table:table-cell>
          <table:table-cell office:value-type="string" calcext:value-type="string">
            <text:p>Plaue</text:p>
          </table:table-cell>
          <table:table-cell office:value-type="string" calcext:value-type="string">
            <text:p>Ilm-Kreis</text:p>
          </table:table-cell>
        </table:table-row>
        <table:table-row table:style-name="ro1">
          <table:table-cell office:value-type="float" office:value="16070048" calcext:value-type="float">
            <text:p>16070048</text:p>
          </table:table-cell>
          <table:table-cell office:value-type="float" office:value="160700048048" calcext:value-type="float">
            <text:p>160700048048</text:p>
          </table:table-cell>
          <table:table-cell office:value-type="string" calcext:value-type="string">
            <text:p>Stadtilm</text:p>
          </table:table-cell>
          <table:table-cell office:value-type="string" calcext:value-type="string">
            <text:p>Ilm-Kreis</text:p>
          </table:table-cell>
        </table:table-row>
        <table:table-row table:style-name="ro1">
          <table:table-cell office:value-type="float" office:value="16070054" calcext:value-type="float">
            <text:p>16070054</text:p>
          </table:table-cell>
          <table:table-cell office:value-type="float" office:value="160705009054" calcext:value-type="float">
            <text:p>160705009054</text:p>
          </table:table-cell>
          <table:table-cell office:value-type="string" calcext:value-type="string">
            <text:p>Witzleben</text:p>
          </table:table-cell>
          <table:table-cell office:value-type="string" calcext:value-type="string">
            <text:p>Ilm-Kreis</text:p>
          </table:table-cell>
        </table:table-row>
        <table:table-row table:style-name="ro1">
          <table:table-cell office:value-type="float" office:value="16070057" calcext:value-type="float">
            <text:p>16070057</text:p>
          </table:table-cell>
          <table:table-cell office:value-type="float" office:value="160700057057" calcext:value-type="float">
            <text:p>160700057057</text:p>
          </table:table-cell>
          <table:table-cell office:value-type="string" calcext:value-type="string">
            <text:p>Geratal</text:p>
          </table:table-cell>
          <table:table-cell office:value-type="string" calcext:value-type="string">
            <text:p>Ilm-Kreis</text:p>
          </table:table-cell>
        </table:table-row>
        <table:table-row table:style-name="ro1">
          <table:table-cell office:value-type="float" office:value="16070058" calcext:value-type="float">
            <text:p>16070058</text:p>
          </table:table-cell>
          <table:table-cell office:value-type="float" office:value="160700058058" calcext:value-type="float">
            <text:p>160700058058</text:p>
          </table:table-cell>
          <table:table-cell office:value-type="string" calcext:value-type="string">
            <text:p>Großbreitenbach</text:p>
          </table:table-cell>
          <table:table-cell office:value-type="string" calcext:value-type="string">
            <text:p>Ilm-Kreis</text:p>
          </table:table-cell>
        </table:table-row>
        <table:table-row table:style-name="ro1">
          <table:table-cell office:value-type="float" office:value="16071001" calcext:value-type="float">
            <text:p>16071001</text:p>
          </table:table-cell>
          <table:table-cell office:value-type="float" office:value="160710001001" calcext:value-type="float">
            <text:p>160710001001</text:p>
          </table:table-cell>
          <table:table-cell office:value-type="string" calcext:value-type="string">
            <text:p>Apolda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03" calcext:value-type="float">
            <text:p>16071003</text:p>
          </table:table-cell>
          <table:table-cell office:value-type="float" office:value="160710003003" calcext:value-type="float">
            <text:p>160710003003</text:p>
          </table:table-cell>
          <table:table-cell office:value-type="string" calcext:value-type="string">
            <text:p>Bad Berka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04" calcext:value-type="float">
            <text:p>16071004</text:p>
          </table:table-cell>
          <table:table-cell office:value-type="float" office:value="160715051004" calcext:value-type="float">
            <text:p>160715051004</text:p>
          </table:table-cell>
          <table:table-cell office:value-type="string" calcext:value-type="string">
            <text:p>Bad Sulza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05" calcext:value-type="float">
            <text:p>16071005</text:p>
          </table:table-cell>
          <table:table-cell office:value-type="float" office:value="160715053005" calcext:value-type="float">
            <text:p>160715053005</text:p>
          </table:table-cell>
          <table:table-cell office:value-type="string" calcext:value-type="string">
            <text:p>Ballstedt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08" calcext:value-type="float">
            <text:p>16071008</text:p>
          </table:table-cell>
          <table:table-cell office:value-type="float" office:value="160710008008" calcext:value-type="float">
            <text:p>160710008008</text:p>
          </table:table-cell>
          <table:table-cell office:value-type="string" calcext:value-type="string">
            <text:p>Blankenhain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09" calcext:value-type="float">
            <text:p>16071009</text:p>
          </table:table-cell>
          <table:table-cell office:value-type="float" office:value="160715008009" calcext:value-type="float">
            <text:p>160715008009</text:p>
          </table:table-cell>
          <table:table-cell office:value-type="string" calcext:value-type="string">
            <text:p>Buchfart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13" calcext:value-type="float">
            <text:p>16071013</text:p>
          </table:table-cell>
          <table:table-cell office:value-type="float" office:value="160715008013" calcext:value-type="float">
            <text:p>160715008013</text:p>
          </table:table-cell>
          <table:table-cell office:value-type="string" calcext:value-type="string">
            <text:p>Döbritschen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15" calcext:value-type="float">
            <text:p>16071015</text:p>
          </table:table-cell>
          <table:table-cell office:value-type="float" office:value="160715051015" calcext:value-type="float">
            <text:p>160715051015</text:p>
          </table:table-cell>
          <table:table-cell office:value-type="string" calcext:value-type="string">
            <text:p>Eberstedt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17" calcext:value-type="float">
            <text:p>16071017</text:p>
          </table:table-cell>
          <table:table-cell office:value-type="float" office:value="160715053017" calcext:value-type="float">
            <text:p>160715053017</text:p>
          </table:table-cell>
          <table:table-cell office:value-type="string" calcext:value-type="string">
            <text:p>Ettersburg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19" calcext:value-type="float">
            <text:p>16071019</text:p>
          </table:table-cell>
          <table:table-cell office:value-type="float" office:value="160715008019" calcext:value-type="float">
            <text:p>160715008019</text:p>
          </table:table-cell>
          <table:table-cell office:value-type="string" calcext:value-type="string">
            <text:p>Frankendorf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22" calcext:value-type="float">
            <text:p>16071022</text:p>
          </table:table-cell>
          <table:table-cell office:value-type="float" office:value="160715051022" calcext:value-type="float">
            <text:p>160715051022</text:p>
          </table:table-cell>
          <table:table-cell office:value-type="string" calcext:value-type="string">
            <text:p>Großheringen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25" calcext:value-type="float">
            <text:p>16071025</text:p>
          </table:table-cell>
          <table:table-cell office:value-type="float" office:value="160715008025" calcext:value-type="float">
            <text:p>160715008025</text:p>
          </table:table-cell>
          <table:table-cell office:value-type="string" calcext:value-type="string">
            <text:p>Großschwabhausen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27" calcext:value-type="float">
            <text:p>16071027</text:p>
          </table:table-cell>
          <table:table-cell office:value-type="float" office:value="160715008027" calcext:value-type="float">
            <text:p>160715008027</text:p>
          </table:table-cell>
          <table:table-cell office:value-type="string" calcext:value-type="string">
            <text:p>Hammerstedt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31" calcext:value-type="float">
            <text:p>16071031</text:p>
          </table:table-cell>
          <table:table-cell office:value-type="float" office:value="160715008031" calcext:value-type="float">
            <text:p>160715008031</text:p>
          </table:table-cell>
          <table:table-cell office:value-type="string" calcext:value-type="string">
            <text:p>Hetschburg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32" calcext:value-type="float">
            <text:p>16071032</text:p>
          </table:table-cell>
          <table:table-cell office:value-type="float" office:value="160715007032" calcext:value-type="float">
            <text:p>160715007032</text:p>
          </table:table-cell>
          <table:table-cell office:value-type="string" calcext:value-type="string">
            <text:p>Hohenfelden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37" calcext:value-type="float">
            <text:p>16071037</text:p>
          </table:table-cell>
          <table:table-cell office:value-type="float" office:value="160715008037" calcext:value-type="float">
            <text:p>160715008037</text:p>
          </table:table-cell>
          <table:table-cell office:value-type="string" calcext:value-type="string">
            <text:p>Kapellendorf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38" calcext:value-type="float">
            <text:p>16071038</text:p>
          </table:table-cell>
          <table:table-cell office:value-type="float" office:value="160715008038" calcext:value-type="float">
            <text:p>160715008038</text:p>
          </table:table-cell>
          <table:table-cell office:value-type="string" calcext:value-type="string">
            <text:p>Kiliansroda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42" calcext:value-type="float">
            <text:p>16071042</text:p>
          </table:table-cell>
          <table:table-cell office:value-type="float" office:value="160715008042" calcext:value-type="float">
            <text:p>160715008042</text:p>
          </table:table-cell>
          <table:table-cell office:value-type="string" calcext:value-type="string">
            <text:p>Kleinschwabhausen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43" calcext:value-type="float">
            <text:p>16071043</text:p>
          </table:table-cell>
          <table:table-cell office:value-type="float" office:value="160715007043" calcext:value-type="float">
            <text:p>160715007043</text:p>
          </table:table-cell>
          <table:table-cell office:value-type="string" calcext:value-type="string">
            <text:p>Klettbach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46" calcext:value-type="float">
            <text:p>16071046</text:p>
          </table:table-cell>
          <table:table-cell office:value-type="float" office:value="160715007046" calcext:value-type="float">
            <text:p>160715007046</text:p>
          </table:table-cell>
          <table:table-cell office:value-type="string" calcext:value-type="string">
            <text:p>Kranichfeld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49" calcext:value-type="float">
            <text:p>16071049</text:p>
          </table:table-cell>
          <table:table-cell office:value-type="float" office:value="160715008049" calcext:value-type="float">
            <text:p>160715008049</text:p>
          </table:table-cell>
          <table:table-cell office:value-type="string" calcext:value-type="string">
            <text:p>Lehnstedt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53" calcext:value-type="float">
            <text:p>16071053</text:p>
          </table:table-cell>
          <table:table-cell office:value-type="float" office:value="160715008053" calcext:value-type="float">
            <text:p>160715008053</text:p>
          </table:table-cell>
          <table:table-cell office:value-type="string" calcext:value-type="string">
            <text:p>Magdala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55" calcext:value-type="float">
            <text:p>16071055</text:p>
          </table:table-cell>
          <table:table-cell office:value-type="float" office:value="160715008055" calcext:value-type="float">
            <text:p>160715008055</text:p>
          </table:table-cell>
          <table:table-cell office:value-type="string" calcext:value-type="string">
            <text:p>Mechelroda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56" calcext:value-type="float">
            <text:p>16071056</text:p>
          </table:table-cell>
          <table:table-cell office:value-type="float" office:value="160715008056" calcext:value-type="float">
            <text:p>160715008056</text:p>
          </table:table-cell>
          <table:table-cell office:value-type="string" calcext:value-type="string">
            <text:p>Mellingen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59" calcext:value-type="float">
            <text:p>16071059</text:p>
          </table:table-cell>
          <table:table-cell office:value-type="float" office:value="160715007059" calcext:value-type="float">
            <text:p>160715007059</text:p>
          </table:table-cell>
          <table:table-cell office:value-type="string" calcext:value-type="string">
            <text:p>Nauendorf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61" calcext:value-type="float">
            <text:p>16071061</text:p>
          </table:table-cell>
          <table:table-cell office:value-type="float" office:value="160715053061" calcext:value-type="float">
            <text:p>160715053061</text:p>
          </table:table-cell>
          <table:table-cell office:value-type="string" calcext:value-type="string">
            <text:p>Neumark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64" calcext:value-type="float">
            <text:p>16071064</text:p>
          </table:table-cell>
          <table:table-cell office:value-type="float" office:value="160715051064" calcext:value-type="float">
            <text:p>160715051064</text:p>
          </table:table-cell>
          <table:table-cell office:value-type="string" calcext:value-type="string">
            <text:p>Niedertrebra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69" calcext:value-type="float">
            <text:p>16071069</text:p>
          </table:table-cell>
          <table:table-cell office:value-type="float" office:value="160715051069" calcext:value-type="float">
            <text:p>160715051069</text:p>
          </table:table-cell>
          <table:table-cell office:value-type="string" calcext:value-type="string">
            <text:p>Obertrebra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71" calcext:value-type="float">
            <text:p>16071071</text:p>
          </table:table-cell>
          <table:table-cell office:value-type="float" office:value="160715008071" calcext:value-type="float">
            <text:p>160715008071</text:p>
          </table:table-cell>
          <table:table-cell office:value-type="string" calcext:value-type="string">
            <text:p>Oettern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77" calcext:value-type="float">
            <text:p>16071077</text:p>
          </table:table-cell>
          <table:table-cell office:value-type="float" office:value="160715051077" calcext:value-type="float">
            <text:p>160715051077</text:p>
          </table:table-cell>
          <table:table-cell office:value-type="string" calcext:value-type="string">
            <text:p>Rannstedt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79" calcext:value-type="float">
            <text:p>16071079</text:p>
          </table:table-cell>
          <table:table-cell office:value-type="float" office:value="160715007079" calcext:value-type="float">
            <text:p>160715007079</text:p>
          </table:table-cell>
          <table:table-cell office:value-type="string" calcext:value-type="string">
            <text:p>Rittersdorf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83" calcext:value-type="float">
            <text:p>16071083</text:p>
          </table:table-cell>
          <table:table-cell office:value-type="float" office:value="160715051083" calcext:value-type="float">
            <text:p>160715051083</text:p>
          </table:table-cell>
          <table:table-cell office:value-type="string" calcext:value-type="string">
            <text:p>Schmiedehausen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87" calcext:value-type="float">
            <text:p>16071087</text:p>
          </table:table-cell>
          <table:table-cell office:value-type="float" office:value="160715007087" calcext:value-type="float">
            <text:p>160715007087</text:p>
          </table:table-cell>
          <table:table-cell office:value-type="string" calcext:value-type="string">
            <text:p>Tonndorf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89" calcext:value-type="float">
            <text:p>16071089</text:p>
          </table:table-cell>
          <table:table-cell office:value-type="float" office:value="160715008089" calcext:value-type="float">
            <text:p>160715008089</text:p>
          </table:table-cell>
          <table:table-cell office:value-type="string" calcext:value-type="string">
            <text:p>Umpferstedt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93" calcext:value-type="float">
            <text:p>16071093</text:p>
          </table:table-cell>
          <table:table-cell office:value-type="float" office:value="160715008093" calcext:value-type="float">
            <text:p>160715008093</text:p>
          </table:table-cell>
          <table:table-cell office:value-type="string" calcext:value-type="string">
            <text:p>Vollersroda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095" calcext:value-type="float">
            <text:p>16071095</text:p>
          </table:table-cell>
          <table:table-cell office:value-type="float" office:value="160715008095" calcext:value-type="float">
            <text:p>160715008095</text:p>
          </table:table-cell>
          <table:table-cell office:value-type="string" calcext:value-type="string">
            <text:p>Wiegendorf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101" calcext:value-type="float">
            <text:p>16071101</text:p>
          </table:table-cell>
          <table:table-cell office:value-type="float" office:value="160710101101" calcext:value-type="float">
            <text:p>160710101101</text:p>
          </table:table-cell>
          <table:table-cell office:value-type="string" calcext:value-type="string">
            <text:p>Ilmtal-Weinstraße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102" calcext:value-type="float">
            <text:p>16071102</text:p>
          </table:table-cell>
          <table:table-cell office:value-type="float" office:value="160715053102" calcext:value-type="float">
            <text:p>160715053102</text:p>
          </table:table-cell>
          <table:table-cell office:value-type="string" calcext:value-type="string">
            <text:p>Am Ettersberg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1103" calcext:value-type="float">
            <text:p>16071103</text:p>
          </table:table-cell>
          <table:table-cell office:value-type="float" office:value="160710103103" calcext:value-type="float">
            <text:p>160710103103</text:p>
          </table:table-cell>
          <table:table-cell office:value-type="string" calcext:value-type="string">
            <text:p>Grammetal</text:p>
          </table:table-cell>
          <table:table-cell office:value-type="string" calcext:value-type="string">
            <text:p>Weimarer Land</text:p>
          </table:table-cell>
        </table:table-row>
        <table:table-row table:style-name="ro1">
          <table:table-cell office:value-type="float" office:value="16072006" calcext:value-type="float">
            <text:p>16072006</text:p>
          </table:table-cell>
          <table:table-cell office:value-type="float" office:value="160725051006" calcext:value-type="float">
            <text:p>16072505100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Sonneberg</text:p>
          </table:table-cell>
        </table:table-row>
        <table:table-row table:style-name="ro1">
          <table:table-cell office:value-type="float" office:value="16072011" calcext:value-type="float">
            <text:p>16072011</text:p>
          </table:table-cell>
          <table:table-cell office:value-type="float" office:value="160720011011" calcext:value-type="float">
            <text:p>160720011011</text:p>
          </table:table-cell>
          <table:table-cell office:value-type="string" calcext:value-type="string">
            <text:p>Lauscha</text:p>
          </table:table-cell>
          <table:table-cell office:value-type="string" calcext:value-type="string">
            <text:p>Sonneberg</text:p>
          </table:table-cell>
        </table:table-row>
        <table:table-row table:style-name="ro1">
          <table:table-cell office:value-type="float" office:value="16072013" calcext:value-type="float">
            <text:p>16072013</text:p>
          </table:table-cell>
          <table:table-cell office:value-type="float" office:value="160725051013" calcext:value-type="float">
            <text:p>160725051013</text:p>
          </table:table-cell>
          <table:table-cell office:value-type="string" calcext:value-type="string">
            <text:p>Neuhaus am Rennweg</text:p>
          </table:table-cell>
          <table:table-cell office:value-type="string" calcext:value-type="string">
            <text:p>Sonneberg</text:p>
          </table:table-cell>
        </table:table-row>
        <table:table-row table:style-name="ro1">
          <table:table-cell office:value-type="float" office:value="16072015" calcext:value-type="float">
            <text:p>16072015</text:p>
          </table:table-cell>
          <table:table-cell office:value-type="float" office:value="160720015015" calcext:value-type="float">
            <text:p>160720015015</text:p>
          </table:table-cell>
          <table:table-cell office:value-type="string" calcext:value-type="string">
            <text:p>Schalkau</text:p>
          </table:table-cell>
          <table:table-cell office:value-type="string" calcext:value-type="string">
            <text:p>Sonneberg</text:p>
          </table:table-cell>
        </table:table-row>
        <table:table-row table:style-name="ro1">
          <table:table-cell office:value-type="float" office:value="16072018" calcext:value-type="float">
            <text:p>16072018</text:p>
          </table:table-cell>
          <table:table-cell office:value-type="float" office:value="160720018018" calcext:value-type="float">
            <text:p>160720018018</text:p>
          </table:table-cell>
          <table:table-cell table:number-columns-repeated="2" office:value-type="string" calcext:value-type="string">
            <text:p>Sonneberg</text:p>
          </table:table-cell>
        </table:table-row>
        <table:table-row table:style-name="ro1">
          <table:table-cell office:value-type="float" office:value="16072019" calcext:value-type="float">
            <text:p>16072019</text:p>
          </table:table-cell>
          <table:table-cell office:value-type="float" office:value="160720019019" calcext:value-type="float">
            <text:p>160720019019</text:p>
          </table:table-cell>
          <table:table-cell office:value-type="string" calcext:value-type="string">
            <text:p>Steinach</text:p>
          </table:table-cell>
          <table:table-cell office:value-type="string" calcext:value-type="string">
            <text:p>Sonneberg</text:p>
          </table:table-cell>
        </table:table-row>
        <table:table-row table:style-name="ro1">
          <table:table-cell office:value-type="float" office:value="16072023" calcext:value-type="float">
            <text:p>16072023</text:p>
          </table:table-cell>
          <table:table-cell office:value-type="float" office:value="160720023023" calcext:value-type="float">
            <text:p>160720023023</text:p>
          </table:table-cell>
          <table:table-cell office:value-type="string" calcext:value-type="string">
            <text:p>Frankenblick</text:p>
          </table:table-cell>
          <table:table-cell office:value-type="string" calcext:value-type="string">
            <text:p>Sonneberg</text:p>
          </table:table-cell>
        </table:table-row>
        <table:table-row table:style-name="ro1">
          <table:table-cell office:value-type="float" office:value="16072024" calcext:value-type="float">
            <text:p>16072024</text:p>
          </table:table-cell>
          <table:table-cell office:value-type="float" office:value="160720024024" calcext:value-type="float">
            <text:p>160720024024</text:p>
          </table:table-cell>
          <table:table-cell office:value-type="string" calcext:value-type="string">
            <text:p>Föritztal</text:p>
          </table:table-cell>
          <table:table-cell office:value-type="string" calcext:value-type="string">
            <text:p>Sonneberg</text:p>
          </table:table-cell>
        </table:table-row>
        <table:table-row table:style-name="ro1">
          <table:table-cell office:value-type="float" office:value="16073001" calcext:value-type="float">
            <text:p>16073001</text:p>
          </table:table-cell>
          <table:table-cell office:value-type="float" office:value="160735054001" calcext:value-type="float">
            <text:p>160735054001</text:p>
          </table:table-cell>
          <table:table-cell office:value-type="string" calcext:value-type="string">
            <text:p>Allendorf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02" calcext:value-type="float">
            <text:p>16073002</text:p>
          </table:table-cell>
          <table:table-cell office:value-type="float" office:value="160735051002" calcext:value-type="float">
            <text:p>160735051002</text:p>
          </table:table-cell>
          <table:table-cell office:value-type="string" calcext:value-type="string">
            <text:p>Altenbeuthen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05" calcext:value-type="float">
            <text:p>16073005</text:p>
          </table:table-cell>
          <table:table-cell office:value-type="float" office:value="160730005005" calcext:value-type="float">
            <text:p>160730005005</text:p>
          </table:table-cell>
          <table:table-cell office:value-type="string" calcext:value-type="string">
            <text:p>Bad Blankenburg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06" calcext:value-type="float">
            <text:p>16073006</text:p>
          </table:table-cell>
          <table:table-cell office:value-type="float" office:value="160735054006" calcext:value-type="float">
            <text:p>160735054006</text:p>
          </table:table-cell>
          <table:table-cell office:value-type="string" calcext:value-type="string">
            <text:p>Bechstedt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13" calcext:value-type="float">
            <text:p>16073013</text:p>
          </table:table-cell>
          <table:table-cell office:value-type="float" office:value="160735012013" calcext:value-type="float">
            <text:p>160735012013</text:p>
          </table:table-cell>
          <table:table-cell office:value-type="string" calcext:value-type="string">
            <text:p>Cursdorf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14" calcext:value-type="float">
            <text:p>16073014</text:p>
          </table:table-cell>
          <table:table-cell office:value-type="float" office:value="160735012014" calcext:value-type="float">
            <text:p>160735012014</text:p>
          </table:table-cell>
          <table:table-cell office:value-type="string" calcext:value-type="string">
            <text:p>Deesbach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17" calcext:value-type="float">
            <text:p>16073017</text:p>
          </table:table-cell>
          <table:table-cell office:value-type="float" office:value="160735012017" calcext:value-type="float">
            <text:p>160735012017</text:p>
          </table:table-cell>
          <table:table-cell office:value-type="string" calcext:value-type="string">
            <text:p>Döschnitz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28" calcext:value-type="float">
            <text:p>16073028</text:p>
          </table:table-cell>
          <table:table-cell office:value-type="float" office:value="160735005028" calcext:value-type="float">
            <text:p>160735005028</text:p>
          </table:table-cell>
          <table:table-cell office:value-type="string" calcext:value-type="string">
            <text:p>Gräfenthal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35" calcext:value-type="float">
            <text:p>16073035</text:p>
          </table:table-cell>
          <table:table-cell office:value-type="float" office:value="160735051035" calcext:value-type="float">
            <text:p>160735051035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37" calcext:value-type="float">
            <text:p>16073037</text:p>
          </table:table-cell>
          <table:table-cell office:value-type="float" office:value="160735012037" calcext:value-type="float">
            <text:p>160735012037</text:p>
          </table:table-cell>
          <table:table-cell office:value-type="string" calcext:value-type="string">
            <text:p>Katzhütte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38" calcext:value-type="float">
            <text:p>16073038</text:p>
          </table:table-cell>
          <table:table-cell office:value-type="float" office:value="160735051038" calcext:value-type="float">
            <text:p>160735051038</text:p>
          </table:table-cell>
          <table:table-cell office:value-type="string" calcext:value-type="string">
            <text:p>Kaulsdorf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46" calcext:value-type="float">
            <text:p>16073046</text:p>
          </table:table-cell>
          <table:table-cell office:value-type="float" office:value="160735005046" calcext:value-type="float">
            <text:p>160735005046</text:p>
          </table:table-cell>
          <table:table-cell office:value-type="string" calcext:value-type="string">
            <text:p>Lehesten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55" calcext:value-type="float">
            <text:p>16073055</text:p>
          </table:table-cell>
          <table:table-cell office:value-type="float" office:value="160735012055" calcext:value-type="float">
            <text:p>160735012055</text:p>
          </table:table-cell>
          <table:table-cell office:value-type="string" calcext:value-type="string">
            <text:p>Meura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67" calcext:value-type="float">
            <text:p>16073067</text:p>
          </table:table-cell>
          <table:table-cell office:value-type="float" office:value="160735005067" calcext:value-type="float">
            <text:p>160735005067</text:p>
          </table:table-cell>
          <table:table-cell office:value-type="string" calcext:value-type="string">
            <text:p>Probstzella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74" calcext:value-type="float">
            <text:p>16073074</text:p>
          </table:table-cell>
          <table:table-cell office:value-type="float" office:value="160735012074" calcext:value-type="float">
            <text:p>160735012074</text:p>
          </table:table-cell>
          <table:table-cell office:value-type="string" calcext:value-type="string">
            <text:p>Rohrbach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76" calcext:value-type="float">
            <text:p>16073076</text:p>
          </table:table-cell>
          <table:table-cell office:value-type="float" office:value="160730076076" calcext:value-type="float">
            <text:p>160730076076</text:p>
          </table:table-cell>
          <table:table-cell office:value-type="string" calcext:value-type="string">
            <text:p>Rudolstadt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77" calcext:value-type="float">
            <text:p>16073077</text:p>
          </table:table-cell>
          <table:table-cell office:value-type="float" office:value="160730077077" calcext:value-type="float">
            <text:p>160730077077</text:p>
          </table:table-cell>
          <table:table-cell office:value-type="string" calcext:value-type="string">
            <text:p>Saalfeld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82" calcext:value-type="float">
            <text:p>16073082</text:p>
          </table:table-cell>
          <table:table-cell office:value-type="float" office:value="160735012082" calcext:value-type="float">
            <text:p>160735012082</text:p>
          </table:table-cell>
          <table:table-cell office:value-type="string" calcext:value-type="string">
            <text:p>Schwarzburg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84" calcext:value-type="float">
            <text:p>16073084</text:p>
          </table:table-cell>
          <table:table-cell office:value-type="float" office:value="160735012084" calcext:value-type="float">
            <text:p>160735012084</text:p>
          </table:table-cell>
          <table:table-cell office:value-type="string" calcext:value-type="string">
            <text:p>Sitzendorf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094" calcext:value-type="float">
            <text:p>16073094</text:p>
          </table:table-cell>
          <table:table-cell office:value-type="float" office:value="160735012094" calcext:value-type="float">
            <text:p>160735012094</text:p>
          </table:table-cell>
          <table:table-cell office:value-type="string" calcext:value-type="string">
            <text:p>Unterweißbach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106" calcext:value-type="float">
            <text:p>16073106</text:p>
          </table:table-cell>
          <table:table-cell office:value-type="float" office:value="160730106106" calcext:value-type="float">
            <text:p>160730106106</text:p>
          </table:table-cell>
          <table:table-cell office:value-type="string" calcext:value-type="string">
            <text:p>Leutenberg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107" calcext:value-type="float">
            <text:p>16073107</text:p>
          </table:table-cell>
          <table:table-cell office:value-type="float" office:value="160735051107" calcext:value-type="float">
            <text:p>160735051107</text:p>
          </table:table-cell>
          <table:table-cell office:value-type="string" calcext:value-type="string">
            <text:p>Drognitz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109" calcext:value-type="float">
            <text:p>16073109</text:p>
          </table:table-cell>
          <table:table-cell office:value-type="float" office:value="160730109109" calcext:value-type="float">
            <text:p>160730109109</text:p>
          </table:table-cell>
          <table:table-cell office:value-type="string" calcext:value-type="string">
            <text:p>Uhlstädt-Kirchhasel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111" calcext:value-type="float">
            <text:p>16073111</text:p>
          </table:table-cell>
          <table:table-cell office:value-type="float" office:value="160730111111" calcext:value-type="float">
            <text:p>160730111111</text:p>
          </table:table-cell>
          <table:table-cell office:value-type="string" calcext:value-type="string">
            <text:p>Unterwellenborn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112" calcext:value-type="float">
            <text:p>16073112</text:p>
          </table:table-cell>
          <table:table-cell office:value-type="float" office:value="160735054112" calcext:value-type="float">
            <text:p>160735054112</text:p>
          </table:table-cell>
          <table:table-cell office:value-type="string" calcext:value-type="string">
            <text:p>Königsee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3113" calcext:value-type="float">
            <text:p>16073113</text:p>
          </table:table-cell>
          <table:table-cell office:value-type="float" office:value="160735012113" calcext:value-type="float">
            <text:p>160735012113</text:p>
          </table:table-cell>
          <table:table-cell office:value-type="string" calcext:value-type="string">
            <text:p>Schwarzatal</text:p>
          </table:table-cell>
          <table:table-cell office:value-type="string" calcext:value-type="string">
            <text:p>Saalfeld-Rudolstadt</text:p>
          </table:table-cell>
        </table:table-row>
        <table:table-row table:style-name="ro1">
          <table:table-cell office:value-type="float" office:value="16074001" calcext:value-type="float">
            <text:p>16074001</text:p>
          </table:table-cell>
          <table:table-cell office:value-type="float" office:value="160745053001" calcext:value-type="float">
            <text:p>160745053001</text:p>
          </table:table-cell>
          <table:table-cell office:value-type="string" calcext:value-type="string">
            <text:p>Albers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02" calcext:value-type="float">
            <text:p>16074002</text:p>
          </table:table-cell>
          <table:table-cell office:value-type="float" office:value="160745011002" calcext:value-type="float">
            <text:p>160745011002</text:p>
          </table:table-cell>
          <table:table-cell office:value-type="string" calcext:value-type="string">
            <text:p>Altenberga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03" calcext:value-type="float">
            <text:p>16074003</text:p>
          </table:table-cell>
          <table:table-cell office:value-type="float" office:value="160745053003" calcext:value-type="float">
            <text:p>160745053003</text:p>
          </table:table-cell>
          <table:table-cell office:value-type="string" calcext:value-type="string">
            <text:p>Bad Klosterlausnitz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04" calcext:value-type="float">
            <text:p>16074004</text:p>
          </table:table-cell>
          <table:table-cell office:value-type="float" office:value="160745011004" calcext:value-type="float">
            <text:p>160745011004</text:p>
          </table:table-cell>
          <table:table-cell office:value-type="string" calcext:value-type="string">
            <text:p>Bibra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05" calcext:value-type="float">
            <text:p>16074005</text:p>
          </table:table-cell>
          <table:table-cell office:value-type="float" office:value="160745053005" calcext:value-type="float">
            <text:p>160745053005</text:p>
          </table:table-cell>
          <table:table-cell office:value-type="string" calcext:value-type="string">
            <text:p>Bobeck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07" calcext:value-type="float">
            <text:p>16074007</text:p>
          </table:table-cell>
          <table:table-cell office:value-type="float" office:value="160745007007" calcext:value-type="float">
            <text:p>160745007007</text:p>
          </table:table-cell>
          <table:table-cell office:value-type="string" calcext:value-type="string">
            <text:p>Bremsnitz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08" calcext:value-type="float">
            <text:p>16074008</text:p>
          </table:table-cell>
          <table:table-cell office:value-type="float" office:value="160745011008" calcext:value-type="float">
            <text:p>160745011008</text:p>
          </table:table-cell>
          <table:table-cell office:value-type="string" calcext:value-type="string">
            <text:p>Bucha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09" calcext:value-type="float">
            <text:p>16074009</text:p>
          </table:table-cell>
          <table:table-cell office:value-type="float" office:value="160745051009" calcext:value-type="float">
            <text:p>160745051009</text:p>
          </table:table-cell>
          <table:table-cell office:value-type="string" calcext:value-type="string">
            <text:p>Bürgel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11" calcext:value-type="float">
            <text:p>16074011</text:p>
          </table:table-cell>
          <table:table-cell office:value-type="float" office:value="160745015011" calcext:value-type="float">
            <text:p>160745015011</text:p>
          </table:table-cell>
          <table:table-cell office:value-type="string" calcext:value-type="string">
            <text:p>Dornburg-Camburg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12" calcext:value-type="float">
            <text:p>16074012</text:p>
          </table:table-cell>
          <table:table-cell office:value-type="float" office:value="160745005012" calcext:value-type="float">
            <text:p>160745005012</text:p>
          </table:table-cell>
          <table:table-cell office:value-type="string" calcext:value-type="string">
            <text:p>Crossen an der Elster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16" calcext:value-type="float">
            <text:p>16074016</text:p>
          </table:table-cell>
          <table:table-cell office:value-type="float" office:value="160745011016" calcext:value-type="float">
            <text:p>160745011016</text:p>
          </table:table-cell>
          <table:table-cell office:value-type="string" calcext:value-type="string">
            <text:p>Eichenberg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17" calcext:value-type="float">
            <text:p>16074017</text:p>
          </table:table-cell>
          <table:table-cell office:value-type="float" office:value="160745007017" calcext:value-type="float">
            <text:p>160745007017</text:p>
          </table:table-cell>
          <table:table-cell office:value-type="string" calcext:value-type="string">
            <text:p>Eineborn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18" calcext:value-type="float">
            <text:p>16074018</text:p>
          </table:table-cell>
          <table:table-cell office:value-type="float" office:value="160745052018" calcext:value-type="float">
            <text:p>160745052018</text:p>
          </table:table-cell>
          <table:table-cell office:value-type="string" calcext:value-type="string">
            <text:p>Eisenberg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19" calcext:value-type="float">
            <text:p>16074019</text:p>
          </table:table-cell>
          <table:table-cell office:value-type="float" office:value="160745015019" calcext:value-type="float">
            <text:p>160745015019</text:p>
          </table:table-cell>
          <table:table-cell office:value-type="string" calcext:value-type="string">
            <text:p>Frauenprießnitz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21" calcext:value-type="float">
            <text:p>16074021</text:p>
          </table:table-cell>
          <table:table-cell office:value-type="float" office:value="160745011021" calcext:value-type="float">
            <text:p>160745011021</text:p>
          </table:table-cell>
          <table:table-cell office:value-type="string" calcext:value-type="string">
            <text:p>Freienorla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22" calcext:value-type="float">
            <text:p>16074022</text:p>
          </table:table-cell>
          <table:table-cell office:value-type="float" office:value="160745007022" calcext:value-type="float">
            <text:p>160745007022</text:p>
          </table:table-cell>
          <table:table-cell office:value-type="string" calcext:value-type="string">
            <text:p>Geisenhain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24" calcext:value-type="float">
            <text:p>16074024</text:p>
          </table:table-cell>
          <table:table-cell office:value-type="float" office:value="160745007024" calcext:value-type="float">
            <text:p>160745007024</text:p>
          </table:table-cell>
          <table:table-cell office:value-type="string" calcext:value-type="string">
            <text:p>Gneus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25" calcext:value-type="float">
            <text:p>16074025</text:p>
          </table:table-cell>
          <table:table-cell office:value-type="float" office:value="160745052025" calcext:value-type="float">
            <text:p>160745052025</text:p>
          </table:table-cell>
          <table:table-cell office:value-type="string" calcext:value-type="string">
            <text:p>Gösen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26" calcext:value-type="float">
            <text:p>16074026</text:p>
          </table:table-cell>
          <table:table-cell office:value-type="float" office:value="160745015026" calcext:value-type="float">
            <text:p>160745015026</text:p>
          </table:table-cell>
          <table:table-cell office:value-type="string" calcext:value-type="string">
            <text:p>Golms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28" calcext:value-type="float">
            <text:p>16074028</text:p>
          </table:table-cell>
          <table:table-cell office:value-type="float" office:value="160745051028" calcext:value-type="float">
            <text:p>160745051028</text:p>
          </table:table-cell>
          <table:table-cell office:value-type="string" calcext:value-type="string">
            <text:p>Graitschen b. Bürgel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29" calcext:value-type="float">
            <text:p>16074029</text:p>
          </table:table-cell>
          <table:table-cell office:value-type="float" office:value="160745007029" calcext:value-type="float">
            <text:p>160745007029</text:p>
          </table:table-cell>
          <table:table-cell office:value-type="string" calcext:value-type="string">
            <text:p>Großbockedra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31" calcext:value-type="float">
            <text:p>16074031</text:p>
          </table:table-cell>
          <table:table-cell office:value-type="float" office:value="160745011031" calcext:value-type="float">
            <text:p>160745011031</text:p>
          </table:table-cell>
          <table:table-cell office:value-type="string" calcext:value-type="string">
            <text:p>Großeuters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32" calcext:value-type="float">
            <text:p>16074032</text:p>
          </table:table-cell>
          <table:table-cell office:value-type="float" office:value="160745015032" calcext:value-type="float">
            <text:p>160745015032</text:p>
          </table:table-cell>
          <table:table-cell office:value-type="string" calcext:value-type="string">
            <text:p>Großlöbichau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33" calcext:value-type="float">
            <text:p>16074033</text:p>
          </table:table-cell>
          <table:table-cell office:value-type="float" office:value="160745011033" calcext:value-type="float">
            <text:p>160745011033</text:p>
          </table:table-cell>
          <table:table-cell office:value-type="string" calcext:value-type="string">
            <text:p>Großpürschütz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34" calcext:value-type="float">
            <text:p>16074034</text:p>
          </table:table-cell>
          <table:table-cell office:value-type="float" office:value="160745011034" calcext:value-type="float">
            <text:p>160745011034</text:p>
          </table:table-cell>
          <table:table-cell office:value-type="string" calcext:value-type="string">
            <text:p>Gumperda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36" calcext:value-type="float">
            <text:p>16074036</text:p>
          </table:table-cell>
          <table:table-cell office:value-type="float" office:value="160745015036" calcext:value-type="float">
            <text:p>160745015036</text:p>
          </table:table-cell>
          <table:table-cell office:value-type="string" calcext:value-type="string">
            <text:p>Hainichen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37" calcext:value-type="float">
            <text:p>16074037</text:p>
          </table:table-cell>
          <table:table-cell office:value-type="float" office:value="160745052037" calcext:value-type="float">
            <text:p>160745052037</text:p>
          </table:table-cell>
          <table:table-cell office:value-type="string" calcext:value-type="string">
            <text:p>Hainspitz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38" calcext:value-type="float">
            <text:p>16074038</text:p>
          </table:table-cell>
          <table:table-cell office:value-type="float" office:value="160745005038" calcext:value-type="float">
            <text:p>160745005038</text:p>
          </table:table-cell>
          <table:table-cell office:value-type="string" calcext:value-type="string">
            <text:p>Hartmanns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39" calcext:value-type="float">
            <text:p>16074039</text:p>
          </table:table-cell>
          <table:table-cell office:value-type="float" office:value="160745005039" calcext:value-type="float">
            <text:p>160745005039</text:p>
          </table:table-cell>
          <table:table-cell office:value-type="string" calcext:value-type="string">
            <text:p>Heideland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41" calcext:value-type="float">
            <text:p>16074041</text:p>
          </table:table-cell>
          <table:table-cell office:value-type="float" office:value="160745014041" calcext:value-type="float">
            <text:p>160745014041</text:p>
          </table:table-cell>
          <table:table-cell office:value-type="string" calcext:value-type="string">
            <text:p>Herms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42" calcext:value-type="float">
            <text:p>16074042</text:p>
          </table:table-cell>
          <table:table-cell office:value-type="float" office:value="160745011042" calcext:value-type="float">
            <text:p>160745011042</text:p>
          </table:table-cell>
          <table:table-cell office:value-type="string" calcext:value-type="string">
            <text:p>Hummelshain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43" calcext:value-type="float">
            <text:p>16074043</text:p>
          </table:table-cell>
          <table:table-cell office:value-type="float" office:value="160745015043" calcext:value-type="float">
            <text:p>160745015043</text:p>
          </table:table-cell>
          <table:table-cell office:value-type="string" calcext:value-type="string">
            <text:p>Jenalöbnitz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44" calcext:value-type="float">
            <text:p>16074044</text:p>
          </table:table-cell>
          <table:table-cell office:value-type="float" office:value="160740044044" calcext:value-type="float">
            <text:p>160740044044</text:p>
          </table:table-cell>
          <table:table-cell office:value-type="string" calcext:value-type="string">
            <text:p>Kahla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45" calcext:value-type="float">
            <text:p>16074045</text:p>
          </table:table-cell>
          <table:table-cell office:value-type="float" office:value="160745007045" calcext:value-type="float">
            <text:p>160745007045</text:p>
          </table:table-cell>
          <table:table-cell office:value-type="string" calcext:value-type="string">
            <text:p>Karls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46" calcext:value-type="float">
            <text:p>16074046</text:p>
          </table:table-cell>
          <table:table-cell office:value-type="float" office:value="160745007046" calcext:value-type="float">
            <text:p>160745007046</text:p>
          </table:table-cell>
          <table:table-cell office:value-type="string" calcext:value-type="string">
            <text:p>Kleinbockedra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47" calcext:value-type="float">
            <text:p>16074047</text:p>
          </table:table-cell>
          <table:table-cell office:value-type="float" office:value="160745007047" calcext:value-type="float">
            <text:p>160745007047</text:p>
          </table:table-cell>
          <table:table-cell office:value-type="string" calcext:value-type="string">
            <text:p>Kleinebers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48" calcext:value-type="float">
            <text:p>16074048</text:p>
          </table:table-cell>
          <table:table-cell office:value-type="float" office:value="160745011048" calcext:value-type="float">
            <text:p>160745011048</text:p>
          </table:table-cell>
          <table:table-cell office:value-type="string" calcext:value-type="string">
            <text:p>Kleineuters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49" calcext:value-type="float">
            <text:p>16074049</text:p>
          </table:table-cell>
          <table:table-cell office:value-type="float" office:value="160745011049" calcext:value-type="float">
            <text:p>160745011049</text:p>
          </table:table-cell>
          <table:table-cell office:value-type="string" calcext:value-type="string">
            <text:p>Laas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51" calcext:value-type="float">
            <text:p>16074051</text:p>
          </table:table-cell>
          <table:table-cell office:value-type="float" office:value="160745015051" calcext:value-type="float">
            <text:p>160745015051</text:p>
          </table:table-cell>
          <table:table-cell office:value-type="string" calcext:value-type="string">
            <text:p>Lehesten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52" calcext:value-type="float">
            <text:p>16074052</text:p>
          </table:table-cell>
          <table:table-cell office:value-type="float" office:value="160745011052" calcext:value-type="float">
            <text:p>160745011052</text:p>
          </table:table-cell>
          <table:table-cell office:value-type="string" calcext:value-type="string">
            <text:p>Lindig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53" calcext:value-type="float">
            <text:p>16074053</text:p>
          </table:table-cell>
          <table:table-cell office:value-type="float" office:value="160745007053" calcext:value-type="float">
            <text:p>160745007053</text:p>
          </table:table-cell>
          <table:table-cell office:value-type="string" calcext:value-type="string">
            <text:p>Lippersdorf-Erdmanns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54" calcext:value-type="float">
            <text:p>16074054</text:p>
          </table:table-cell>
          <table:table-cell office:value-type="float" office:value="160745015054" calcext:value-type="float">
            <text:p>160745015054</text:p>
          </table:table-cell>
          <table:table-cell office:value-type="string" calcext:value-type="string">
            <text:p>Löberschütz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55" calcext:value-type="float">
            <text:p>16074055</text:p>
          </table:table-cell>
          <table:table-cell office:value-type="float" office:value="160745052055" calcext:value-type="float">
            <text:p>160745052055</text:p>
          </table:table-cell>
          <table:table-cell office:value-type="string" calcext:value-type="string">
            <text:p>Merten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56" calcext:value-type="float">
            <text:p>16074056</text:p>
          </table:table-cell>
          <table:table-cell office:value-type="float" office:value="160745007056" calcext:value-type="float">
            <text:p>160745007056</text:p>
          </table:table-cell>
          <table:table-cell office:value-type="string" calcext:value-type="string">
            <text:p>Meusebach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57" calcext:value-type="float">
            <text:p>16074057</text:p>
          </table:table-cell>
          <table:table-cell office:value-type="float" office:value="160745011057" calcext:value-type="float">
            <text:p>160745011057</text:p>
          </table:table-cell>
          <table:table-cell office:value-type="string" calcext:value-type="string">
            <text:p>Milda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58" calcext:value-type="float">
            <text:p>16074058</text:p>
          </table:table-cell>
          <table:table-cell office:value-type="float" office:value="160745050058" calcext:value-type="float">
            <text:p>160745050058</text:p>
          </table:table-cell>
          <table:table-cell office:value-type="string" calcext:value-type="string">
            <text:p>Möckern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59" calcext:value-type="float">
            <text:p>16074059</text:p>
          </table:table-cell>
          <table:table-cell office:value-type="float" office:value="160745014059" calcext:value-type="float">
            <text:p>160745014059</text:p>
          </table:table-cell>
          <table:table-cell office:value-type="string" calcext:value-type="string">
            <text:p>Mörs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61" calcext:value-type="float">
            <text:p>16074061</text:p>
          </table:table-cell>
          <table:table-cell office:value-type="float" office:value="160745051061" calcext:value-type="float">
            <text:p>160745051061</text:p>
          </table:table-cell>
          <table:table-cell office:value-type="string" calcext:value-type="string">
            <text:p>Nausnitz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63" calcext:value-type="float">
            <text:p>16074063</text:p>
          </table:table-cell>
          <table:table-cell office:value-type="float" office:value="160745015063" calcext:value-type="float">
            <text:p>160745015063</text:p>
          </table:table-cell>
          <table:table-cell office:value-type="string" calcext:value-type="string">
            <text:p>Neuengönna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64" calcext:value-type="float">
            <text:p>16074064</text:p>
          </table:table-cell>
          <table:table-cell office:value-type="float" office:value="160745007064" calcext:value-type="float">
            <text:p>160745007064</text:p>
          </table:table-cell>
          <table:table-cell office:value-type="string" calcext:value-type="string">
            <text:p>Oberbodnitz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65" calcext:value-type="float">
            <text:p>16074065</text:p>
          </table:table-cell>
          <table:table-cell office:value-type="float" office:value="160745011065" calcext:value-type="float">
            <text:p>160745011065</text:p>
          </table:table-cell>
          <table:table-cell office:value-type="string" calcext:value-type="string">
            <text:p>Orlamünde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66" calcext:value-type="float">
            <text:p>16074066</text:p>
          </table:table-cell>
          <table:table-cell office:value-type="float" office:value="160745007066" calcext:value-type="float">
            <text:p>160745007066</text:p>
          </table:table-cell>
          <table:table-cell office:value-type="string" calcext:value-type="string">
            <text:p>Otten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67" calcext:value-type="float">
            <text:p>16074067</text:p>
          </table:table-cell>
          <table:table-cell office:value-type="float" office:value="160745052067" calcext:value-type="float">
            <text:p>160745052067</text:p>
          </table:table-cell>
          <table:table-cell office:value-type="string" calcext:value-type="string">
            <text:p>Petersberg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68" calcext:value-type="float">
            <text:p>16074068</text:p>
          </table:table-cell>
          <table:table-cell office:value-type="float" office:value="160745051068" calcext:value-type="float">
            <text:p>160745051068</text:p>
          </table:table-cell>
          <table:table-cell office:value-type="string" calcext:value-type="string">
            <text:p>Pox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71" calcext:value-type="float">
            <text:p>16074071</text:p>
          </table:table-cell>
          <table:table-cell office:value-type="float" office:value="160745007071" calcext:value-type="float">
            <text:p>160745007071</text:p>
          </table:table-cell>
          <table:table-cell office:value-type="string" calcext:value-type="string">
            <text:p>Rattels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72" calcext:value-type="float">
            <text:p>16074072</text:p>
          </table:table-cell>
          <table:table-cell office:value-type="float" office:value="160745005072" calcext:value-type="float">
            <text:p>160745005072</text:p>
          </table:table-cell>
          <table:table-cell office:value-type="string" calcext:value-type="string">
            <text:p>Rauda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73" calcext:value-type="float">
            <text:p>16074073</text:p>
          </table:table-cell>
          <table:table-cell office:value-type="float" office:value="160745052073" calcext:value-type="float">
            <text:p>160745052073</text:p>
          </table:table-cell>
          <table:table-cell office:value-type="string" calcext:value-type="string">
            <text:p>Rauschwitz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74" calcext:value-type="float">
            <text:p>16074074</text:p>
          </table:table-cell>
          <table:table-cell office:value-type="float" office:value="160745007074" calcext:value-type="float">
            <text:p>160745007074</text:p>
          </table:table-cell>
          <table:table-cell office:value-type="string" calcext:value-type="string">
            <text:p>Raus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75" calcext:value-type="float">
            <text:p>16074075</text:p>
          </table:table-cell>
          <table:table-cell office:value-type="float" office:value="160745014075" calcext:value-type="float">
            <text:p>160745014075</text:p>
          </table:table-cell>
          <table:table-cell office:value-type="string" calcext:value-type="string">
            <text:p>Reichenbach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76" calcext:value-type="float">
            <text:p>16074076</text:p>
          </table:table-cell>
          <table:table-cell office:value-type="float" office:value="160745011076" calcext:value-type="float">
            <text:p>160745011076</text:p>
          </table:table-cell>
          <table:table-cell office:value-type="string" calcext:value-type="string">
            <text:p>Reinstädt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77" calcext:value-type="float">
            <text:p>16074077</text:p>
          </table:table-cell>
          <table:table-cell office:value-type="float" office:value="160745007077" calcext:value-type="float">
            <text:p>160745007077</text:p>
          </table:table-cell>
          <table:table-cell office:value-type="string" calcext:value-type="string">
            <text:p>Renthen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79" calcext:value-type="float">
            <text:p>16074079</text:p>
          </table:table-cell>
          <table:table-cell office:value-type="float" office:value="160745011079" calcext:value-type="float">
            <text:p>160745011079</text:p>
          </table:table-cell>
          <table:table-cell office:value-type="string" calcext:value-type="string">
            <text:p>Rothenstein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81" calcext:value-type="float">
            <text:p>16074081</text:p>
          </table:table-cell>
          <table:table-cell office:value-type="float" office:value="160745050081" calcext:value-type="float">
            <text:p>160745050081</text:p>
          </table:table-cell>
          <table:table-cell office:value-type="string" calcext:value-type="string">
            <text:p>Ruttersdorf-Lotschen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82" calcext:value-type="float">
            <text:p>16074082</text:p>
          </table:table-cell>
          <table:table-cell office:value-type="float" office:value="160745053082" calcext:value-type="float">
            <text:p>160745053082</text:p>
          </table:table-cell>
          <table:table-cell office:value-type="string" calcext:value-type="string">
            <text:p>Scheiditz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84" calcext:value-type="float">
            <text:p>16074084</text:p>
          </table:table-cell>
          <table:table-cell office:value-type="float" office:value="160745014084" calcext:value-type="float">
            <text:p>160745014084</text:p>
          </table:table-cell>
          <table:table-cell office:value-type="string" calcext:value-type="string">
            <text:p>Schleifreisen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85" calcext:value-type="float">
            <text:p>16074085</text:p>
          </table:table-cell>
          <table:table-cell office:value-type="float" office:value="160745053085" calcext:value-type="float">
            <text:p>160745053085</text:p>
          </table:table-cell>
          <table:table-cell office:value-type="string" calcext:value-type="string">
            <text:p>Schlöben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86" calcext:value-type="float">
            <text:p>16074086</text:p>
          </table:table-cell>
          <table:table-cell office:value-type="float" office:value="160745053086" calcext:value-type="float">
            <text:p>160745053086</text:p>
          </table:table-cell>
          <table:table-cell office:value-type="string" calcext:value-type="string">
            <text:p>Schöngleina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87" calcext:value-type="float">
            <text:p>16074087</text:p>
          </table:table-cell>
          <table:table-cell office:value-type="float" office:value="160745011087" calcext:value-type="float">
            <text:p>160745011087</text:p>
          </table:table-cell>
          <table:table-cell office:value-type="string" calcext:value-type="string">
            <text:p>Schöps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89" calcext:value-type="float">
            <text:p>16074089</text:p>
          </table:table-cell>
          <table:table-cell office:value-type="float" office:value="160745011089" calcext:value-type="float">
            <text:p>160745011089</text:p>
          </table:table-cell>
          <table:table-cell office:value-type="string" calcext:value-type="string">
            <text:p>Seitenroda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91" calcext:value-type="float">
            <text:p>16074091</text:p>
          </table:table-cell>
          <table:table-cell office:value-type="float" office:value="160745053091" calcext:value-type="float">
            <text:p>160745053091</text:p>
          </table:table-cell>
          <table:table-cell office:value-type="string" calcext:value-type="string">
            <text:p>Serba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92" calcext:value-type="float">
            <text:p>16074092</text:p>
          </table:table-cell>
          <table:table-cell office:value-type="float" office:value="160745005092" calcext:value-type="float">
            <text:p>160745005092</text:p>
          </table:table-cell>
          <table:table-cell office:value-type="string" calcext:value-type="string">
            <text:p>Silbitz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93" calcext:value-type="float">
            <text:p>16074093</text:p>
          </table:table-cell>
          <table:table-cell office:value-type="float" office:value="160745014093" calcext:value-type="float">
            <text:p>160745014093</text:p>
          </table:table-cell>
          <table:table-cell office:value-type="string" calcext:value-type="string">
            <text:p>St.Ganglof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94" calcext:value-type="float">
            <text:p>16074094</text:p>
          </table:table-cell>
          <table:table-cell office:value-type="float" office:value="160745050094" calcext:value-type="float">
            <text:p>160745050094</text:p>
          </table:table-cell>
          <table:table-cell office:value-type="string" calcext:value-type="string">
            <text:p>Stadtroda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95" calcext:value-type="float">
            <text:p>16074095</text:p>
          </table:table-cell>
          <table:table-cell office:value-type="float" office:value="160745011095" calcext:value-type="float">
            <text:p>160745011095</text:p>
          </table:table-cell>
          <table:table-cell office:value-type="string" calcext:value-type="string">
            <text:p>Sulza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96" calcext:value-type="float">
            <text:p>16074096</text:p>
          </table:table-cell>
          <table:table-cell office:value-type="float" office:value="160745015096" calcext:value-type="float">
            <text:p>160745015096</text:p>
          </table:table-cell>
          <table:table-cell office:value-type="string" calcext:value-type="string">
            <text:p>Tautenburg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97" calcext:value-type="float">
            <text:p>16074097</text:p>
          </table:table-cell>
          <table:table-cell office:value-type="float" office:value="160745007097" calcext:value-type="float">
            <text:p>160745007097</text:p>
          </table:table-cell>
          <table:table-cell office:value-type="string" calcext:value-type="string">
            <text:p>Tauten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98" calcext:value-type="float">
            <text:p>16074098</text:p>
          </table:table-cell>
          <table:table-cell office:value-type="float" office:value="160745053098" calcext:value-type="float">
            <text:p>160745053098</text:p>
          </table:table-cell>
          <table:table-cell office:value-type="string" calcext:value-type="string">
            <text:p>Tautenhain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099" calcext:value-type="float">
            <text:p>16074099</text:p>
          </table:table-cell>
          <table:table-cell office:value-type="float" office:value="160745015099" calcext:value-type="float">
            <text:p>160745015099</text:p>
          </table:table-cell>
          <table:table-cell office:value-type="string" calcext:value-type="string">
            <text:p>Thierschneck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101" calcext:value-type="float">
            <text:p>16074101</text:p>
          </table:table-cell>
          <table:table-cell office:value-type="float" office:value="160745007101" calcext:value-type="float">
            <text:p>160745007101</text:p>
          </table:table-cell>
          <table:table-cell office:value-type="string" calcext:value-type="string">
            <text:p>Tissa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102" calcext:value-type="float">
            <text:p>16074102</text:p>
          </table:table-cell>
          <table:table-cell office:value-type="float" office:value="160745007102" calcext:value-type="float">
            <text:p>160745007102</text:p>
          </table:table-cell>
          <table:table-cell office:value-type="string" calcext:value-type="string">
            <text:p>Trockenborn-Wolfers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103" calcext:value-type="float">
            <text:p>16074103</text:p>
          </table:table-cell>
          <table:table-cell office:value-type="float" office:value="160745007103" calcext:value-type="float">
            <text:p>160745007103</text:p>
          </table:table-cell>
          <table:table-cell office:value-type="string" calcext:value-type="string">
            <text:p>Tröbnitz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104" calcext:value-type="float">
            <text:p>16074104</text:p>
          </table:table-cell>
          <table:table-cell office:value-type="float" office:value="160745007104" calcext:value-type="float">
            <text:p>160745007104</text:p>
          </table:table-cell>
          <table:table-cell office:value-type="string" calcext:value-type="string">
            <text:p>Unterbodnitz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105" calcext:value-type="float">
            <text:p>16074105</text:p>
          </table:table-cell>
          <table:table-cell office:value-type="float" office:value="160745053105" calcext:value-type="float">
            <text:p>160745053105</text:p>
          </table:table-cell>
          <table:table-cell office:value-type="string" calcext:value-type="string">
            <text:p>Waldeck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106" calcext:value-type="float">
            <text:p>16074106</text:p>
          </table:table-cell>
          <table:table-cell office:value-type="float" office:value="160745005106" calcext:value-type="float">
            <text:p>160745005106</text:p>
          </table:table-cell>
          <table:table-cell office:value-type="string" calcext:value-type="string">
            <text:p>Walpernhain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107" calcext:value-type="float">
            <text:p>16074107</text:p>
          </table:table-cell>
          <table:table-cell office:value-type="float" office:value="160745007107" calcext:value-type="float">
            <text:p>160745007107</text:p>
          </table:table-cell>
          <table:table-cell office:value-type="string" calcext:value-type="string">
            <text:p>Waltersdorf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108" calcext:value-type="float">
            <text:p>16074108</text:p>
          </table:table-cell>
          <table:table-cell office:value-type="float" office:value="160745007108" calcext:value-type="float">
            <text:p>160745007108</text:p>
          </table:table-cell>
          <table:table-cell office:value-type="string" calcext:value-type="string">
            <text:p>Weißbach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109" calcext:value-type="float">
            <text:p>16074109</text:p>
          </table:table-cell>
          <table:table-cell office:value-type="float" office:value="160745053109" calcext:value-type="float">
            <text:p>160745053109</text:p>
          </table:table-cell>
          <table:table-cell office:value-type="string" calcext:value-type="string">
            <text:p>Weißenborn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112" calcext:value-type="float">
            <text:p>16074112</text:p>
          </table:table-cell>
          <table:table-cell office:value-type="float" office:value="160745015112" calcext:value-type="float">
            <text:p>160745015112</text:p>
          </table:table-cell>
          <table:table-cell office:value-type="string" calcext:value-type="string">
            <text:p>Wichmar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113" calcext:value-type="float">
            <text:p>16074113</text:p>
          </table:table-cell>
          <table:table-cell office:value-type="float" office:value="160745015113" calcext:value-type="float">
            <text:p>160745015113</text:p>
          </table:table-cell>
          <table:table-cell office:value-type="string" calcext:value-type="string">
            <text:p>Zimmern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114" calcext:value-type="float">
            <text:p>16074114</text:p>
          </table:table-cell>
          <table:table-cell office:value-type="float" office:value="160745011114" calcext:value-type="float">
            <text:p>160745011114</text:p>
          </table:table-cell>
          <table:table-cell office:value-type="string" calcext:value-type="string">
            <text:p>Zöllnitz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4116" calcext:value-type="float">
            <text:p>16074116</text:p>
          </table:table-cell>
          <table:table-cell office:value-type="float" office:value="160745005116" calcext:value-type="float">
            <text:p>160745005116</text:p>
          </table:table-cell>
          <table:table-cell office:value-type="string" calcext:value-type="string">
            <text:p>Schkölen</text:p>
          </table:table-cell>
          <table:table-cell office:value-type="string" calcext:value-type="string">
            <text:p>Saale-Holzland-Kreis</text:p>
          </table:table-cell>
        </table:table-row>
        <table:table-row table:style-name="ro1">
          <table:table-cell office:value-type="float" office:value="16075006" calcext:value-type="float">
            <text:p>16075006</text:p>
          </table:table-cell>
          <table:table-cell office:value-type="float" office:value="160755005006" calcext:value-type="float">
            <text:p>160755005006</text:p>
          </table:table-cell>
          <table:table-cell office:value-type="string" calcext:value-type="string">
            <text:p>Bodelwitz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14" calcext:value-type="float">
            <text:p>16075014</text:p>
          </table:table-cell>
          <table:table-cell office:value-type="float" office:value="160755004014" calcext:value-type="float">
            <text:p>160755004014</text:p>
          </table:table-cell>
          <table:table-cell office:value-type="string" calcext:value-type="string">
            <text:p>Dittersdorf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16" calcext:value-type="float">
            <text:p>16075016</text:p>
          </table:table-cell>
          <table:table-cell office:value-type="float" office:value="160755005016" calcext:value-type="float">
            <text:p>160755005016</text:p>
          </table:table-cell>
          <table:table-cell office:value-type="string" calcext:value-type="string">
            <text:p>Döbritz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19" calcext:value-type="float">
            <text:p>16075019</text:p>
          </table:table-cell>
          <table:table-cell office:value-type="float" office:value="160755011019" calcext:value-type="float">
            <text:p>160755011019</text:p>
          </table:table-cell>
          <table:table-cell office:value-type="string" calcext:value-type="string">
            <text:p>Dreitzsch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23" calcext:value-type="float">
            <text:p>16075023</text:p>
          </table:table-cell>
          <table:table-cell office:value-type="float" office:value="160755013023" calcext:value-type="float">
            <text:p>160755013023</text:p>
          </table:table-cell>
          <table:table-cell office:value-type="string" calcext:value-type="string">
            <text:p>Eßbach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29" calcext:value-type="float">
            <text:p>16075029</text:p>
          </table:table-cell>
          <table:table-cell office:value-type="float" office:value="160755011029" calcext:value-type="float">
            <text:p>160755011029</text:p>
          </table:table-cell>
          <table:table-cell office:value-type="string" calcext:value-type="string">
            <text:p>Geroda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31" calcext:value-type="float">
            <text:p>16075031</text:p>
          </table:table-cell>
          <table:table-cell office:value-type="float" office:value="160755005031" calcext:value-type="float">
            <text:p>160755005031</text:p>
          </table:table-cell>
          <table:table-cell office:value-type="string" calcext:value-type="string">
            <text:p>Gertewitz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33" calcext:value-type="float">
            <text:p>16075033</text:p>
          </table:table-cell>
          <table:table-cell office:value-type="float" office:value="160755004033" calcext:value-type="float">
            <text:p>160755004033</text:p>
          </table:table-cell>
          <table:table-cell office:value-type="string" calcext:value-type="string">
            <text:p>Görkwitz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34" calcext:value-type="float">
            <text:p>16075034</text:p>
          </table:table-cell>
          <table:table-cell office:value-type="float" office:value="160755004034" calcext:value-type="float">
            <text:p>160755004034</text:p>
          </table:table-cell>
          <table:table-cell office:value-type="string" calcext:value-type="string">
            <text:p>Göschitz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35" calcext:value-type="float">
            <text:p>16075035</text:p>
          </table:table-cell>
          <table:table-cell office:value-type="float" office:value="160755013035" calcext:value-type="float">
            <text:p>160755013035</text:p>
          </table:table-cell>
          <table:table-cell office:value-type="string" calcext:value-type="string">
            <text:p>Gössitz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39" calcext:value-type="float">
            <text:p>16075039</text:p>
          </table:table-cell>
          <table:table-cell office:value-type="float" office:value="160755005039" calcext:value-type="float">
            <text:p>160755005039</text:p>
          </table:table-cell>
          <table:table-cell office:value-type="string" calcext:value-type="string">
            <text:p>Grobengereuth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46" calcext:value-type="float">
            <text:p>16075046</text:p>
          </table:table-cell>
          <table:table-cell office:value-type="float" office:value="160750046046" calcext:value-type="float">
            <text:p>160750046046</text:p>
          </table:table-cell>
          <table:table-cell office:value-type="string" calcext:value-type="string">
            <text:p>Hirschberg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47" calcext:value-type="float">
            <text:p>16075047</text:p>
          </table:table-cell>
          <table:table-cell office:value-type="float" office:value="160755013047" calcext:value-type="float">
            <text:p>160755013047</text:p>
          </table:table-cell>
          <table:table-cell office:value-type="string" calcext:value-type="string">
            <text:p>Keila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48" calcext:value-type="float">
            <text:p>16075048</text:p>
          </table:table-cell>
          <table:table-cell office:value-type="float" office:value="160755004048" calcext:value-type="float">
            <text:p>160755004048</text:p>
          </table:table-cell>
          <table:table-cell office:value-type="string" calcext:value-type="string">
            <text:p>Kirschkau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51" calcext:value-type="float">
            <text:p>16075051</text:p>
          </table:table-cell>
          <table:table-cell office:value-type="float" office:value="160755050051" calcext:value-type="float">
            <text:p>160755050051</text:p>
          </table:table-cell>
          <table:table-cell office:value-type="string" calcext:value-type="string">
            <text:p>Kospoda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54" calcext:value-type="float">
            <text:p>16075054</text:p>
          </table:table-cell>
          <table:table-cell office:value-type="float" office:value="160755005054" calcext:value-type="float">
            <text:p>160755005054</text:p>
          </table:table-cell>
          <table:table-cell office:value-type="string" calcext:value-type="string">
            <text:p>Langenorla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56" calcext:value-type="float">
            <text:p>16075056</text:p>
          </table:table-cell>
          <table:table-cell office:value-type="float" office:value="160755005056" calcext:value-type="float">
            <text:p>160755005056</text:p>
          </table:table-cell>
          <table:table-cell office:value-type="string" calcext:value-type="string">
            <text:p>Lausnitz b. Neustadt an der Orla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57" calcext:value-type="float">
            <text:p>16075057</text:p>
          </table:table-cell>
          <table:table-cell office:value-type="float" office:value="160755011057" calcext:value-type="float">
            <text:p>160755011057</text:p>
          </table:table-cell>
          <table:table-cell office:value-type="string" calcext:value-type="string">
            <text:p>Lemnitz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62" calcext:value-type="float">
            <text:p>16075062</text:p>
          </table:table-cell>
          <table:table-cell office:value-type="float" office:value="160750062062" calcext:value-type="float">
            <text:p>160750062062</text:p>
          </table:table-cell>
          <table:table-cell office:value-type="string" calcext:value-type="string">
            <text:p>Bad Lobenstein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63" calcext:value-type="float">
            <text:p>16075063</text:p>
          </table:table-cell>
          <table:table-cell office:value-type="float" office:value="160755004063" calcext:value-type="float">
            <text:p>160755004063</text:p>
          </table:table-cell>
          <table:table-cell office:value-type="string" calcext:value-type="string">
            <text:p>Löhma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65" calcext:value-type="float">
            <text:p>16075065</text:p>
          </table:table-cell>
          <table:table-cell office:value-type="float" office:value="160755011065" calcext:value-type="float">
            <text:p>160755011065</text:p>
          </table:table-cell>
          <table:table-cell office:value-type="string" calcext:value-type="string">
            <text:p>Miesitz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66" calcext:value-type="float">
            <text:p>16075066</text:p>
          </table:table-cell>
          <table:table-cell office:value-type="float" office:value="160755011066" calcext:value-type="float">
            <text:p>160755011066</text:p>
          </table:table-cell>
          <table:table-cell office:value-type="string" calcext:value-type="string">
            <text:p>Mittelpöllnitz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68" calcext:value-type="float">
            <text:p>16075068</text:p>
          </table:table-cell>
          <table:table-cell office:value-type="float" office:value="160755004068" calcext:value-type="float">
            <text:p>160755004068</text:p>
          </table:table-cell>
          <table:table-cell office:value-type="string" calcext:value-type="string">
            <text:p>Moßbach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69" calcext:value-type="float">
            <text:p>16075069</text:p>
          </table:table-cell>
          <table:table-cell office:value-type="float" office:value="160755013069" calcext:value-type="float">
            <text:p>160755013069</text:p>
          </table:table-cell>
          <table:table-cell office:value-type="string" calcext:value-type="string">
            <text:p>Moxa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72" calcext:value-type="float">
            <text:p>16075072</text:p>
          </table:table-cell>
          <table:table-cell office:value-type="float" office:value="160755004072" calcext:value-type="float">
            <text:p>160755004072</text:p>
          </table:table-cell>
          <table:table-cell office:value-type="string" calcext:value-type="string">
            <text:p>Neundorf ( bei Schleiz )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73" calcext:value-type="float">
            <text:p>16075073</text:p>
          </table:table-cell>
          <table:table-cell office:value-type="float" office:value="160755050073" calcext:value-type="float">
            <text:p>160755050073</text:p>
          </table:table-cell>
          <table:table-cell office:value-type="string" calcext:value-type="string">
            <text:p>Neustadt an der Orla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74" calcext:value-type="float">
            <text:p>16075074</text:p>
          </table:table-cell>
          <table:table-cell office:value-type="float" office:value="160755005074" calcext:value-type="float">
            <text:p>160755005074</text:p>
          </table:table-cell>
          <table:table-cell office:value-type="string" calcext:value-type="string">
            <text:p>Nimritz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75" calcext:value-type="float">
            <text:p>16075075</text:p>
          </table:table-cell>
          <table:table-cell office:value-type="float" office:value="160755005075" calcext:value-type="float">
            <text:p>160755005075</text:p>
          </table:table-cell>
          <table:table-cell office:value-type="string" calcext:value-type="string">
            <text:p>Oberoppurg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76" calcext:value-type="float">
            <text:p>16075076</text:p>
          </table:table-cell>
          <table:table-cell office:value-type="float" office:value="160755004076" calcext:value-type="float">
            <text:p>160755004076</text:p>
          </table:table-cell>
          <table:table-cell office:value-type="string" calcext:value-type="string">
            <text:p>Oettersdorf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77" calcext:value-type="float">
            <text:p>16075077</text:p>
          </table:table-cell>
          <table:table-cell office:value-type="float" office:value="160755005077" calcext:value-type="float">
            <text:p>160755005077</text:p>
          </table:table-cell>
          <table:table-cell office:value-type="string" calcext:value-type="string">
            <text:p>Oppurg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79" calcext:value-type="float">
            <text:p>16075079</text:p>
          </table:table-cell>
          <table:table-cell office:value-type="float" office:value="160755013079" calcext:value-type="float">
            <text:p>160755013079</text:p>
          </table:table-cell>
          <table:table-cell office:value-type="string" calcext:value-type="string">
            <text:p>Paska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81" calcext:value-type="float">
            <text:p>16075081</text:p>
          </table:table-cell>
          <table:table-cell office:value-type="float" office:value="160755013081" calcext:value-type="float">
            <text:p>160755013081</text:p>
          </table:table-cell>
          <table:table-cell office:value-type="string" calcext:value-type="string">
            <text:p>Peuschen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83" calcext:value-type="float">
            <text:p>16075083</text:p>
          </table:table-cell>
          <table:table-cell office:value-type="float" office:value="160755004083" calcext:value-type="float">
            <text:p>160755004083</text:p>
          </table:table-cell>
          <table:table-cell office:value-type="string" calcext:value-type="string">
            <text:p>Plothen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84" calcext:value-type="float">
            <text:p>16075084</text:p>
          </table:table-cell>
          <table:table-cell office:value-type="float" office:value="160755004084" calcext:value-type="float">
            <text:p>160755004084</text:p>
          </table:table-cell>
          <table:table-cell office:value-type="string" calcext:value-type="string">
            <text:p>Pörmitz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85" calcext:value-type="float">
            <text:p>16075085</text:p>
          </table:table-cell>
          <table:table-cell office:value-type="float" office:value="160750085085" calcext:value-type="float">
            <text:p>160750085085</text:p>
          </table:table-cell>
          <table:table-cell office:value-type="string" calcext:value-type="string">
            <text:p>Pößneck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87" calcext:value-type="float">
            <text:p>16075087</text:p>
          </table:table-cell>
          <table:table-cell office:value-type="float" office:value="160755005087" calcext:value-type="float">
            <text:p>160755005087</text:p>
          </table:table-cell>
          <table:table-cell office:value-type="string" calcext:value-type="string">
            <text:p>Quaschwitz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88" calcext:value-type="float">
            <text:p>16075088</text:p>
          </table:table-cell>
          <table:table-cell office:value-type="float" office:value="160755013088" calcext:value-type="float">
            <text:p>160755013088</text:p>
          </table:table-cell>
          <table:table-cell office:value-type="string" calcext:value-type="string">
            <text:p>Ranis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93" calcext:value-type="float">
            <text:p>16075093</text:p>
          </table:table-cell>
          <table:table-cell office:value-type="float" office:value="160755011093" calcext:value-type="float">
            <text:p>160755011093</text:p>
          </table:table-cell>
          <table:table-cell office:value-type="string" calcext:value-type="string">
            <text:p>Rosendorf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98" calcext:value-type="float">
            <text:p>16075098</text:p>
          </table:table-cell>
          <table:table-cell office:value-type="float" office:value="160750098098" calcext:value-type="float">
            <text:p>160750098098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099" calcext:value-type="float">
            <text:p>16075099</text:p>
          </table:table-cell>
          <table:table-cell office:value-type="float" office:value="160755011099" calcext:value-type="float">
            <text:p>160755011099</text:p>
          </table:table-cell>
          <table:table-cell office:value-type="string" calcext:value-type="string">
            <text:p>Schmieritz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01" calcext:value-type="float">
            <text:p>16075101</text:p>
          </table:table-cell>
          <table:table-cell office:value-type="float" office:value="160755013101" calcext:value-type="float">
            <text:p>160755013101</text:p>
          </table:table-cell>
          <table:table-cell office:value-type="string" calcext:value-type="string">
            <text:p>Schmorda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02" calcext:value-type="float">
            <text:p>16075102</text:p>
          </table:table-cell>
          <table:table-cell office:value-type="float" office:value="160755013102" calcext:value-type="float">
            <text:p>160755013102</text:p>
          </table:table-cell>
          <table:table-cell office:value-type="string" calcext:value-type="string">
            <text:p>Schöndorf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03" calcext:value-type="float">
            <text:p>16075103</text:p>
          </table:table-cell>
          <table:table-cell office:value-type="float" office:value="160755013103" calcext:value-type="float">
            <text:p>160755013103</text:p>
          </table:table-cell>
          <table:table-cell office:value-type="string" calcext:value-type="string">
            <text:p>Seisla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05" calcext:value-type="float">
            <text:p>16075105</text:p>
          </table:table-cell>
          <table:table-cell office:value-type="float" office:value="160755005105" calcext:value-type="float">
            <text:p>160755005105</text:p>
          </table:table-cell>
          <table:table-cell office:value-type="string" calcext:value-type="string">
            <text:p>Solkwitz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09" calcext:value-type="float">
            <text:p>16075109</text:p>
          </table:table-cell>
          <table:table-cell office:value-type="float" office:value="160755004109" calcext:value-type="float">
            <text:p>160755004109</text:p>
          </table:table-cell>
          <table:table-cell office:value-type="string" calcext:value-type="string">
            <text:p>Tegau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14" calcext:value-type="float">
            <text:p>16075114</text:p>
          </table:table-cell>
          <table:table-cell office:value-type="float" office:value="160755011114" calcext:value-type="float">
            <text:p>160755011114</text:p>
          </table:table-cell>
          <table:table-cell office:value-type="string" calcext:value-type="string">
            <text:p>Tömmelsdorf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16" calcext:value-type="float">
            <text:p>16075116</text:p>
          </table:table-cell>
          <table:table-cell office:value-type="float" office:value="160755011116" calcext:value-type="float">
            <text:p>160755011116</text:p>
          </table:table-cell>
          <table:table-cell office:value-type="string" calcext:value-type="string">
            <text:p>Triptis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19" calcext:value-type="float">
            <text:p>16075119</text:p>
          </table:table-cell>
          <table:table-cell office:value-type="float" office:value="160755004119" calcext:value-type="float">
            <text:p>160755004119</text:p>
          </table:table-cell>
          <table:table-cell office:value-type="string" calcext:value-type="string">
            <text:p>Volkmannsdorf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21" calcext:value-type="float">
            <text:p>16075121</text:p>
          </table:table-cell>
          <table:table-cell office:value-type="float" office:value="160755005121" calcext:value-type="float">
            <text:p>160755005121</text:p>
          </table:table-cell>
          <table:table-cell office:value-type="string" calcext:value-type="string">
            <text:p>Weira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24" calcext:value-type="float">
            <text:p>16075124</text:p>
          </table:table-cell>
          <table:table-cell office:value-type="float" office:value="160755005124" calcext:value-type="float">
            <text:p>160755005124</text:p>
          </table:table-cell>
          <table:table-cell office:value-type="string" calcext:value-type="string">
            <text:p>Wernburg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25" calcext:value-type="float">
            <text:p>16075125</text:p>
          </table:table-cell>
          <table:table-cell office:value-type="float" office:value="160755013125" calcext:value-type="float">
            <text:p>160755013125</text:p>
          </table:table-cell>
          <table:table-cell office:value-type="string" calcext:value-type="string">
            <text:p>Wilhelmsdorf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27" calcext:value-type="float">
            <text:p>16075127</text:p>
          </table:table-cell>
          <table:table-cell office:value-type="float" office:value="160755013127" calcext:value-type="float">
            <text:p>160755013127</text:p>
          </table:table-cell>
          <table:table-cell office:value-type="string" calcext:value-type="string">
            <text:p>Ziegenrück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29" calcext:value-type="float">
            <text:p>16075129</text:p>
          </table:table-cell>
          <table:table-cell office:value-type="float" office:value="160755013129" calcext:value-type="float">
            <text:p>160755013129</text:p>
          </table:table-cell>
          <table:table-cell office:value-type="string" calcext:value-type="string">
            <text:p>Krölpa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31" calcext:value-type="float">
            <text:p>16075131</text:p>
          </table:table-cell>
          <table:table-cell office:value-type="float" office:value="160750131131" calcext:value-type="float">
            <text:p>160750131131</text:p>
          </table:table-cell>
          <table:table-cell office:value-type="string" calcext:value-type="string">
            <text:p>Gefell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32" calcext:value-type="float">
            <text:p>16075132</text:p>
          </table:table-cell>
          <table:table-cell office:value-type="float" office:value="160750132132" calcext:value-type="float">
            <text:p>160750132132</text:p>
          </table:table-cell>
          <table:table-cell office:value-type="string" calcext:value-type="string">
            <text:p>Tanna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33" calcext:value-type="float">
            <text:p>16075133</text:p>
          </table:table-cell>
          <table:table-cell office:value-type="float" office:value="160750133133" calcext:value-type="float">
            <text:p>160750133133</text:p>
          </table:table-cell>
          <table:table-cell office:value-type="string" calcext:value-type="string">
            <text:p>Wurzbach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34" calcext:value-type="float">
            <text:p>16075134</text:p>
          </table:table-cell>
          <table:table-cell office:value-type="float" office:value="160750134134" calcext:value-type="float">
            <text:p>160750134134</text:p>
          </table:table-cell>
          <table:table-cell office:value-type="string" calcext:value-type="string">
            <text:p>Remptendorf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35" calcext:value-type="float">
            <text:p>16075135</text:p>
          </table:table-cell>
          <table:table-cell office:value-type="float" office:value="160750135135" calcext:value-type="float">
            <text:p>160750135135</text:p>
          </table:table-cell>
          <table:table-cell office:value-type="string" calcext:value-type="string">
            <text:p>Saalburg-Ebersdorf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5136" calcext:value-type="float">
            <text:p>16075136</text:p>
          </table:table-cell>
          <table:table-cell office:value-type="float" office:value="160750136136" calcext:value-type="float">
            <text:p>160750136136</text:p>
          </table:table-cell>
          <table:table-cell office:value-type="string" calcext:value-type="string">
            <text:p>Rosenthal am Rennsteig</text:p>
          </table:table-cell>
          <table:table-cell office:value-type="string" calcext:value-type="string">
            <text:p>Saale-Orla-Kreis</text:p>
          </table:table-cell>
        </table:table-row>
        <table:table-row table:style-name="ro1">
          <table:table-cell office:value-type="float" office:value="16076003" calcext:value-type="float">
            <text:p>16076003</text:p>
          </table:table-cell>
          <table:table-cell office:value-type="float" office:value="160765051003" calcext:value-type="float">
            <text:p>160765051003</text:p>
          </table:table-cell>
          <table:table-cell office:value-type="string" calcext:value-type="string">
            <text:p>Bad Köstritz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04" calcext:value-type="float">
            <text:p>16076004</text:p>
          </table:table-cell>
          <table:table-cell office:value-type="float" office:value="160760004004" calcext:value-type="float">
            <text:p>160760004004</text:p>
          </table:table-cell>
          <table:table-cell office:value-type="string" calcext:value-type="string">
            <text:p>Berga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06" calcext:value-type="float">
            <text:p>16076006</text:p>
          </table:table-cell>
          <table:table-cell office:value-type="float" office:value="160765008006" calcext:value-type="float">
            <text:p>160765008006</text:p>
          </table:table-cell>
          <table:table-cell office:value-type="string" calcext:value-type="string">
            <text:p>Bethenhausen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07" calcext:value-type="float">
            <text:p>16076007</text:p>
          </table:table-cell>
          <table:table-cell office:value-type="float" office:value="160765006007" calcext:value-type="float">
            <text:p>160765006007</text:p>
          </table:table-cell>
          <table:table-cell office:value-type="string" calcext:value-type="string">
            <text:p>Bocka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08" calcext:value-type="float">
            <text:p>16076008</text:p>
          </table:table-cell>
          <table:table-cell office:value-type="float" office:value="160765008008" calcext:value-type="float">
            <text:p>160765008008</text:p>
          </table:table-cell>
          <table:table-cell office:value-type="string" calcext:value-type="string">
            <text:p>Brahmenau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09" calcext:value-type="float">
            <text:p>16076009</text:p>
          </table:table-cell>
          <table:table-cell office:value-type="float" office:value="160765004009" calcext:value-type="float">
            <text:p>160765004009</text:p>
          </table:table-cell>
          <table:table-cell office:value-type="string" calcext:value-type="string">
            <text:p>Braunichswalde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12" calcext:value-type="float">
            <text:p>16076012</text:p>
          </table:table-cell>
          <table:table-cell office:value-type="float" office:value="160765051012" calcext:value-type="float">
            <text:p>160765051012</text:p>
          </table:table-cell>
          <table:table-cell office:value-type="string" calcext:value-type="string">
            <text:p>Caaschwitz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14" calcext:value-type="float">
            <text:p>16076014</text:p>
          </table:table-cell>
          <table:table-cell office:value-type="float" office:value="160765053014" calcext:value-type="float">
            <text:p>160765053014</text:p>
          </table:table-cell>
          <table:table-cell office:value-type="string" calcext:value-type="string">
            <text:p>Crimla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17" calcext:value-type="float">
            <text:p>16076017</text:p>
          </table:table-cell>
          <table:table-cell office:value-type="float" office:value="160765004017" calcext:value-type="float">
            <text:p>160765004017</text:p>
          </table:table-cell>
          <table:table-cell office:value-type="string" calcext:value-type="string">
            <text:p>Endschütz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19" calcext:value-type="float">
            <text:p>16076019</text:p>
          </table:table-cell>
          <table:table-cell office:value-type="float" office:value="160765004019" calcext:value-type="float">
            <text:p>160765004019</text:p>
          </table:table-cell>
          <table:table-cell office:value-type="string" calcext:value-type="string">
            <text:p>Gauern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22" calcext:value-type="float">
            <text:p>16076022</text:p>
          </table:table-cell>
          <table:table-cell office:value-type="float" office:value="160760022022" calcext:value-type="float">
            <text:p>160760022022</text:p>
          </table:table-cell>
          <table:table-cell table:number-columns-repeated="2" office:value-type="string" calcext:value-type="string">
            <text:p>Greiz</text:p>
          </table:table-cell>
        </table:table-row>
        <table:table-row table:style-name="ro1">
          <table:table-cell office:value-type="float" office:value="16076023" calcext:value-type="float">
            <text:p>16076023</text:p>
          </table:table-cell>
          <table:table-cell office:value-type="float" office:value="160765008023" calcext:value-type="float">
            <text:p>160765008023</text:p>
          </table:table-cell>
          <table:table-cell office:value-type="string" calcext:value-type="string">
            <text:p>Großenstein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26" calcext:value-type="float">
            <text:p>16076026</text:p>
          </table:table-cell>
          <table:table-cell office:value-type="float" office:value="160765051026" calcext:value-type="float">
            <text:p>160765051026</text:p>
          </table:table-cell>
          <table:table-cell office:value-type="string" calcext:value-type="string">
            <text:p>Hartmannsdorf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27" calcext:value-type="float">
            <text:p>16076027</text:p>
          </table:table-cell>
          <table:table-cell office:value-type="float" office:value="160765004027" calcext:value-type="float">
            <text:p>160765004027</text:p>
          </table:table-cell>
          <table:table-cell office:value-type="string" calcext:value-type="string">
            <text:p>Hilbersdorf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28" calcext:value-type="float">
            <text:p>16076028</text:p>
          </table:table-cell>
          <table:table-cell office:value-type="float" office:value="160765008028" calcext:value-type="float">
            <text:p>160765008028</text:p>
          </table:table-cell>
          <table:table-cell office:value-type="string" calcext:value-type="string">
            <text:p>Hirschfeld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29" calcext:value-type="float">
            <text:p>16076029</text:p>
          </table:table-cell>
          <table:table-cell office:value-type="float" office:value="160765056029" calcext:value-type="float">
            <text:p>160765056029</text:p>
          </table:table-cell>
          <table:table-cell office:value-type="string" calcext:value-type="string">
            <text:p>Hohenleuben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33" calcext:value-type="float">
            <text:p>16076033</text:p>
          </table:table-cell>
          <table:table-cell office:value-type="float" office:value="160765006033" calcext:value-type="float">
            <text:p>160765006033</text:p>
          </table:table-cell>
          <table:table-cell office:value-type="string" calcext:value-type="string">
            <text:p>Hundhaupten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34" calcext:value-type="float">
            <text:p>16076034</text:p>
          </table:table-cell>
          <table:table-cell office:value-type="float" office:value="160765004034" calcext:value-type="float">
            <text:p>160765004034</text:p>
          </table:table-cell>
          <table:table-cell office:value-type="string" calcext:value-type="string">
            <text:p>Kauern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36" calcext:value-type="float">
            <text:p>16076036</text:p>
          </table:table-cell>
          <table:table-cell office:value-type="float" office:value="160765008036" calcext:value-type="float">
            <text:p>160765008036</text:p>
          </table:table-cell>
          <table:table-cell office:value-type="string" calcext:value-type="string">
            <text:p>Korbußen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38" calcext:value-type="float">
            <text:p>16076038</text:p>
          </table:table-cell>
          <table:table-cell office:value-type="float" office:value="160765056038" calcext:value-type="float">
            <text:p>160765056038</text:p>
          </table:table-cell>
          <table:table-cell office:value-type="string" calcext:value-type="string">
            <text:p>Kühdorf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39" calcext:value-type="float">
            <text:p>16076039</text:p>
          </table:table-cell>
          <table:table-cell office:value-type="float" office:value="160765056039" calcext:value-type="float">
            <text:p>160765056039</text:p>
          </table:table-cell>
          <table:table-cell office:value-type="string" calcext:value-type="string">
            <text:p>Langenwetzendorf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41" calcext:value-type="float">
            <text:p>16076041</text:p>
          </table:table-cell>
          <table:table-cell office:value-type="float" office:value="160765054041" calcext:value-type="float">
            <text:p>160765054041</text:p>
          </table:table-cell>
          <table:table-cell office:value-type="string" calcext:value-type="string">
            <text:p>Langenwolschendorf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42" calcext:value-type="float">
            <text:p>16076042</text:p>
          </table:table-cell>
          <table:table-cell office:value-type="float" office:value="160765006042" calcext:value-type="float">
            <text:p>160765006042</text:p>
          </table:table-cell>
          <table:table-cell office:value-type="string" calcext:value-type="string">
            <text:p>Lederhose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43" calcext:value-type="float">
            <text:p>16076043</text:p>
          </table:table-cell>
          <table:table-cell office:value-type="float" office:value="160765004043" calcext:value-type="float">
            <text:p>160765004043</text:p>
          </table:table-cell>
          <table:table-cell office:value-type="string" calcext:value-type="string">
            <text:p>Linda b. Weida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44" calcext:value-type="float">
            <text:p>16076044</text:p>
          </table:table-cell>
          <table:table-cell office:value-type="float" office:value="160765006044" calcext:value-type="float">
            <text:p>160765006044</text:p>
          </table:table-cell>
          <table:table-cell office:value-type="string" calcext:value-type="string">
            <text:p>Lindenkreuz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49" calcext:value-type="float">
            <text:p>16076049</text:p>
          </table:table-cell>
          <table:table-cell office:value-type="float" office:value="160765006049" calcext:value-type="float">
            <text:p>160765006049</text:p>
          </table:table-cell>
          <table:table-cell office:value-type="string" calcext:value-type="string">
            <text:p>Münchenbernsdorf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55" calcext:value-type="float">
            <text:p>16076055</text:p>
          </table:table-cell>
          <table:table-cell office:value-type="float" office:value="160765004055" calcext:value-type="float">
            <text:p>160765004055</text:p>
          </table:table-cell>
          <table:table-cell office:value-type="string" calcext:value-type="string">
            <text:p>Paitzdorf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58" calcext:value-type="float">
            <text:p>16076058</text:p>
          </table:table-cell>
          <table:table-cell office:value-type="float" office:value="160765008058" calcext:value-type="float">
            <text:p>160765008058</text:p>
          </table:table-cell>
          <table:table-cell office:value-type="string" calcext:value-type="string">
            <text:p>Pölzig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59" calcext:value-type="float">
            <text:p>16076059</text:p>
          </table:table-cell>
          <table:table-cell office:value-type="float" office:value="160765008059" calcext:value-type="float">
            <text:p>160765008059</text:p>
          </table:table-cell>
          <table:table-cell office:value-type="string" calcext:value-type="string">
            <text:p>Reichstädt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61" calcext:value-type="float">
            <text:p>16076061</text:p>
          </table:table-cell>
          <table:table-cell office:value-type="float" office:value="160760061061" calcext:value-type="float">
            <text:p>160760061061</text:p>
          </table:table-cell>
          <table:table-cell office:value-type="string" calcext:value-type="string">
            <text:p>Ronneburg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62" calcext:value-type="float">
            <text:p>16076062</text:p>
          </table:table-cell>
          <table:table-cell office:value-type="float" office:value="160765004062" calcext:value-type="float">
            <text:p>160765004062</text:p>
          </table:table-cell>
          <table:table-cell office:value-type="string" calcext:value-type="string">
            <text:p>Rückersdorf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64" calcext:value-type="float">
            <text:p>16076064</text:p>
          </table:table-cell>
          <table:table-cell office:value-type="float" office:value="160765006064" calcext:value-type="float">
            <text:p>160765006064</text:p>
          </table:table-cell>
          <table:table-cell office:value-type="string" calcext:value-type="string">
            <text:p>Saara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67" calcext:value-type="float">
            <text:p>16076067</text:p>
          </table:table-cell>
          <table:table-cell office:value-type="float" office:value="160765008067" calcext:value-type="float">
            <text:p>160765008067</text:p>
          </table:table-cell>
          <table:table-cell office:value-type="string" calcext:value-type="string">
            <text:p>Schwaara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68" calcext:value-type="float">
            <text:p>16076068</text:p>
          </table:table-cell>
          <table:table-cell office:value-type="float" office:value="160765006068" calcext:value-type="float">
            <text:p>160765006068</text:p>
          </table:table-cell>
          <table:table-cell office:value-type="string" calcext:value-type="string">
            <text:p>Schwarzbach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69" calcext:value-type="float">
            <text:p>16076069</text:p>
          </table:table-cell>
          <table:table-cell office:value-type="float" office:value="160765004069" calcext:value-type="float">
            <text:p>160765004069</text:p>
          </table:table-cell>
          <table:table-cell office:value-type="string" calcext:value-type="string">
            <text:p>Seelingstädt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74" calcext:value-type="float">
            <text:p>16076074</text:p>
          </table:table-cell>
          <table:table-cell office:value-type="float" office:value="160765004074" calcext:value-type="float">
            <text:p>160765004074</text:p>
          </table:table-cell>
          <table:table-cell office:value-type="string" calcext:value-type="string">
            <text:p>Teichwitz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79" calcext:value-type="float">
            <text:p>16076079</text:p>
          </table:table-cell>
          <table:table-cell office:value-type="float" office:value="160765053079" calcext:value-type="float">
            <text:p>160765053079</text:p>
          </table:table-cell>
          <table:table-cell office:value-type="string" calcext:value-type="string">
            <text:p>Weida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81" calcext:value-type="float">
            <text:p>16076081</text:p>
          </table:table-cell>
          <table:table-cell office:value-type="float" office:value="160765054081" calcext:value-type="float">
            <text:p>160765054081</text:p>
          </table:table-cell>
          <table:table-cell office:value-type="string" calcext:value-type="string">
            <text:p>Weißendorf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84" calcext:value-type="float">
            <text:p>16076084</text:p>
          </table:table-cell>
          <table:table-cell office:value-type="float" office:value="160765004084" calcext:value-type="float">
            <text:p>160765004084</text:p>
          </table:table-cell>
          <table:table-cell office:value-type="string" calcext:value-type="string">
            <text:p>Wünschendorf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84" calcext:value-type="float">
            <text:p>16076084</text:p>
          </table:table-cell>
          <table:table-cell office:value-type="float" office:value="160765004084" calcext:value-type="float">
            <text:p>160765004084</text:p>
          </table:table-cell>
          <table:table-cell office:value-type="string" calcext:value-type="string">
            <text:p>Elster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86" calcext:value-type="float">
            <text:p>16076086</text:p>
          </table:table-cell>
          <table:table-cell office:value-type="float" office:value="160765006086" calcext:value-type="float">
            <text:p>160765006086</text:p>
          </table:table-cell>
          <table:table-cell office:value-type="string" calcext:value-type="string">
            <text:p>Zedlitz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87" calcext:value-type="float">
            <text:p>16076087</text:p>
          </table:table-cell>
          <table:table-cell office:value-type="float" office:value="160765054087" calcext:value-type="float">
            <text:p>160765054087</text:p>
          </table:table-cell>
          <table:table-cell office:value-type="string" calcext:value-type="string">
            <text:p>Zeulenroda-Triebes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88" calcext:value-type="float">
            <text:p>16076088</text:p>
          </table:table-cell>
          <table:table-cell office:value-type="float" office:value="160760088088" calcext:value-type="float">
            <text:p>160760088088</text:p>
          </table:table-cell>
          <table:table-cell office:value-type="string" calcext:value-type="string">
            <text:p>Harth-Pöllnitz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89" calcext:value-type="float">
            <text:p>16076089</text:p>
          </table:table-cell>
          <table:table-cell office:value-type="float" office:value="160760089089" calcext:value-type="float">
            <text:p>160760089089</text:p>
          </table:table-cell>
          <table:table-cell office:value-type="string" calcext:value-type="string">
            <text:p>Kraftsdorf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92" calcext:value-type="float">
            <text:p>16076092</text:p>
          </table:table-cell>
          <table:table-cell office:value-type="float" office:value="160760092092" calcext:value-type="float">
            <text:p>160760092092</text:p>
          </table:table-cell>
          <table:table-cell office:value-type="string" calcext:value-type="string">
            <text:p>Auma-Weidatal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6093" calcext:value-type="float">
            <text:p>16076093</text:p>
          </table:table-cell>
          <table:table-cell office:value-type="float" office:value="160760093093" calcext:value-type="float">
            <text:p>160760093093</text:p>
          </table:table-cell>
          <table:table-cell office:value-type="string" calcext:value-type="string">
            <text:p>Mohlsdorf-Teichwolframsdorf</text:p>
          </table:table-cell>
          <table:table-cell office:value-type="string" calcext:value-type="string">
            <text:p>Greiz</text:p>
          </table:table-cell>
        </table:table-row>
        <table:table-row table:style-name="ro1">
          <table:table-cell office:value-type="float" office:value="16077001" calcext:value-type="float">
            <text:p>16077001</text:p>
          </table:table-cell>
          <table:table-cell office:value-type="float" office:value="160770001001" calcext:value-type="float">
            <text:p>160770001001</text:p>
          </table:table-cell>
          <table:table-cell office:value-type="string" calcext:value-type="string">
            <text:p>Altenburg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03" calcext:value-type="float">
            <text:p>16077003</text:p>
          </table:table-cell>
          <table:table-cell office:value-type="float" office:value="160775052003" calcext:value-type="float">
            <text:p>160775052003</text:p>
          </table:table-cell>
          <table:table-cell office:value-type="string" calcext:value-type="string">
            <text:p>Dobitschen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05" calcext:value-type="float">
            <text:p>16077005</text:p>
          </table:table-cell>
          <table:table-cell office:value-type="float" office:value="160775004005" calcext:value-type="float">
            <text:p>160775004005</text:p>
          </table:table-cell>
          <table:table-cell office:value-type="string" calcext:value-type="string">
            <text:p>Fockendorf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07" calcext:value-type="float">
            <text:p>16077007</text:p>
          </table:table-cell>
          <table:table-cell office:value-type="float" office:value="160775004007" calcext:value-type="float">
            <text:p>160775004007</text:p>
          </table:table-cell>
          <table:table-cell office:value-type="string" calcext:value-type="string">
            <text:p>Gerstenberg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08" calcext:value-type="float">
            <text:p>16077008</text:p>
          </table:table-cell>
          <table:table-cell office:value-type="float" office:value="160775005008" calcext:value-type="float">
            <text:p>160775005008</text:p>
          </table:table-cell>
          <table:table-cell office:value-type="string" calcext:value-type="string">
            <text:p>Göhren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09" calcext:value-type="float">
            <text:p>16077009</text:p>
          </table:table-cell>
          <table:table-cell office:value-type="float" office:value="160775005009" calcext:value-type="float">
            <text:p>160775005009</text:p>
          </table:table-cell>
          <table:table-cell office:value-type="string" calcext:value-type="string">
            <text:p>Göllnitz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11" calcext:value-type="float">
            <text:p>16077011</text:p>
          </table:table-cell>
          <table:table-cell office:value-type="float" office:value="160775051011" calcext:value-type="float">
            <text:p>160775051011</text:p>
          </table:table-cell>
          <table:table-cell office:value-type="string" calcext:value-type="string">
            <text:p>Göpfersdorf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12" calcext:value-type="float">
            <text:p>16077012</text:p>
          </table:table-cell>
          <table:table-cell office:value-type="float" office:value="160775050012" calcext:value-type="float">
            <text:p>160775050012</text:p>
          </table:table-cell>
          <table:table-cell office:value-type="string" calcext:value-type="string">
            <text:p>Gößnitz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15" calcext:value-type="float">
            <text:p>16077015</text:p>
          </table:table-cell>
          <table:table-cell office:value-type="float" office:value="160775004015" calcext:value-type="float">
            <text:p>160775004015</text:p>
          </table:table-cell>
          <table:table-cell office:value-type="string" calcext:value-type="string">
            <text:p>Haselbach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16" calcext:value-type="float">
            <text:p>16077016</text:p>
          </table:table-cell>
          <table:table-cell office:value-type="float" office:value="160775009016" calcext:value-type="float">
            <text:p>160775009016</text:p>
          </table:table-cell>
          <table:table-cell office:value-type="string" calcext:value-type="string">
            <text:p>Heukewalde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17" calcext:value-type="float">
            <text:p>16077017</text:p>
          </table:table-cell>
          <table:table-cell office:value-type="float" office:value="160775050017" calcext:value-type="float">
            <text:p>160775050017</text:p>
          </table:table-cell>
          <table:table-cell office:value-type="string" calcext:value-type="string">
            <text:p>Heyersdorf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18" calcext:value-type="float">
            <text:p>16077018</text:p>
          </table:table-cell>
          <table:table-cell office:value-type="float" office:value="160775009018" calcext:value-type="float">
            <text:p>160775009018</text:p>
          </table:table-cell>
          <table:table-cell office:value-type="string" calcext:value-type="string">
            <text:p>Jonaswalde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22" calcext:value-type="float">
            <text:p>16077022</text:p>
          </table:table-cell>
          <table:table-cell office:value-type="float" office:value="160775005022" calcext:value-type="float">
            <text:p>160775005022</text:p>
          </table:table-cell>
          <table:table-cell office:value-type="string" calcext:value-type="string">
            <text:p>Kriebitzsch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23" calcext:value-type="float">
            <text:p>16077023</text:p>
          </table:table-cell>
          <table:table-cell office:value-type="float" office:value="160775051023" calcext:value-type="float">
            <text:p>160775051023</text:p>
          </table:table-cell>
          <table:table-cell office:value-type="string" calcext:value-type="string">
            <text:p>Langenleuba-Niederhain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26" calcext:value-type="float">
            <text:p>16077026</text:p>
          </table:table-cell>
          <table:table-cell office:value-type="float" office:value="160775009026" calcext:value-type="float">
            <text:p>160775009026</text:p>
          </table:table-cell>
          <table:table-cell office:value-type="string" calcext:value-type="string">
            <text:p>Löbichau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27" calcext:value-type="float">
            <text:p>16077027</text:p>
          </table:table-cell>
          <table:table-cell office:value-type="float" office:value="160775005027" calcext:value-type="float">
            <text:p>160775005027</text:p>
          </table:table-cell>
          <table:table-cell office:value-type="string" calcext:value-type="string">
            <text:p>Lödla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28" calcext:value-type="float">
            <text:p>16077028</text:p>
          </table:table-cell>
          <table:table-cell office:value-type="float" office:value="160770028028" calcext:value-type="float">
            <text:p>160770028028</text:p>
          </table:table-cell>
          <table:table-cell office:value-type="string" calcext:value-type="string">
            <text:p>Lucka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31" calcext:value-type="float">
            <text:p>16077031</text:p>
          </table:table-cell>
          <table:table-cell office:value-type="float" office:value="160775005031" calcext:value-type="float">
            <text:p>160775005031</text:p>
          </table:table-cell>
          <table:table-cell office:value-type="string" calcext:value-type="string">
            <text:p>Mehna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32" calcext:value-type="float">
            <text:p>16077032</text:p>
          </table:table-cell>
          <table:table-cell office:value-type="float" office:value="160770032032" calcext:value-type="float">
            <text:p>160770032032</text:p>
          </table:table-cell>
          <table:table-cell office:value-type="string" calcext:value-type="string">
            <text:p>Meuselwitz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34" calcext:value-type="float">
            <text:p>16077034</text:p>
          </table:table-cell>
          <table:table-cell office:value-type="float" office:value="160775005034" calcext:value-type="float">
            <text:p>160775005034</text:p>
          </table:table-cell>
          <table:table-cell office:value-type="string" calcext:value-type="string">
            <text:p>Monstab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36" calcext:value-type="float">
            <text:p>16077036</text:p>
          </table:table-cell>
          <table:table-cell office:value-type="float" office:value="160775051036" calcext:value-type="float">
            <text:p>160775051036</text:p>
          </table:table-cell>
          <table:table-cell office:value-type="string" calcext:value-type="string">
            <text:p>Nobitz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39" calcext:value-type="float">
            <text:p>16077039</text:p>
          </table:table-cell>
          <table:table-cell office:value-type="float" office:value="160775050039" calcext:value-type="float">
            <text:p>160775050039</text:p>
          </table:table-cell>
          <table:table-cell office:value-type="string" calcext:value-type="string">
            <text:p>Ponitz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41" calcext:value-type="float">
            <text:p>16077041</text:p>
          </table:table-cell>
          <table:table-cell office:value-type="float" office:value="160775009041" calcext:value-type="float">
            <text:p>160775009041</text:p>
          </table:table-cell>
          <table:table-cell office:value-type="string" calcext:value-type="string">
            <text:p>Posterstein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42" calcext:value-type="float">
            <text:p>16077042</text:p>
          </table:table-cell>
          <table:table-cell office:value-type="float" office:value="160775005042" calcext:value-type="float">
            <text:p>160775005042</text:p>
          </table:table-cell>
          <table:table-cell office:value-type="string" calcext:value-type="string">
            <text:p>Rositz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43" calcext:value-type="float">
            <text:p>16077043</text:p>
          </table:table-cell>
          <table:table-cell office:value-type="float" office:value="160775052043" calcext:value-type="float">
            <text:p>160775052043</text:p>
          </table:table-cell>
          <table:table-cell office:value-type="string" calcext:value-type="string">
            <text:p>Schmölln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44" calcext:value-type="float">
            <text:p>16077044</text:p>
          </table:table-cell>
          <table:table-cell office:value-type="float" office:value="160775005044" calcext:value-type="float">
            <text:p>160775005044</text:p>
          </table:table-cell>
          <table:table-cell office:value-type="string" calcext:value-type="string">
            <text:p>Starkenberg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47" calcext:value-type="float">
            <text:p>16077047</text:p>
          </table:table-cell>
          <table:table-cell office:value-type="float" office:value="160775009047" calcext:value-type="float">
            <text:p>160775009047</text:p>
          </table:table-cell>
          <table:table-cell office:value-type="string" calcext:value-type="string">
            <text:p>Thonhausen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48" calcext:value-type="float">
            <text:p>16077048</text:p>
          </table:table-cell>
          <table:table-cell office:value-type="float" office:value="160775004048" calcext:value-type="float">
            <text:p>160775004048</text:p>
          </table:table-cell>
          <table:table-cell office:value-type="string" calcext:value-type="string">
            <text:p>Treben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49" calcext:value-type="float">
            <text:p>16077049</text:p>
          </table:table-cell>
          <table:table-cell office:value-type="float" office:value="160775009049" calcext:value-type="float">
            <text:p>160775009049</text:p>
          </table:table-cell>
          <table:table-cell office:value-type="string" calcext:value-type="string">
            <text:p>Vollmershain</text:p>
          </table:table-cell>
          <table:table-cell office:value-type="string" calcext:value-type="string">
            <text:p>Altenburger Land</text:p>
          </table:table-cell>
        </table:table-row>
        <table:table-row table:style-name="ro1">
          <table:table-cell office:value-type="float" office:value="16077052" calcext:value-type="float">
            <text:p>16077052</text:p>
          </table:table-cell>
          <table:table-cell office:value-type="float" office:value="160775004052" calcext:value-type="float">
            <text:p>160775004052</text:p>
          </table:table-cell>
          <table:table-cell office:value-type="string" calcext:value-type="string">
            <text:p>Windischleuba</text:p>
          </table:table-cell>
          <table:table-cell office:value-type="string" calcext:value-type="string">
            <text:p>Altenburger L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13T21:45:28.192701631</meta:creation-date>
    <dc:date>2020-10-13T21:51:06.721497775</dc:date>
    <meta:editing-duration>PT5M38S</meta:editing-duration>
    <meta:editing-cycles>1</meta:editing-cycles>
    <meta:document-statistic meta:table-count="1" meta:cell-count="2552" meta:object-count="0"/>
    <meta:generator>LibreOffice/6.4.5.2$Linux_X86_64 LibreOffice_project/40$Build-2</meta:generator>
  </office:meta>
</office:document-meta>
</file>